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07mm"/>
    </style:style>
    <style:style style:name="co2" style:family="table-column">
      <style:table-column-properties fo:break-before="auto" style:column-width="29.7mm"/>
    </style:style>
    <style:style style:name="co3" style:family="table-column">
      <style:table-column-properties fo:break-before="auto" style:column-width="24.98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17.22mm"/>
    </style:style>
    <style:style style:name="co6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32.74mm"/>
    </style:style>
    <style:style style:name="co8" style:family="table-column">
      <style:table-column-properties fo:break-before="auto" style:column-width="33.41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11.32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11.11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7.14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6.03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7.67mm" fo:break-before="auto" style:use-optimal-row-height="false"/>
    </style:style>
    <style:style style:name="ro13" style:family="table-row">
      <style:table-row-properties style:row-height="9.79mm" fo:break-before="auto" style:use-optimal-row-height="false"/>
    </style:style>
    <style:style style:name="ro14" style:family="table-row">
      <style:table-row-properties style:row-height="8.2mm" fo:break-before="auto" style:use-optimal-row-height="false"/>
    </style:style>
    <style:style style:name="ta1" style:family="table" style:master-page-name="PageStyle_5f_25.11_20_set_20__2b__20_lam_20__28_centro_29_">
      <style:table-properties table:display="true" style:writing-mode="lr-tb"/>
    </style:style>
    <style:style style:name="ta2" style:family="table" style:master-page-name="PageStyle_5f_25.11_20_set_20__2b__20_lam_20__28_bairro_29_">
      <style:table-properties table:display="true" style:writing-mode="lr-tb"/>
    </style:style>
    <style:style style:name="ta3" style:family="table" style:master-page-name="PageStyle_5f_26.11_20_set_20__2b__20_lam_20__28_centro_29_">
      <style:table-properties table:display="true" style:writing-mode="lr-tb"/>
    </style:style>
    <style:style style:name="ta4" style:family="table" style:master-page-name="PageStyle_5f_26.11_20_set_20__2b__20_lam_20__28_bairro_29_">
      <style:table-properties table:display="true" style:writing-mode="lr-tb"/>
    </style:style>
    <style:style style:name="ta5" style:family="table" style:master-page-name="PageStyle_5f_27.11_20_set_20__2b__20_ben_20__28_centro_29_">
      <style:table-properties table:display="true" style:writing-mode="lr-tb"/>
    </style:style>
    <style:style style:name="ta6" style:family="table" style:master-page-name="PageStyle_5f_27.11_20_set_20__2b__20_ben_20__28_bairro_29_">
      <style:table-properties table:display="true" style:writing-mode="lr-tb"/>
    </style:style>
    <style:style style:name="ta7" style:family="table" style:master-page-name="PageStyle_5f_28.11_20_mal_20__2b__20_sil_20__28_centro_29_">
      <style:table-properties table:display="true" style:writing-mode="lr-tb"/>
    </style:style>
    <style:style style:name="ta8" style:family="table" style:master-page-name="PageStyle_5f_28.11_20_mal_20__2b__20_sil_20__28_bairro_29_">
      <style:table-properties table:display="true" style:writing-mode="lr-tb"/>
    </style:style>
    <style:style style:name="ta9" style:family="table" style:master-page-name="PageStyle_5f_2.12_20_aff_20__2b__20_sch_20__28_centro_29_">
      <style:table-properties table:display="true" style:writing-mode="lr-tb"/>
    </style:style>
    <style:style style:name="ta10" style:family="table" style:master-page-name="PageStyle_5f_2.12_20_aff_20__2b__20_sch_20__28_bairro_29_">
      <style:table-properties table:display="true" style:writing-mode="lr-tb"/>
    </style:style>
    <style:style style:name="ta11" style:family="table" style:master-page-name="PageStyle_5f_3.12_20_arg_20__2b__20_get_20__28_centro_29_">
      <style:table-properties table:display="true" style:writing-mode="lr-tb"/>
    </style:style>
    <style:style style:name="ta12" style:family="table" style:master-page-name="PageStyle_5f_3.12_20_arg_20__2b__20_get_20__28_bairro_29_">
      <style:table-properties table:display="true" style:writing-mode="lr-tb"/>
    </style:style>
    <style:style style:name="ta13" style:family="table" style:master-page-name="PageStyle_5f_4.12_20_set_20__2b__20_ben_20__28_centro_29_">
      <style:table-properties table:display="true" style:writing-mode="lr-tb"/>
    </style:style>
    <style:style style:name="ta14" style:family="table" style:master-page-name="PageStyle_5f_4.12_20_set_20__2b__20_ben_20__28_bairro_29_">
      <style:table-properties table:display="true" style:writing-mode="lr-tb"/>
    </style:style>
    <style:style style:name="ta15" style:family="table" style:master-page-name="PageStyle_5f_4.12_20_arg_20__2b__20_bet_20__28_centro_29_">
      <style:table-properties table:display="true" style:writing-mode="lr-tb"/>
    </style:style>
    <style:style style:name="ta16" style:family="table" style:master-page-name="PageStyle_5f_4.12_20_arg_20__2b__20_bet_20__28_bairro_29_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(Body)" fo:font-size="16pt" fo:font-style="normal" fo:text-shadow="none" style:text-underline-style="none" fo:font-weight="normal" style:font-size-asian="16pt" style:font-style-asian="normal" style:font-weight-asian="normal" style:font-name-complex="Calibri (Body)" style:font-size-complex="16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8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1.76pt double-thin #ff0000" style:border-line-width-bottom="0.18mm 0.26mm 0.18mm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(Body)" fo:font-size="16pt" fo:font-style="normal" fo:text-shadow="none" style:text-underline-style="none" fo:font-weight="normal" style:font-size-asian="16pt" style:font-style-asian="normal" style:font-weight-asian="normal" style:font-name-complex="Calibri (Body)" style:font-size-complex="16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>
      <style:table-cell-properties fo:background-color="#e7e6e6" style:diagonal-bl-tr="none" style:diagonal-tl-br="none" fo:border="none" style:rotation-align="none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4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7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</style:style>
    <style:style style:name="ce28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4" style:family="table-cell" style:parent-style-name="Default">
      <style:table-cell-properties fo:border-bottom="none" fo:background-color="#e7e6e6" style:diagonal-bl-tr="none" style:diagonal-tl-br="none" fo:border-left="1.76pt solid #000000" fo:border-right="none" style:rotation-align="none" fo:border-top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46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(Body)" fo:font-size="16pt" fo:font-style="normal" fo:text-shadow="none" style:text-underline-style="none" fo:font-weight="normal" style:font-size-asian="16pt" style:font-style-asian="normal" style:font-weight-asian="normal" style:font-name-complex="Calibri (Body)" style:font-size-complex="16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fo:background-color="#e7e6e6" style:rotation-align="none"/>
    </style:style>
    <style:style style:name="ce53" style:family="table-cell" style:parent-style-name="Default">
      <style:table-cell-properties fo:border-bottom="0.74pt solid #000000" fo:background-color="#e7e6e6" style:diagonal-bl-tr="none" style:diagonal-tl-br="none" fo:border-left="0.74pt solid #000000" fo:border-right="none" style:rotation-align="none" fo:border-top="none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fo:border-bottom="none" fo:background-color="#e7e6e6" style:diagonal-bl-tr="none" style:diagonal-tl-br="none" fo:border-left="0.74pt solid #000000" fo:border-right="none" style:rotation-align="none" fo:border-top="none"/>
    </style:style>
    <style:style style:name="ce5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0" style:family="table-cell" style:parent-style-name="Default">
      <style:table-cell-properties fo:background-color="transparent" style:rotation-align="none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.5pt" fo:font-style="normal" fo:text-shadow="none" style:text-underline-style="none" fo:font-weight="normal" style:font-size-asian="14.5pt" style:font-style-asian="normal" style:font-weight-asian="normal" style:font-name-complex="Calibri" style:font-size-complex="14.5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7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</style:style>
    <style:style style:name="ce8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</style:style>
    <style:style style:name="ce8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0cece" style:text-outline="false" style:text-line-through-style="none" style:text-line-through-type="none" style:font-name="Calibri (Body)" fo:font-size="16pt" fo:font-style="normal" fo:text-shadow="none" style:text-underline-style="none" fo:font-weight="normal" style:font-size-asian="16pt" style:font-style-asian="normal" style:font-weight-asian="normal" style:font-name-complex="Calibri (Body)" style:font-size-complex="16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0cec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d0cec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0cec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ackground-color="transparent" fo:border="none" style:rotation-align="none"/>
      <style:text-properties fo:color="#d0cec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d0ce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0ce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 (Body)" fo:font-size="16pt" fo:font-style="normal" fo:text-shadow="none" style:text-underline-style="none" fo:font-weight="normal" style:font-size-asian="16pt" style:font-style-asian="normal" style:font-weight-asian="normal" style:font-name-complex="Calibri (Body)" style:font-size-complex="16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 (Body)" fo:font-size="16pt" fo:font-style="normal" fo:text-shadow="none" style:text-underline-style="none" fo:font-weight="normal" style:font-size-asian="16pt" style:font-style-asian="normal" style:font-weight-asian="normal" style:font-name-complex="Calibri (Body)" style:font-size-complex="16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 (Body)" fo:font-size="16pt" fo:font-style="normal" fo:text-shadow="none" style:text-underline-style="none" fo:font-weight="normal" style:font-size-asian="16pt" style:font-style-asian="normal" style:font-weight-asian="normal" style:font-name-complex="Calibri (Body)" style:font-size-complex="16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2pt" style:font-size-asian="12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2pt" fo:text-shadow="none"/>
    </style:style>
    <style:style style:name="T4" style:family="text">
      <style:text-properties style:font-name="Calibri" style:font-style-complex="normal" style:font-style-asian="normal" style:font-size-complex="12pt" style:font-size-asian="12pt" style:font-name-complex="Calibri" fo:color="#000000" style:text-position="0% 100%" style:text-outline="false" fo:font-style="normal" style:text-line-through-type="none" style:text-underline-style="none" style:text-underline-color="font-color" fo:font-size="12pt" fo:text-shadow="none" fo:font-weight="normal" style:font-weight-asian="normal" style:font-weight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5.11 set + lam (centro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15"/>
          <table:covered-table-cell table:style-name="ce47"/>
          <table:table-cell table:style-name="ce47" table:number-columns-spanned="7" table:number-rows-spanned="1"/>
          <table:covered-table-cell table:number-columns-repeated="5" table:style-name="ce15"/>
          <table:covered-table-cell table:style-name="ce47"/>
          <table:table-cell table:style-name="ce59"/>
          <table:table-cell table:number-columns-repeated="6"/>
          <table:table-cell table:style-name="ce60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SETE DE SETEMBRO</text:span></text:p>
            <text:p><text:span text:style-name="T2">+ R. LAMENHA LINS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</text:p>
          </table:table-cell>
          <table:covered-table-cell table:number-columns-repeated="5" table:style-name="ce35"/>
          <table:covered-table-cell table:style-name="ce48"/>
          <table:table-cell table:style-name="ce21"/>
          <table:table-cell table:style-name="ce29" table:number-columns-spanned="6" table:number-rows-spanned="2"/>
          <table:covered-table-cell table:number-columns-repeated="4" table:style-name="ce35"/>
          <table:covered-table-cell table:style-name="ce48"/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25 de set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25"/>
          <table:covered-table-cell table:number-columns-repeated="5" table:style-name="ce30"/>
          <table:covered-table-cell table:style-name="ce29"/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CENTRO</text:span></text:p>
          </table:table-cell>
          <table:covered-table-cell table:number-columns-repeated="4"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Henrique Jakobi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a: Ivelyse</text:p>
          </table:table-cell>
          <table:covered-table-cell table:number-columns-repeated="3" table:style-name="ce42"/>
          <table:covered-table-cell table:style-name="ce49"/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number-columns-repeated="18"/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4">
          <table:table-cell/>
          <table:table-cell table:style-name="ce19" office:value-type="string" calcext:value-type="string" table:number-columns-spanned="3" table:number-rows-spanned="1">
            <text:p>VIA CALMA</text:p>
          </table:table-cell>
          <table:covered-table-cell table:number-columns-repeated="2" table:style-name="ce19"/>
          <table:table-cell table:style-name="ce31" office:value-type="string" calcext:value-type="string" table:number-columns-spanned="3" table:number-rows-spanned="1">
            <text:p>CONTRA-MÃO (VIA LENTA)</text:p>
          </table:table-cell>
          <table:covered-table-cell table:style-name="ce19"/>
          <table:covered-table-cell table:style-name="ce39"/>
          <table:table-cell table:style-name="ce43" office:value-type="string" calcext:value-type="string" table:number-columns-spanned="3" table:number-rows-spanned="1">
            <text:p>CANALETA</text:p>
          </table:table-cell>
          <table:covered-table-cell table:style-name="ce19"/>
          <table:covered-table-cell table:style-name="ce43"/>
          <table:table-cell table:style-name="ce7"/>
          <table:table-cell table:style-name="ce44"/>
          <table:table-cell table:style-name="ce51"/>
          <table:table-cell table:style-name="ce54"/>
          <table:table-cell table:style-name="ce55"/>
          <table:table-cell table:style-name="ce6"/>
          <table:table-cell table:style-name="ce54"/>
          <table:table-cell table:style-name="ce7"/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c_masc</text:p>
          </table:table-cell>
          <table:table-cell table:style-name="ce20" office:value-type="string" calcext:value-type="string">
            <text:p>vc_fem</text:p>
          </table:table-cell>
          <table:table-cell table:style-name="ce20" office:value-type="string" calcext:value-type="string">
            <text:p>vc_nid</text:p>
          </table:table-cell>
          <table:table-cell table:style-name="ce32" office:value-type="string" calcext:value-type="string">
            <text:p>cm_masc</text:p>
          </table:table-cell>
          <table:table-cell table:style-name="ce20" office:value-type="string" calcext:value-type="string">
            <text:p>cm_fem</text:p>
          </table:table-cell>
          <table:table-cell table:style-name="ce40" office:value-type="string" calcext:value-type="string">
            <text:p>cm_nid</text:p>
          </table:table-cell>
          <table:table-cell table:style-name="ce20" office:value-type="string" calcext:value-type="string">
            <text:p>can_masc</text:p>
          </table:table-cell>
          <table:table-cell table:style-name="ce20" office:value-type="string" calcext:value-type="string">
            <text:p>can_fem</text:p>
          </table:table-cell>
          <table:table-cell table:style-name="ce44" office:value-type="string" calcext:value-type="string">
            <text:p>can_nid</text:p>
          </table:table-cell>
          <table:table-cell table:style-name="ce7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54" office:value-type="string" calcext:value-type="string">
            <text:p>ÔNIBUS</text:p>
          </table:table-cell>
          <table:table-cell table:style-name="ce55" office:value-type="string" calcext:value-type="string">
            <text:p>CAMINHÃO (2 EIXOS)</text:p>
          </table:table-cell>
          <table:table-cell table:style-name="ce6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7" office:value-type="string" calcext:value-type="string">
            <text:p>6:00–6:1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9:.J9]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45" table:formula="of:=SUM([.L9:.Q9])" office:value-type="float" office:value="4" calcext:value-type="float">
            <text:p>4</text:p>
          </table:table-cell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8" office:value-type="string" calcext:value-type="string">
            <text:p>6:15–6:3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/>
          <table:table-cell table:style-name="ce8" table:formula="of:=SUM([.B10:.J10])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10:.Q10])" office:value-type="float" office:value="20" calcext:value-type="float">
            <text:p>20</text:p>
          </table:table-cell>
          <table:table-cell table:style-name="ce60"/>
          <table:table-cell table:style-name="ce52" table:number-columns-repeated="6"/>
          <table:table-cell table:style-name="ce60"/>
          <table:table-cell table:style-name="ce52" table:number-columns-repeated="998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1:.J11])" office:value-type="float" office:value="4" calcext:value-type="float">
            <text:p>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11:.Q11])" office:value-type="float" office:value="25" calcext:value-type="float">
            <text:p>25</text:p>
          </table:table-cell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8"/>
          <table:table-cell table:style-name="ce8" table:formula="of:=SUM([.B12:.J12])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8" table:formula="of:=SUM([.L12:.Q12])" office:value-type="float" office:value="37" calcext:value-type="float">
            <text:p>37</text:p>
          </table:table-cell>
          <table:table-cell table:style-name="ce60"/>
          <table:table-cell table:style-name="ce52" table:number-columns-repeated="6"/>
          <table:table-cell table:style-name="ce60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4" calcext:value-type="float">
            <text:p>4</text:p>
          </table:table-cell>
          <table:table-cell table:style-name="ce21"/>
          <table:table-cell table:style-name="ce45"/>
          <table:table-cell table:style-name="ce45" table:formula="of:=SUM([.B13:.J13])" office:value-type="float" office:value="17" calcext:value-type="float">
            <text:p>17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13:.Q13])" office:value-type="float" office:value="68" calcext:value-type="float">
            <text:p>68</text:p>
          </table:table-cell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/>
          <table:table-cell table:style-name="ce8" table:formula="of:=SUM([.B14:.J14])" office:value-type="float" office:value="22" calcext:value-type="float">
            <text:p>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8" table:formula="of:=SUM([.L14:.Q14])" office:value-type="float" office:value="67" calcext:value-type="float">
            <text:p>67</text:p>
          </table:table-cell>
          <table:table-cell table:style-name="ce60"/>
          <table:table-cell table:style-name="ce52" table:number-columns-repeated="6"/>
          <table:table-cell table:style-name="ce60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5:.J15])" office:value-type="float" office:value="20" calcext:value-type="float">
            <text:p>20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45" table:formula="of:=SUM([.L15:.Q15])" office:value-type="float" office:value="85" calcext:value-type="float">
            <text:p>85</text:p>
          </table:table-cell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15" calcext:value-type="float">
            <text:p>15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8"/>
          <table:table-cell table:style-name="ce8" table:formula="of:=SUM([.B16:.J16])" office:value-type="float" office:value="21" calcext:value-type="float">
            <text:p>21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8" table:formula="of:=SUM([.L16:.Q16])" office:value-type="float" office:value="107" calcext:value-type="float">
            <text:p>107</text:p>
          </table:table-cell>
          <table:table-cell table:style-name="ce60"/>
          <table:table-cell table:style-name="ce52" table:number-columns-repeated="6"/>
          <table:table-cell table:style-name="ce60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17:.J17])" office:value-type="float" office:value="20" calcext:value-type="float">
            <text:p>20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17:.Q17])" office:value-type="float" office:value="85" calcext:value-type="float">
            <text:p>85</text:p>
          </table:table-cell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18:.J18])" office:value-type="float" office:value="17" calcext:value-type="float">
            <text:p>17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18:.Q18])" office:value-type="float" office:value="100" calcext:value-type="float">
            <text:p>100</text:p>
          </table:table-cell>
          <table:table-cell table:style-name="ce60"/>
          <table:table-cell table:style-name="ce52" table:number-columns-repeated="6"/>
          <table:table-cell table:style-name="ce60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19:.J19])" office:value-type="float" office:value="19" calcext:value-type="float">
            <text:p>19</text:p>
          </table:table-cell>
          <table:table-cell table:style-name="ce45" office:value-type="float" office:value="81" calcext:value-type="float">
            <text:p>81</text:p>
          </table:table-cell>
          <table:table-cell table:style-name="ce45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19:.Q19])" office:value-type="float" office:value="90" calcext:value-type="float">
            <text:p>90</text:p>
          </table:table-cell>
          <table:table-cell table:style-name="ce60"/>
          <table:table-cell table:number-columns-repeated="6"/>
          <table:table-cell table:style-name="ce60"/>
          <table:table-cell table:number-columns-repeated="998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46"/>
          <table:table-cell table:style-name="ce46" table:formula="of:=SUM([.B20:.J20])" office:value-type="float" office:value="10" calcext:value-type="float">
            <text:p>10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46" table:formula="of:=SUM([.L20:.Q20])" office:value-type="float" office:value="103" calcext:value-type="float">
            <text:p>103</text:p>
          </table:table-cell>
          <table:table-cell table:style-name="ce60"/>
          <table:table-cell table:style-name="ce52" table:number-columns-repeated="6"/>
          <table:table-cell table:style-name="ce60"/>
          <table:table-cell table:style-name="ce52" table:number-columns-repeated="998"/>
        </table:table-row>
        <table:table-row table:style-name="ro3">
          <table:table-cell table:style-name="ce7" office:value-type="string" calcext:value-type="string">
            <text:p>9:00–9: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45"/>
          <table:table-cell table:style-name="ce45" table:formula="of:=SUM([.B21:.J21])" office:value-type="float" office:value="19" calcext:value-type="float">
            <text:p>19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45" table:formula="of:=SUM([.L21:.Q21])" office:value-type="float" office:value="91" calcext:value-type="float">
            <text:p>91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8" office:value-type="string" calcext:value-type="string">
            <text:p>9:15–9:30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/>
          <table:table-cell table:style-name="ce22"/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8"/>
          <table:table-cell table:style-name="ce8" table:formula="of:=SUM([.B22:.J22])" office:value-type="float" office:value="15" calcext:value-type="float">
            <text:p>1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8" table:formula="of:=SUM([.L22:.Q22])" office:value-type="float" office:value="86" calcext:value-type="float">
            <text:p>86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9" office:value-type="string" calcext:value-type="string">
            <text:p>9:30–10:4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45"/>
          <table:table-cell table:style-name="ce45" table:formula="of:=SUM([.B23:.J23])" office:value-type="float" office:value="10" calcext:value-type="float">
            <text:p>10</text:p>
          </table:table-cell>
          <table:table-cell table:style-name="ce45" office:value-type="float" office:value="81" calcext:value-type="float">
            <text:p>81</text:p>
          </table:table-cell>
          <table:table-cell table:style-name="ce45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45" table:formula="of:=SUM([.L23:.Q23])" office:value-type="float" office:value="96" calcext:value-type="float">
            <text:p>96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9:45–10:0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24:.J24])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8" table:formula="of:=SUM([.L24:.Q24])" office:value-type="float" office:value="79" calcext:value-type="float">
            <text:p>79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10:00–10: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5:.J25])" office:value-type="float" office:value="13" calcext:value-type="float">
            <text:p>13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5" table:formula="of:=SUM([.L25:.Q25])" office:value-type="float" office:value="91" calcext:value-type="float">
            <text:p>91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0:15–10:30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26:.J26])" office:value-type="float" office:value="9" calcext:value-type="float">
            <text:p>9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8" table:formula="of:=SUM([.L26:.Q26])" office:value-type="float" office:value="76" calcext:value-type="float">
            <text:p>76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10:30–10:45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4" calcext:value-type="float">
            <text:p>4</text:p>
          </table:table-cell>
          <table:table-cell table:style-name="ce21"/>
          <table:table-cell table:style-name="ce45"/>
          <table:table-cell table:style-name="ce45" table:formula="of:=SUM([.B27:.J27])" office:value-type="float" office:value="13" calcext:value-type="float">
            <text:p>13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45" table:formula="of:=SUM([.L27:.Q27])" office:value-type="float" office:value="75" calcext:value-type="float">
            <text:p>75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0:45–11:00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8"/>
          <table:table-cell table:style-name="ce8" table:formula="of:=SUM([.B28:.J28])" office:value-type="float" office:value="11" calcext:value-type="float">
            <text:p>11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8" table:formula="of:=SUM([.L28:.Q28])" office:value-type="float" office:value="63" calcext:value-type="float">
            <text:p>63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11:00–11:1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45"/>
          <table:table-cell table:style-name="ce45" table:formula="of:=SUM([.B29:.J29])" office:value-type="float" office:value="14" calcext:value-type="float">
            <text:p>14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45" table:formula="of:=SUM([.L29:.Q29])" office:value-type="float" office:value="63" calcext:value-type="float">
            <text:p>63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1:15–11:30</text:p>
          </table:table-cell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/>
          <table:table-cell table:style-name="ce8" table:formula="of:=SUM([.B30:.J30])" office:value-type="float" office:value="12" calcext:value-type="float">
            <text:p>1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8" table:formula="of:=SUM([.L30:.Q30])" office:value-type="float" office:value="71" calcext:value-type="float">
            <text:p>71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11:30–11:4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45"/>
          <table:table-cell table:style-name="ce45" table:formula="of:=SUM([.B31:.J31])" office:value-type="float" office:value="14" calcext:value-type="float">
            <text:p>1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45" table:formula="of:=SUM([.L31:.Q31])" office:value-type="float" office:value="78" calcext:value-type="float">
            <text:p>78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1:45–12:0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46"/>
          <table:table-cell table:style-name="ce46" table:formula="of:=SUM([.B32:.J32])" office:value-type="float" office:value="11" calcext:value-type="float">
            <text:p>11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46" table:formula="of:=SUM([.L32:.Q32])" office:value-type="float" office:value="98" calcext:value-type="float">
            <text:p>98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2" office:value-type="string" calcext:value-type="string">
            <text:p>12:00–12:1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33:.J33])" office:value-type="float" office:value="11" calcext:value-type="float">
            <text:p>11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45" table:formula="of:=SUM([.L33:.Q33])" office:value-type="float" office:value="89" calcext:value-type="float">
            <text:p>89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2:15–12:3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8"/>
          <table:table-cell table:style-name="ce8" table:formula="of:=SUM([.B34:.J34])" office:value-type="float" office:value="15" calcext:value-type="float">
            <text:p>15</text:p>
          </table:table-cell>
          <table:table-cell table:style-name="ce8" office:value-type="float" office:value="70" calcext:value-type="float">
            <text:p>70</text:p>
          </table:table-cell>
          <table:table-cell table:style-name="ce52" office:value-type="float" office:value="5" calcext:value-type="float">
            <text:p>5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L34:.Q34])" office:value-type="float" office:value="76" calcext:value-type="float">
            <text:p>76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9" office:value-type="string" calcext:value-type="string">
            <text:p>12:30–12: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35:.J35])" office:value-type="float" office:value="6" calcext:value-type="float">
            <text:p>6</text:p>
          </table:table-cell>
          <table:table-cell table:style-name="ce45"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45" table:formula="of:=SUM([.L35:.Q35])" office:value-type="float" office:value="80" calcext:value-type="float">
            <text:p>80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2:45–13:00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8"/>
          <table:table-cell table:style-name="ce8" table:formula="of:=SUM([.B36:.J36])" office:value-type="float" office:value="11" calcext:value-type="float">
            <text:p>11</text:p>
          </table:table-cell>
          <table:table-cell table:style-name="ce8" office:value-type="float" office:value="63" calcext:value-type="float">
            <text:p>63</text:p>
          </table:table-cell>
          <table:table-cell table:style-name="ce52" office:value-type="float" office:value="10" calcext:value-type="float">
            <text:p>10</text:p>
          </table:table-cell>
          <table:table-cell table:style-name="ce10" table:number-columns-repeated="4"/>
          <table:table-cell table:style-name="ce8" table:formula="of:=SUM([.L36:.Q36])" office:value-type="float" office:value="73" calcext:value-type="float">
            <text:p>73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3:00–13:1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37:.J37])" office:value-type="float" office:value="10" calcext:value-type="float">
            <text:p>10</text:p>
          </table:table-cell>
          <table:table-cell table:style-name="ce45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37:.Q37])" office:value-type="float" office:value="74" calcext:value-type="float">
            <text:p>74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3:15–13:3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/>
          <table:table-cell table:style-name="ce8" table:formula="of:=SUM([.B38:.J38])" office:value-type="float" office:value="8" calcext:value-type="float">
            <text:p>8</text:p>
          </table:table-cell>
          <table:table-cell table:style-name="ce8" office:value-type="float" office:value="67" calcext:value-type="float">
            <text:p>67</text:p>
          </table:table-cell>
          <table:table-cell table:style-name="ce52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8" table:formula="of:=SUM([.L38:.Q38])" office:value-type="float" office:value="85" calcext:value-type="float">
            <text:p>85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3:30–13:45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45"/>
          <table:table-cell table:style-name="ce45" table:formula="of:=SUM([.B39:.J39])" office:value-type="float" office:value="12" calcext:value-type="float">
            <text:p>12</text:p>
          </table:table-cell>
          <table:table-cell table:style-name="ce45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39:.Q39])" office:value-type="float" office:value="93" calcext:value-type="float">
            <text:p>93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3:45–14:0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40:.J40])" office:value-type="float" office:value="9" calcext:value-type="float">
            <text:p>9</text:p>
          </table:table-cell>
          <table:table-cell table:style-name="ce8" office:value-type="float" office:value="104" calcext:value-type="float">
            <text:p>104</text:p>
          </table:table-cell>
          <table:table-cell table:style-name="ce52" office:value-type="float" office:value="11" calcext:value-type="float">
            <text:p>11</text:p>
          </table:table-cell>
          <table:table-cell table:style-name="ce10" table:number-columns-repeated="4"/>
          <table:table-cell table:style-name="ce8" table:formula="of:=SUM([.L40:.Q40])" office:value-type="float" office:value="115" calcext:value-type="float">
            <text:p>115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4:00–14:15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41:.J41])" office:value-type="float" office:value="10" calcext:value-type="float">
            <text:p>10</text:p>
          </table:table-cell>
          <table:table-cell table:style-name="ce45"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45" table:formula="of:=SUM([.L41:.Q41])" office:value-type="float" office:value="129" calcext:value-type="float">
            <text:p>129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4:15–14:3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42:.J42])" office:value-type="float" office:value="9" calcext:value-type="float">
            <text:p>9</text:p>
          </table:table-cell>
          <table:table-cell table:style-name="ce8" office:value-type="float" office:value="70" calcext:value-type="float">
            <text:p>70</text:p>
          </table:table-cell>
          <table:table-cell table:style-name="ce52" office:value-type="float" office:value="4" calcext:value-type="float">
            <text:p>4</text:p>
          </table:table-cell>
          <table:table-cell table:style-name="ce10" table:number-columns-repeated="4"/>
          <table:table-cell table:style-name="ce8" table:formula="of:=SUM([.L42:.Q42])" office:value-type="float" office:value="74" calcext:value-type="float">
            <text:p>74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4:30–14:4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43:.J43])" office:value-type="float" office:value="11" calcext:value-type="float">
            <text:p>11</text:p>
          </table:table-cell>
          <table:table-cell table:style-name="ce45"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43:.Q43])" office:value-type="float" office:value="100" calcext:value-type="float">
            <text:p>100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3" office:value-type="string" calcext:value-type="string">
            <text:p>14:45–15:0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8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46"/>
          <table:table-cell table:style-name="ce46" table:formula="of:=SUM([.B44:.J44])" office:value-type="float" office:value="11" calcext:value-type="float">
            <text:p>11</text:p>
          </table:table-cell>
          <table:table-cell table:style-name="ce46" office:value-type="float" office:value="82" calcext:value-type="float">
            <text:p>82</text:p>
          </table:table-cell>
          <table:table-cell table:style-name="ce53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number-columns-repeated="2"/>
          <table:table-cell table:style-name="ce46" table:formula="of:=SUM([.L44:.Q44])" office:value-type="float" office:value="99" calcext:value-type="float">
            <text:p>99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2" office:value-type="string" calcext:value-type="string">
            <text:p>15:00–15: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23"/>
          <table:table-cell table:style-name="ce45"/>
          <table:table-cell table:style-name="ce45" table:formula="of:=SUM([.B45:.J45])" office:value-type="float" office:value="17" calcext:value-type="float">
            <text:p>1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45" table:formula="of:=SUM([.L45:.Q45])" office:value-type="float" office:value="102" calcext:value-type="float">
            <text:p>10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5:15–15:3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46:.J46])" office:value-type="float" office:value="13" calcext:value-type="float">
            <text:p>13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46:.Q46])" office:value-type="float" office:value="101" calcext:value-type="float">
            <text:p>101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15:30–15:45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47:.J47])" office:value-type="float" office:value="10" calcext:value-type="float">
            <text:p>10</text:p>
          </table:table-cell>
          <table:table-cell table:style-name="ce45" office:value-type="float" office:value="97" calcext:value-type="float">
            <text:p>97</text:p>
          </table:table-cell>
          <table:table-cell table:style-name="ce45" office:value-type="float" office:value="9" calcext:value-type="float">
            <text:p>9</text:p>
          </table:table-cell>
          <table:table-cell table:style-name="ce11" table:number-columns-repeated="4"/>
          <table:table-cell table:style-name="ce45" table:formula="of:=SUM([.L47:.Q47])" office:value-type="float" office:value="106" calcext:value-type="float">
            <text:p>106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5:45–16:0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34"/>
          <table:table-cell table:style-name="ce22"/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8"/>
          <table:table-cell table:style-name="ce8" table:formula="of:=SUM([.B48:.J48])" office:value-type="float" office:value="20" calcext:value-type="float">
            <text:p>2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5" calcext:value-type="float">
            <text:p>5</text:p>
          </table:table-cell>
          <table:table-cell table:style-name="ce8" table:formula="of:=SUM([.L48:.Q48])" office:value-type="float" office:value="101" calcext:value-type="float">
            <text:p>101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16:00–16:15</text:p>
          </table:table-cell>
          <table:table-cell table:style-name="ce23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45"/>
          <table:table-cell table:style-name="ce45" table:formula="of:=SUM([.B49:.J49])" office:value-type="float" office:value="15" calcext:value-type="float">
            <text:p>15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5" table:formula="of:=SUM([.L49:.Q49])" office:value-type="float" office:value="77" calcext:value-type="float">
            <text:p>7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6:15–16: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8"/>
          <table:table-cell table:style-name="ce8" table:formula="of:=SUM([.B50:.J50])" office:value-type="float" office:value="19" calcext:value-type="float">
            <text:p>1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50:.Q50])" office:value-type="float" office:value="84" calcext:value-type="float">
            <text:p>84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16:30–16:45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6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51:.J51])" office:value-type="float" office:value="10" calcext:value-type="float">
            <text:p>10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51:.Q51])" office:value-type="float" office:value="86" calcext:value-type="float">
            <text:p>86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6:45–17: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8"/>
          <table:table-cell table:style-name="ce8" table:formula="of:=SUM([.B52:.J52])" office:value-type="float" office:value="18" calcext:value-type="float">
            <text:p>1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52:.Q52])" office:value-type="float" office:value="74" calcext:value-type="float">
            <text:p>74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17:00–17: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5"/>
          <table:table-cell table:style-name="ce45" table:formula="of:=SUM([.B53:.J53])" office:value-type="float" office:value="23" calcext:value-type="float">
            <text:p>23</text:p>
          </table:table-cell>
          <table:table-cell table:style-name="ce45" office:value-type="float" office:value="86" calcext:value-type="float">
            <text:p>86</text:p>
          </table:table-cell>
          <table:table-cell table:style-name="ce45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5" table:formula="of:=SUM([.L53:.Q53])" office:value-type="float" office:value="101" calcext:value-type="float">
            <text:p>10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7:15–17: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54:.J54])" office:value-type="float" office:value="17" calcext:value-type="float">
            <text:p>17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8" table:formula="of:=SUM([.L54:.Q54])" office:value-type="float" office:value="103" calcext:value-type="float">
            <text:p>103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17:30–17:4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45"/>
          <table:table-cell table:style-name="ce45" table:formula="of:=SUM([.B55:.J55])" office:value-type="float" office:value="24" calcext:value-type="float">
            <text:p>24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9" calcext:value-type="float">
            <text:p>9</text:p>
          </table:table-cell>
          <table:table-cell table:style-name="ce11" table:number-columns-repeated="4"/>
          <table:table-cell table:style-name="ce45" table:formula="of:=SUM([.L55:.Q55])" office:value-type="float" office:value="97" calcext:value-type="float">
            <text:p>9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7:45–18:0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/>
          <table:table-cell table:style-name="ce8" table:formula="of:=SUM([.B56:.J56])" office:value-type="float" office:value="27" calcext:value-type="float">
            <text:p>2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1" calcext:value-type="float">
            <text:p>11</text:p>
          </table:table-cell>
          <table:table-cell table:style-name="ce10" table:number-columns-repeated="3"/>
          <table:table-cell table:style-name="ce56" office:value-type="float" office:value="2" calcext:value-type="float">
            <text:p>2</text:p>
          </table:table-cell>
          <table:table-cell table:style-name="ce10" table:formula="of:=SUM([.L56:.Q56])" office:value-type="float" office:value="93" calcext:value-type="float">
            <text:p>93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18:00–18:1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6" calcext:value-type="float">
            <text:p>6</text:p>
          </table:table-cell>
          <table:table-cell table:style-name="ce21" table:number-columns-repeated="2"/>
          <table:table-cell table:style-name="ce50" table:formula="of:=SUM([.B57:.J57])" office:value-type="float" office:value="22" calcext:value-type="float">
            <text:p>22</text:p>
          </table:table-cell>
          <table:table-cell table:style-name="ce45" office:value-type="float" office:value="72" calcext:value-type="float">
            <text:p>72</text:p>
          </table:table-cell>
          <table:table-cell table:style-name="ce45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57" office:value-type="float" office:value="4" calcext:value-type="float">
            <text:p>4</text:p>
          </table:table-cell>
          <table:table-cell table:style-name="ce50" table:formula="of:=SUM([.L57:.Q57])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18:15–18: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4" table:number-columns-repeated="2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46"/>
          <table:table-cell table:style-name="ce46" table:formula="of:=SUM([.B58:.J58])" office:value-type="float" office:value="21" calcext:value-type="float">
            <text:p>21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6" table:formula="of:=SUM([.L58:.Q58])" office:value-type="float" office:value="87" calcext:value-type="float">
            <text:p>87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18:30–18:45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4" calcext:value-type="float">
            <text:p>4</text:p>
          </table:table-cell>
          <table:table-cell table:style-name="ce23"/>
          <table:table-cell table:style-name="ce45"/>
          <table:table-cell table:style-name="ce45" table:formula="of:=SUM([.B59:.J59])" office:value-type="float" office:value="32" calcext:value-type="float">
            <text:p>3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45" table:formula="of:=SUM([.L59:.Q59])" office:value-type="float" office:value="97" calcext:value-type="float">
            <text:p>9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8:45–19:0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4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60:.J60])" office:value-type="float" office:value="21" calcext:value-type="float">
            <text:p>21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8" table:formula="of:=SUM([.L60:.Q60])" office:value-type="float" office:value="74" calcext:value-type="float">
            <text:p>74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19:00–19:15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33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21" office:value-type="float" office:value="7" calcext:value-type="float">
            <text:p>7</text:p>
          </table:table-cell>
          <table:table-cell table:style-name="ce21"/>
          <table:table-cell table:style-name="ce45"/>
          <table:table-cell table:style-name="ce45" table:formula="of:=SUM([.B61:.J61])" office:value-type="float" office:value="27" calcext:value-type="float">
            <text:p>27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45" table:formula="of:=SUM([.L61:.Q61])" office:value-type="float" office:value="77" calcext:value-type="float">
            <text:p>7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9:15–19:3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8"/>
          <table:table-cell table:style-name="ce8" table:formula="of:=SUM([.B62:.J62])" office:value-type="float" office:value="18" calcext:value-type="float">
            <text:p>18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4"/>
          <table:table-cell table:style-name="ce8" table:formula="of:=SUM([.L62:.Q62])"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19:30–19:4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45"/>
          <table:table-cell table:style-name="ce45" table:formula="of:=SUM([.B63:.J63])" office:value-type="float" office:value="18" calcext:value-type="float">
            <text:p>18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7" calcext:value-type="float">
            <text:p>7</text:p>
          </table:table-cell>
          <table:table-cell table:style-name="ce11" table:number-columns-repeated="4"/>
          <table:table-cell table:style-name="ce45" table:formula="of:=SUM([.L63:.Q63])" office:value-type="float" office:value="63" calcext:value-type="float">
            <text:p>63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9:45–20: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8"/>
          <table:table-cell table:style-name="ce8" table:formula="of:=SUM([.B64:.J64])" office:value-type="float" office:value="17" calcext:value-type="float">
            <text:p>1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8" table:formula="of:=SUM([.L64:.Q64])" office:value-type="float" office:value="73" calcext:value-type="float">
            <text:p>73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20:00–20: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65:.J65])" office:value-type="float" office:value="20" calcext:value-type="float">
            <text:p>20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45" table:formula="of:=SUM([.L65:.Q65])" office:value-type="float" office:value="50" calcext:value-type="float">
            <text:p>50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20:15–20:30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8"/>
          <table:table-cell table:style-name="ce8" table:formula="of:=SUM([.B66:.J66])" office:value-type="float" office:value="17" calcext:value-type="float">
            <text:p>17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4"/>
          <table:table-cell table:style-name="ce8" table:formula="of:=SUM([.L66:.Q66])" office:value-type="float" office:value="46" calcext:value-type="float">
            <text:p>46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20:30–20: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67:.J67])" office:value-type="float" office:value="8" calcext:value-type="float">
            <text:p>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" calcext:value-type="float">
            <text:p>3</text:p>
          </table:table-cell>
          <table:table-cell table:style-name="ce11" table:number-columns-repeated="4"/>
          <table:table-cell table:style-name="ce45" table:formula="of:=SUM([.L67:.Q67])" office:value-type="float" office:value="35" calcext:value-type="float">
            <text:p>35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20:45–21:00</text:p>
          </table:table-cell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8"/>
          <table:table-cell table:style-name="ce8" table:formula="of:=SUM([.B68:.J68])" office:value-type="float" office:value="16" calcext:value-type="float">
            <text:p>1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68:.Q68])" office:value-type="float" office:value="52" calcext:value-type="float">
            <text:p>52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21:00–21: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69:.J69])" office:value-type="float" office:value="14" calcext:value-type="float">
            <text:p>14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69:.Q69])" office:value-type="float" office:value="53" calcext:value-type="float">
            <text:p>53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21:15–21:3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8"/>
          <table:table-cell table:style-name="ce8" table:formula="of:=SUM([.B70:.J70])" office:value-type="float" office:value="13" calcext:value-type="float">
            <text:p>13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style-name="ce56"/>
          <table:table-cell table:style-name="ce10" table:formula="of:=SUM([.L70:.Q70])" office:value-type="float" office:value="32" calcext:value-type="float">
            <text:p>32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21:30–21:4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4" calcext:value-type="float">
            <text:p>4</text:p>
          </table:table-cell>
          <table:table-cell table:style-name="ce21" table:number-columns-repeated="2"/>
          <table:table-cell table:style-name="ce50" table:formula="of:=SUM([.B71:.J71])" office:value-type="float" office:value="7" calcext:value-type="float">
            <text:p>7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" calcext:value-type="float">
            <text:p>7</text:p>
          </table:table-cell>
          <table:table-cell table:style-name="ce11" table:number-columns-repeated="3"/>
          <table:table-cell table:style-name="ce57"/>
          <table:table-cell table:style-name="ce50" table:formula="of:=SUM([.L71:.Q71])" office:value-type="float" office:value="44" calcext:value-type="float">
            <text:p>44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21:45–22:0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8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46"/>
          <table:table-cell table:style-name="ce46" table:formula="of:=SUM([.B72:.J72])" office:value-type="float" office:value="5" calcext:value-type="float">
            <text:p>5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4" calcext:value-type="float">
            <text:p>4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46" table:formula="of:=SUM([.L72:.Q72])" office:value-type="float" office:value="38" calcext:value-type="float">
            <text:p>38</text:p>
          </table:table-cell>
          <table:table-cell table:number-columns-repeated="1006"/>
        </table:table-row>
        <table:table-row table:style-name="ro6">
          <table:table-cell table:style-name="ce14" table:number-columns-repeated="1024"/>
        </table:table-row>
        <table:table-row table:style-name="ro6">
          <table:table-cell table:number-columns-repeated="1024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5.11 set + lam (bairro)" table:style-name="ta2">
        <table:table-column table:style-name="co1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05" table:default-cell-style-name="Default"/>
        <table:table-row table:style-name="ro7">
          <table:table-cell table:style-name="ce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15"/>
          <table:covered-table-cell table:style-name="ce47"/>
          <table:table-cell table:style-name="ce47" table:number-columns-spanned="7" table:number-rows-spanned="1"/>
          <table:covered-table-cell table:number-columns-repeated="5" table:style-name="ce15"/>
          <table:covered-table-cell table:style-name="ce47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SETE DE SETEMBRO</text:span></text:p>
            <text:p><text:span text:style-name="T2">+ R. LAMENHA LINS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 <text:span text:style-name="T2">12*C, poucas nuvens</text:span></text:p>
          </table:table-cell>
          <table:covered-table-cell table:number-columns-repeated="5" table:style-name="ce35"/>
          <table:covered-table-cell table:style-name="ce48"/>
          <table:table-cell table:style-name="ce21"/>
          <table:table-cell table:style-name="ce61" table:number-columns-spanned="6" table:number-rows-spanned="2"/>
          <table:covered-table-cell table:number-columns-repeated="4" table:style-name="ce63"/>
          <table:covered-table-cell table:style-name="ce64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25 de set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25"/>
          <table:covered-table-cell table:number-columns-repeated="5" table:style-name="ce62"/>
          <table:covered-table-cell table:style-name="ce61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BAIRRO</text:span></text:p>
          </table:table-cell>
          <table:covered-table-cell table:number-columns-repeated="4"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Henrique Jakobi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Miranda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20" office:value-type="string" calcext:value-type="string">
            <text:p>vc_masc</text:p>
          </table:table-cell>
          <table:table-cell table:style-name="ce20" office:value-type="string" calcext:value-type="string">
            <text:p>vc_fem</text:p>
          </table:table-cell>
          <table:table-cell table:style-name="ce20" office:value-type="string" calcext:value-type="string">
            <text:p>vc_nid</text:p>
          </table:table-cell>
          <table:table-cell table:style-name="ce32" office:value-type="string" calcext:value-type="string">
            <text:p>cm_masc</text:p>
          </table:table-cell>
          <table:table-cell table:style-name="ce20" office:value-type="string" calcext:value-type="string">
            <text:p>mc_fem</text:p>
          </table:table-cell>
          <table:table-cell table:style-name="ce40" office:value-type="string" calcext:value-type="string">
            <text:p>mc_nid</text:p>
          </table:table-cell>
          <table:table-cell table:style-name="ce20" office:value-type="string" calcext:value-type="string">
            <text:p>can_masc</text:p>
          </table:table-cell>
          <table:table-cell table:style-name="ce20" office:value-type="string" calcext:value-type="string">
            <text:p>can_fem</text:p>
          </table:table-cell>
          <table:table-cell table:style-name="ce44" office:value-type="string" calcext:value-type="string">
            <text:p>cam_nid</text:p>
          </table:table-cell>
          <table:table-cell table:style-name="ce7" office:value-type="string" calcext:value-type="string">
            <text:p>BICI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c_masc</text:p>
          </table:table-cell>
          <table:table-cell table:style-name="ce20" office:value-type="string" calcext:value-type="string">
            <text:p>vc_fem</text:p>
          </table:table-cell>
          <table:table-cell table:style-name="ce20" office:value-type="string" calcext:value-type="string">
            <text:p>vc_nid</text:p>
          </table:table-cell>
          <table:table-cell table:style-name="ce32" office:value-type="string" calcext:value-type="string">
            <text:p>cm_masc</text:p>
          </table:table-cell>
          <table:table-cell table:style-name="ce20" office:value-type="string" calcext:value-type="string">
            <text:p>cm_fem</text:p>
          </table:table-cell>
          <table:table-cell table:style-name="ce40" office:value-type="string" calcext:value-type="string">
            <text:p>cm_nid</text:p>
          </table:table-cell>
          <table:table-cell table:style-name="ce20" office:value-type="string" calcext:value-type="string">
            <text:p>can_masc</text:p>
          </table:table-cell>
          <table:table-cell table:style-name="ce20" office:value-type="string" calcext:value-type="string">
            <text:p>can_fem</text:p>
          </table:table-cell>
          <table:table-cell table:style-name="ce44" office:value-type="string" calcext:value-type="string">
            <text:p>can_nid</text:p>
          </table:table-cell>
          <table:table-cell table:style-name="ce7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6:00–6:15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2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9:.J9])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number-columns-repeated="4"/>
          <table:table-cell table:style-name="ce45" table:formula="of:=SUM([.L9:.Q9])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6:15–6:3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0:.J10])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4"/>
          <table:table-cell table:style-name="ce8" table:formula="of:=SUM([.L10:.Q10])" office:value-type="float" office:value="14" calcext:value-type="float">
            <text:p>14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1:.J11])" office:value-type="float" office:value="12" calcext:value-type="float">
            <text:p>12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1:.Q11])" office:value-type="float" office:value="24" calcext:value-type="float">
            <text:p>24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2:.J12])" office:value-type="float" office:value="18" calcext:value-type="float">
            <text:p>18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8" table:formula="of:=SUM([.L12:.Q12])" office:value-type="float" office:value="39" calcext:value-type="float">
            <text:p>39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3"/>
          <table:table-cell table:style-name="ce21"/>
          <table:table-cell table:style-name="ce45"/>
          <table:table-cell table:style-name="ce45" table:formula="of:=SUM([.B13:.J13])" office:value-type="float" office:value="17" calcext:value-type="float">
            <text:p>17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6" calcext:value-type="float">
            <text:p>6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13:.Q13])" office:value-type="float" office:value="52" calcext:value-type="float">
            <text:p>52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14:.J14])" office:value-type="float" office:value="11" calcext:value-type="float">
            <text:p>1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14:.Q14])" office:value-type="float" office:value="50" calcext:value-type="float">
            <text:p>50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21" calcext:value-type="float">
            <text:p>21</text:p>
          </table:table-cell>
          <table:table-cell table:style-name="ce21" office:value-type="float" office:value="7" calcext:value-type="float">
            <text:p>7</text:p>
          </table:table-cell>
          <table:table-cell table:style-name="ce26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5:.J15])" office:value-type="float" office:value="30" calcext:value-type="float">
            <text:p>30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14" calcext:value-type="float">
            <text:p>14</text:p>
          </table:table-cell>
          <table:table-cell table:style-name="ce11" table:number-columns-repeated="4"/>
          <table:table-cell table:style-name="ce45" table:formula="of:=SUM([.L15:.Q15])" office:value-type="float" office:value="74" calcext:value-type="float">
            <text:p>74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8"/>
          <table:table-cell table:style-name="ce8" table:formula="of:=SUM([.B16:.J16])" office:value-type="float" office:value="19" calcext:value-type="float">
            <text:p>19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8" table:formula="of:=SUM([.L16:.Q16])" office:value-type="float" office:value="76" calcext:value-type="float">
            <text:p>76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7:.J17])" office:value-type="float" office:value="21" calcext:value-type="float">
            <text:p>21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8" calcext:value-type="float">
            <text:p>8</text:p>
          </table:table-cell>
          <table:table-cell table:style-name="ce11" table:number-columns-repeated="4"/>
          <table:table-cell table:style-name="ce45" table:formula="of:=SUM([.L17:.Q17])" office:value-type="float" office:value="77" calcext:value-type="float">
            <text:p>77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8:.J18])" office:value-type="float" office:value="18" calcext:value-type="float">
            <text:p>18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8" table:formula="of:=SUM([.L18:.Q18])" office:value-type="float" office:value="80" calcext:value-type="float">
            <text:p>80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15" calcext:value-type="float">
            <text:p>15</text:p>
          </table:table-cell>
          <table:table-cell table:style-name="ce21" office:value-type="float" office:value="4" calcext:value-type="float">
            <text:p>4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45"/>
          <table:table-cell table:style-name="ce45" table:formula="of:=SUM([.B19:.J19])" office:value-type="float" office:value="19" calcext:value-type="float">
            <text:p>19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19:.Q19])" office:value-type="float" office:value="95" calcext:value-type="float">
            <text:p>95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8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24" table:number-columns-repeated="2"/>
          <table:table-cell table:style-name="ce46"/>
          <table:table-cell table:style-name="ce46" table:formula="of:=SUM([.B20:.J20])" office:value-type="float" office:value="10" calcext:value-type="float">
            <text:p>10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2"/>
          <table:table-cell table:style-name="ce46" table:formula="of:=SUM([.L20:.Q20])" office:value-type="float" office:value="89" calcext:value-type="float">
            <text:p>89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8">
          <table:table-cell table:style-name="ce7" office:value-type="string" calcext:value-type="string">
            <text:p>9:00–9:1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21:.J21])" office:value-type="float" office:value="5" calcext:value-type="float">
            <text:p>5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45" table:formula="of:=SUM([.L21:.Q21])" office:value-type="float" office:value="69" calcext:value-type="float">
            <text:p>69</text:p>
          </table:table-cell>
          <table:table-cell table:style-name="ce60"/>
          <table:table-cell table:style-name="ce65" table:number-columns-repeated="6"/>
          <table:table-cell table:style-name="ce60"/>
          <table:table-cell table:number-columns-repeated="998"/>
        </table:table-row>
        <table:table-row table:style-name="ro8">
          <table:table-cell table:style-name="ce8" office:value-type="string" calcext:value-type="string">
            <text:p>9:15–9:3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22:.J22])" office:value-type="float" office:value="16" calcext:value-type="float">
            <text:p>16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9" calcext:value-type="float">
            <text:p>9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formula="of:=SUM([.L22:.Q22])" office:value-type="float" office:value="74" calcext:value-type="float">
            <text:p>74</text:p>
          </table:table-cell>
          <table:table-cell table:style-name="ce60"/>
          <table:table-cell table:style-name="ce65" table:number-columns-repeated="6"/>
          <table:table-cell table:style-name="ce60"/>
          <table:table-cell table:style-name="ce52" table:number-columns-repeated="998"/>
        </table:table-row>
        <table:table-row table:style-name="ro8">
          <table:table-cell table:style-name="ce9" office:value-type="string" calcext:value-type="string">
            <text:p>9:30–10:4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23:.J23])" office:value-type="float" office:value="11" calcext:value-type="float">
            <text:p>11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5" table:formula="of:=SUM([.L23:.Q23])" office:value-type="float" office:value="107" calcext:value-type="float">
            <text:p>107</text:p>
          </table:table-cell>
          <table:table-cell table:style-name="ce60"/>
          <table:table-cell table:style-name="ce65" table:number-columns-repeated="6"/>
          <table:table-cell table:style-name="ce60"/>
          <table:table-cell table:number-columns-repeated="998"/>
        </table:table-row>
        <table:table-row table:style-name="ro8">
          <table:table-cell table:style-name="ce10" office:value-type="string" calcext:value-type="string">
            <text:p>9:45–10:0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24:.J24])" office:value-type="float" office:value="10" calcext:value-type="float">
            <text:p>1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24:.Q24])" office:value-type="float" office:value="111" calcext:value-type="float">
            <text:p>111</text:p>
          </table:table-cell>
          <table:table-cell table:style-name="ce60"/>
          <table:table-cell table:style-name="ce65" table:number-columns-repeated="6"/>
          <table:table-cell table:style-name="ce60"/>
          <table:table-cell table:style-name="ce52" table:number-columns-repeated="998"/>
        </table:table-row>
        <table:table-row table:style-name="ro8">
          <table:table-cell table:style-name="ce11" office:value-type="string" calcext:value-type="string">
            <text:p>10:00–10:15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1"/>
          <table:table-cell table:style-name="ce33"/>
          <table:table-cell table:style-name="ce21"/>
          <table:table-cell table:style-name="ce26"/>
          <table:table-cell table:style-name="ce23"/>
          <table:table-cell table:style-name="ce21"/>
          <table:table-cell table:style-name="ce45"/>
          <table:table-cell table:style-name="ce45" table:formula="of:=SUM([.B25:.J25])" office:value-type="float" office:value="3" calcext:value-type="float">
            <text:p>3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25:.Q25])" office:value-type="float" office:value="68" calcext:value-type="float">
            <text:p>68</text:p>
          </table:table-cell>
          <table:table-cell table:style-name="ce60"/>
          <table:table-cell table:style-name="ce65" table:number-columns-repeated="6"/>
          <table:table-cell table:style-name="ce60"/>
          <table:table-cell table:number-columns-repeated="998"/>
        </table:table-row>
        <table:table-row table:style-name="ro8">
          <table:table-cell table:style-name="ce10" office:value-type="string" calcext:value-type="string">
            <text:p>10:15–10:3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26:.J26])" office:value-type="float" office:value="8" calcext:value-type="float">
            <text:p>8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26:.Q26])" office:value-type="float" office:value="90" calcext:value-type="float">
            <text:p>90</text:p>
          </table:table-cell>
          <table:table-cell table:style-name="ce60"/>
          <table:table-cell table:style-name="ce65" table:number-columns-repeated="6"/>
          <table:table-cell table:style-name="ce60"/>
          <table:table-cell table:style-name="ce52" table:number-columns-repeated="998"/>
        </table:table-row>
        <table:table-row table:style-name="ro8">
          <table:table-cell table:style-name="ce11" office:value-type="string" calcext:value-type="string">
            <text:p>10:30–10:45</text:p>
          </table:table-cell>
          <table:table-cell table:style-name="ce23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45"/>
          <table:table-cell table:style-name="ce45" table:formula="of:=SUM([.B27:.J27])" office:value-type="float" office:value="4" calcext:value-type="float">
            <text:p>4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5" table:formula="of:=SUM([.L27:.Q27])" office:value-type="float" office:value="66" calcext:value-type="float">
            <text:p>66</text:p>
          </table:table-cell>
          <table:table-cell table:style-name="ce60"/>
          <table:table-cell table:style-name="ce65" table:number-columns-repeated="6"/>
          <table:table-cell table:style-name="ce60"/>
          <table:table-cell table:number-columns-repeated="998"/>
        </table:table-row>
        <table:table-row table:style-name="ro8">
          <table:table-cell table:style-name="ce10" office:value-type="string" calcext:value-type="string">
            <text:p>10:45–11:00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28:.J28])" office:value-type="float" office:value="9" calcext:value-type="float">
            <text:p>9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28:.Q28])" office:value-type="float" office:value="86" calcext:value-type="float">
            <text:p>86</text:p>
          </table:table-cell>
          <table:table-cell table:style-name="ce60"/>
          <table:table-cell table:style-name="ce65" table:number-columns-repeated="6"/>
          <table:table-cell table:style-name="ce60"/>
          <table:table-cell table:style-name="ce52" table:number-columns-repeated="998"/>
        </table:table-row>
        <table:table-row table:style-name="ro8">
          <table:table-cell table:style-name="ce11" office:value-type="string" calcext:value-type="string">
            <text:p>11:00–11:15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45"/>
          <table:table-cell table:style-name="ce45" table:formula="of:=SUM([.B29:.J29])" office:value-type="float" office:value="7" calcext:value-type="float">
            <text:p>7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29:.Q29])" office:value-type="float" office:value="62" calcext:value-type="float">
            <text:p>62</text:p>
          </table:table-cell>
          <table:table-cell table:style-name="ce60"/>
          <table:table-cell table:style-name="ce65" table:number-columns-repeated="6"/>
          <table:table-cell table:style-name="ce60"/>
          <table:table-cell table:number-columns-repeated="998"/>
        </table:table-row>
        <table:table-row table:style-name="ro8">
          <table:table-cell table:style-name="ce10" office:value-type="string" calcext:value-type="string">
            <text:p>11:15–11: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8"/>
          <table:table-cell table:style-name="ce8" table:formula="of:=SUM([.B30:.J30])" office:value-type="float" office:value="13" calcext:value-type="float">
            <text:p>1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8" table:formula="of:=SUM([.L30:.Q30])" office:value-type="float" office:value="90" calcext:value-type="float">
            <text:p>90</text:p>
          </table:table-cell>
          <table:table-cell table:style-name="ce60"/>
          <table:table-cell table:style-name="ce65" table:number-columns-repeated="6"/>
          <table:table-cell table:style-name="ce60"/>
          <table:table-cell table:style-name="ce52" table:number-columns-repeated="998"/>
        </table:table-row>
        <table:table-row table:style-name="ro8">
          <table:table-cell table:style-name="ce11" office:value-type="string" calcext:value-type="string">
            <text:p>11:30–11:45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45"/>
          <table:table-cell table:style-name="ce45" table:formula="of:=SUM([.B31:.J31])" office:value-type="float" office:value="7" calcext:value-type="float">
            <text:p>7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2"/>
          <table:table-cell table:style-name="ce45" table:formula="of:=SUM([.L31:.Q31])" office:value-type="float" office:value="83" calcext:value-type="float">
            <text:p>83</text:p>
          </table:table-cell>
          <table:table-cell table:style-name="ce60"/>
          <table:table-cell table:style-name="ce65" table:number-columns-repeated="6"/>
          <table:table-cell table:style-name="ce60"/>
          <table:table-cell table:number-columns-repeated="998"/>
        </table:table-row>
        <table:table-row table:style-name="ro8">
          <table:table-cell table:style-name="ce10" office:value-type="string" calcext:value-type="string">
            <text:p>11:45–12:0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table:number-columns-repeated="2"/>
          <table:table-cell table:style-name="ce46"/>
          <table:table-cell table:style-name="ce46" table:formula="of:=SUM([.B32:.J32])" office:value-type="float" office:value="13" calcext:value-type="float">
            <text:p>13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8" calcext:value-type="float">
            <text:p>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46" table:formula="of:=SUM([.L32:.Q32])" office:value-type="float" office:value="70" calcext:value-type="float">
            <text:p>70</text:p>
          </table:table-cell>
          <table:table-cell table:style-name="ce60"/>
          <table:table-cell table:style-name="ce65" table:number-columns-repeated="6"/>
          <table:table-cell table:style-name="ce60"/>
          <table:table-cell table:style-name="ce52" table:number-columns-repeated="998"/>
        </table:table-row>
        <table:table-row table:style-name="ro3">
          <table:table-cell table:style-name="ce12" office:value-type="string" calcext:value-type="string">
            <text:p>12:00–12:15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3"/>
          <table:table-cell table:style-name="ce45"/>
          <table:table-cell table:style-name="ce45" table:formula="of:=SUM([.B33:.J33])" office:value-type="float" office:value="12" calcext:value-type="float">
            <text:p>12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45" table:formula="of:=SUM([.L33:.Q33])" office:value-type="float" office:value="92" calcext:value-type="float">
            <text:p>92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2:15–12:3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34:.J34])" office:value-type="float" office:value="12" calcext:value-type="float">
            <text:p>12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34:.Q34])" office:value-type="float" office:value="98" calcext:value-type="float">
            <text:p>98</text:p>
          </table:table-cell>
          <table:table-cell table:style-name="ce60" table:number-columns-repeated="8"/>
          <table:table-cell table:number-columns-repeated="998"/>
        </table:table-row>
        <table:table-row table:style-name="ro9">
          <table:table-cell table:style-name="ce9" office:value-type="string" calcext:value-type="string">
            <text:p>12:30–12:4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35:.J35])" office:value-type="float" office:value="13" calcext:value-type="float">
            <text:p>13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35:.Q35])" office:value-type="float" office:value="72" calcext:value-type="float">
            <text:p>72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2:45–13:0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36:.J36])" office:value-type="float" office:value="10" calcext:value-type="float">
            <text:p>1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9" calcext:value-type="float">
            <text:p>9</text:p>
          </table:table-cell>
          <table:table-cell table:style-name="ce10" table:number-columns-repeated="4"/>
          <table:table-cell table:style-name="ce8" table:formula="of:=SUM([.L36:.Q36])" office:value-type="float" office:value="74" calcext:value-type="float">
            <text:p>74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3:00–13:15</text:p>
          </table:table-cell>
          <table:table-cell table:style-name="ce23" office:value-type="float" office:value="11" calcext:value-type="float">
            <text:p>11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37:.J37])" office:value-type="float" office:value="13" calcext:value-type="float">
            <text:p>1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8" calcext:value-type="float">
            <text:p>8</text:p>
          </table:table-cell>
          <table:table-cell table:style-name="ce11" table:number-columns-repeated="4"/>
          <table:table-cell table:style-name="ce45" table:formula="of:=SUM([.L37:.Q37])" office:value-type="float" office:value="75" calcext:value-type="float">
            <text:p>75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3:15–13:3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38:.J38])" office:value-type="float" office:value="15" calcext:value-type="float">
            <text:p>15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38:.Q38])" office:value-type="float" office:value="89" calcext:value-type="float">
            <text:p>89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3:30–13:4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39:.J39])" office:value-type="float" office:value="17" calcext:value-type="float">
            <text:p>17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14" calcext:value-type="float">
            <text:p>14</text:p>
          </table:table-cell>
          <table:table-cell table:style-name="ce11" table:number-columns-repeated="3"/>
          <table:table-cell table:style-name="ce11" office:value-type="float" office:value="6" calcext:value-type="float">
            <text:p>6</text:p>
          </table:table-cell>
          <table:table-cell table:style-name="ce45" table:formula="of:=SUM([.L39:.Q39])" office:value-type="float" office:value="87" calcext:value-type="float">
            <text:p>87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3:45–14:00</text:p>
          </table:table-cell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40:.J40])" office:value-type="float" office:value="10" calcext:value-type="float">
            <text:p>10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13" calcext:value-type="float">
            <text:p>13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8" table:formula="of:=SUM([.L40:.Q40])" office:value-type="float" office:value="97" calcext:value-type="float">
            <text:p>97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4:00–14:15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41:.J41])" office:value-type="float" office:value="7" calcext:value-type="float">
            <text:p>7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5" table:formula="of:=SUM([.L41:.Q41])" office:value-type="float" office:value="120" calcext:value-type="float">
            <text:p>120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4:15–14:3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2"/>
          <table:table-cell table:style-name="ce27" office:value-type="float" office:value="1" calcext:value-type="float">
            <text:p>1</text:p>
          </table:table-cell>
          <table:table-cell table:style-name="ce22" table:number-columns-repeated="2"/>
          <table:table-cell table:style-name="ce8"/>
          <table:table-cell table:style-name="ce8" table:formula="of:=SUM([.B42:.J42])" office:value-type="float" office:value="9" calcext:value-type="float">
            <text:p>9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" calcext:value-type="float">
            <text:p>10</text:p>
          </table:table-cell>
          <table:table-cell table:style-name="ce10" table:number-columns-repeated="4"/>
          <table:table-cell table:style-name="ce8" table:formula="of:=SUM([.L42:.Q42])" office:value-type="float" office:value="115" calcext:value-type="float">
            <text:p>115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4:30–14:45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43:.J43])" office:value-type="float" office:value="16" calcext:value-type="float">
            <text:p>16</text:p>
          </table:table-cell>
          <table:table-cell table:style-name="ce45" office:value-type="float" office:value="106" calcext:value-type="float">
            <text:p>106</text:p>
          </table:table-cell>
          <table:table-cell table:style-name="ce45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43:.Q43])" office:value-type="float" office:value="121" calcext:value-type="float">
            <text:p>121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3" office:value-type="string" calcext:value-type="string">
            <text:p>14:45–15:00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8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24" table:number-columns-repeated="2"/>
          <table:table-cell table:style-name="ce46"/>
          <table:table-cell table:style-name="ce46" table:formula="of:=SUM([.B44:.J44])" office:value-type="float" office:value="13" calcext:value-type="float">
            <text:p>13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8" calcext:value-type="float">
            <text:p>8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6" table:formula="of:=SUM([.L44:.Q44])" office:value-type="float" office:value="85" calcext:value-type="float">
            <text:p>85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2" office:value-type="string" calcext:value-type="string">
            <text:p>15:00–15:1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5"/>
          <table:table-cell table:style-name="ce45" table:formula="of:=SUM([.B45:.J45])" office:value-type="float" office:value="11" calcext:value-type="float">
            <text:p>1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45" table:formula="of:=SUM([.L45:.Q45])" office:value-type="float" office:value="94" calcext:value-type="float">
            <text:p>94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5:15–15:3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46:.J46])" office:value-type="float" office:value="21" calcext:value-type="float">
            <text:p>2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3" calcext:value-type="float">
            <text:p>13</text:p>
          </table:table-cell>
          <table:table-cell table:style-name="ce10" table:number-columns-repeated="4"/>
          <table:table-cell table:style-name="ce8" table:formula="of:=SUM([.L46:.Q46])" office:value-type="float" office:value="95" calcext:value-type="float">
            <text:p>95</text:p>
          </table:table-cell>
          <table:table-cell table:style-name="ce60" table:number-columns-repeated="8"/>
          <table:table-cell table:number-columns-repeated="998"/>
        </table:table-row>
        <table:table-row table:style-name="ro10">
          <table:table-cell table:style-name="ce9" office:value-type="string" calcext:value-type="string">
            <text:p>15:30–15:45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47:.J47])" office:value-type="float" office:value="14" calcext:value-type="float">
            <text:p>14</text:p>
          </table:table-cell>
          <table:table-cell table:style-name="ce45" office:value-type="float" office:value="77" calcext:value-type="float">
            <text:p>77</text:p>
          </table:table-cell>
          <table:table-cell table:style-name="ce45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5" table:formula="of:=SUM([.L47:.Q47])" office:value-type="float" office:value="89" calcext:value-type="float">
            <text:p>89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5:45–16:0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48:.J48])" office:value-type="float" office:value="15" calcext:value-type="float">
            <text:p>15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L48:.Q48])" office:value-type="float" office:value="110" calcext:value-type="float">
            <text:p>110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6:00–16:15</text:p>
          </table:table-cell>
          <table:table-cell table:style-name="ce23" office:value-type="float" office:value="16" calcext:value-type="float">
            <text:p>16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49:.J49])" office:value-type="float" office:value="18" calcext:value-type="float">
            <text:p>18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45" table:formula="of:=SUM([.L49:.Q49])" office:value-type="float" office:value="89" calcext:value-type="float">
            <text:p>89</text:p>
          </table:table-cell>
          <table:table-cell table:style-name="ce60" table:number-columns-repeated="2"/>
          <table:table-cell table:style-name="ce60" office:value-type="string" calcext:value-type="string">
            <text:p>lamenha 22h</text:p>
          </table:table-cell>
          <table:table-cell table:style-name="ce60" table:formula="of:=262+198+13+38+52" office:value-type="float" office:value="563" calcext:value-type="float">
            <text:p>563</text:p>
          </table:table-cell>
          <table:table-cell table:style-name="ce60" table:number-columns-repeated="4"/>
          <table:table-cell table:number-columns-repeated="998"/>
        </table:table-row>
        <table:table-row table:style-name="ro3">
          <table:table-cell table:style-name="ce10" office:value-type="string" calcext:value-type="string">
            <text:p>16:15–16:3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50:.J50])" office:value-type="float" office:value="9" calcext:value-type="float">
            <text:p>9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8" table:formula="of:=SUM([.L50:.Q50])" office:value-type="float" office:value="109" calcext:value-type="float">
            <text:p>109</text:p>
          </table:table-cell>
          <table:table-cell table:style-name="ce60" table:number-columns-repeated="2"/>
          <table:table-cell table:style-name="ce60" office:value-type="string" calcext:value-type="string">
            <text:p>lamenha pico</text:p>
          </table:table-cell>
          <table:table-cell table:style-name="ce60" table:formula="of:=289+8+29+184+4+46" office:value-type="float" office:value="560" calcext:value-type="float">
            <text:p>560</text:p>
          </table:table-cell>
          <table:table-cell table:style-name="ce60" table:number-columns-repeated="4"/>
          <table:table-cell table:number-columns-repeated="998"/>
        </table:table-row>
        <table:table-row table:style-name="ro3">
          <table:table-cell table:style-name="ce11" office:value-type="string" calcext:value-type="string">
            <text:p>16:30–16:4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51:.J51])" office:value-type="float" office:value="14" calcext:value-type="float">
            <text:p>14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12" calcext:value-type="float">
            <text:p>1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51:.Q51])" office:value-type="float" office:value="93" calcext:value-type="float">
            <text:p>93</text:p>
          </table:table-cell>
          <table:table-cell table:style-name="ce60" table:number-columns-repeated="2"/>
          <table:table-cell table:style-name="ce60" office:value-type="string" calcext:value-type="string">
            <text:p>bento pico</text:p>
          </table:table-cell>
          <table:table-cell table:style-name="ce60" table:formula="of:=81+41+114+7+21" office:value-type="float" office:value="264" calcext:value-type="float">
            <text:p>264</text:p>
          </table:table-cell>
          <table:table-cell table:style-name="ce60" table:number-columns-repeated="4"/>
          <table:table-cell table:number-columns-repeated="998"/>
        </table:table-row>
        <table:table-row table:style-name="ro3">
          <table:table-cell table:style-name="ce10" office:value-type="string" calcext:value-type="string">
            <text:p>16:45–17:0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52:.J52])" office:value-type="float" office:value="14" calcext:value-type="float">
            <text:p>14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52:.Q52])" office:value-type="float" office:value="87" calcext:value-type="float">
            <text:p>87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7:00–17: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53:.J53])" office:value-type="float" office:value="20" calcext:value-type="float">
            <text:p>20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45" table:formula="of:=SUM([.L53:.Q53])" office:value-type="float" office:value="106" calcext:value-type="float">
            <text:p>106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7:15–17:3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54:.J54])" office:value-type="float" office:value="20" calcext:value-type="float">
            <text:p>20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54:.Q54])" office:value-type="float" office:value="107" calcext:value-type="float">
            <text:p>107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1" office:value-type="string" calcext:value-type="string">
            <text:p>17:30–17:45</text:p>
          </table:table-cell>
          <table:table-cell table:style-name="ce23" office:value-type="float" office:value="27" calcext:value-type="float">
            <text:p>27</text:p>
          </table:table-cell>
          <table:table-cell table:style-name="ce23"/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55:.J55])" office:value-type="float" office:value="30" calcext:value-type="float">
            <text:p>30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45" table:formula="of:=SUM([.L55:.Q55])" office:value-type="float" office:value="123" calcext:value-type="float">
            <text:p>123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0" office:value-type="string" calcext:value-type="string">
            <text:p>17:45–18:0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56:.J56])" office:value-type="float" office:value="28" calcext:value-type="float">
            <text:p>28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56" office:value-type="float" office:value="1" calcext:value-type="float">
            <text:p>1</text:p>
          </table:table-cell>
          <table:table-cell table:style-name="ce10" table:formula="of:=SUM([.L56:.Q56])" office:value-type="float" office:value="106" calcext:value-type="float">
            <text:p>106</text:p>
          </table:table-cell>
          <table:table-cell table:style-name="ce60" table:number-columns-repeated="8"/>
          <table:table-cell table:style-name="ce52" table:number-columns-repeated="998"/>
        </table:table-row>
        <table:table-row table:style-name="ro3">
          <table:table-cell table:style-name="ce11" office:value-type="string" calcext:value-type="string">
            <text:p>18:00–18:1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6" calcext:value-type="float">
            <text:p>6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50" table:formula="of:=SUM([.B57:.J57])" office:value-type="float" office:value="34" calcext:value-type="float">
            <text:p>34</text:p>
          </table:table-cell>
          <table:table-cell table:style-name="ce45" office:value-type="float" office:value="112" calcext:value-type="float">
            <text:p>112</text:p>
          </table:table-cell>
          <table:table-cell table:style-name="ce45" office:value-type="float" office:value="14" calcext:value-type="float">
            <text:p>14</text:p>
          </table:table-cell>
          <table:table-cell table:style-name="ce11" table:number-columns-repeated="3"/>
          <table:table-cell table:style-name="ce57" office:value-type="float" office:value="1" calcext:value-type="float">
            <text:p>1</text:p>
          </table:table-cell>
          <table:table-cell table:style-name="ce50" table:formula="of:=SUM([.L57:.Q57])" office:value-type="float" office:value="127" calcext:value-type="float">
            <text:p>127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13" office:value-type="string" calcext:value-type="string">
            <text:p>18:15–18: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46"/>
          <table:table-cell table:style-name="ce46" table:formula="of:=SUM([.B58:.J58])" office:value-type="float" office:value="31" calcext:value-type="float">
            <text:p>31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8" calcext:value-type="float">
            <text:p>8</text:p>
          </table:table-cell>
          <table:table-cell table:style-name="ce13" table:number-columns-repeated="3"/>
          <table:table-cell table:style-name="ce13" office:value-type="float" office:value="4" calcext:value-type="float">
            <text:p>4</text:p>
          </table:table-cell>
          <table:table-cell table:style-name="ce46" table:formula="of:=SUM([.L58:.Q58])" office:value-type="float" office:value="96" calcext:value-type="float">
            <text:p>96</text:p>
          </table:table-cell>
          <table:table-cell table:style-name="ce60" table:number-columns-repeated="8"/>
          <table:table-cell table:number-columns-repeated="998"/>
        </table:table-row>
        <table:table-row table:style-name="ro3">
          <table:table-cell table:style-name="ce9" office:value-type="string" calcext:value-type="string">
            <text:p>18:30–18: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5"/>
          <table:table-cell table:style-name="ce45" table:formula="of:=SUM([.B59:.J59])" office:value-type="float" office:value="27" calcext:value-type="float">
            <text:p>27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45" table:formula="of:=SUM([.L59:.Q59])" office:value-type="float" office:value="105" calcext:value-type="float">
            <text:p>105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8:45–19:0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60:.J60])" office:value-type="float" office:value="25" calcext:value-type="float">
            <text:p>25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8" table:formula="of:=SUM([.L60:.Q60])" office:value-type="float" office:value="109" calcext:value-type="float">
            <text:p>109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19:00–19:15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7" calcext:value-type="float">
            <text:p>7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61:.J61])" office:value-type="float" office:value="28" calcext:value-type="float">
            <text:p>28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45" table:formula="of:=SUM([.L61:.Q61])" office:value-type="float" office:value="88" calcext:value-type="float">
            <text:p>88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9:15–19:3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8"/>
          <table:table-cell table:style-name="ce8" table:formula="of:=SUM([.B62:.J62])" office:value-type="float" office:value="32" calcext:value-type="float">
            <text:p>3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8" table:formula="of:=SUM([.L62:.Q62])" office:value-type="float" office:value="66" calcext:value-type="float">
            <text:p>66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19:30–19:45</text:p>
          </table:table-cell>
          <table:table-cell table:style-name="ce23" office:value-type="float" office:value="12" calcext:value-type="float">
            <text:p>12</text:p>
          </table:table-cell>
          <table:table-cell table:style-name="ce21" table:number-columns-repeated="2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45"/>
          <table:table-cell table:style-name="ce45" table:formula="of:=SUM([.B63:.J63])" office:value-type="float" office:value="20" calcext:value-type="float">
            <text:p>20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4" calcext:value-type="float">
            <text:p>4</text:p>
          </table:table-cell>
          <table:table-cell table:style-name="ce11" table:number-columns-repeated="4"/>
          <table:table-cell table:style-name="ce45" table:formula="of:=SUM([.L63:.Q63])" office:value-type="float" office:value="52" calcext:value-type="float">
            <text:p>5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19:45–20:0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64:.J64])" office:value-type="float" office:value="33" calcext:value-type="float">
            <text:p>3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8" table:formula="of:=SUM([.L64:.Q64])" office:value-type="float" office:value="37" calcext:value-type="float">
            <text:p>37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20:00–20:1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45"/>
          <table:table-cell table:style-name="ce45" table:formula="of:=SUM([.B65:.J65])" office:value-type="float" office:value="20" calcext:value-type="float">
            <text:p>20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9" calcext:value-type="float">
            <text:p>9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65:.Q65])" office:value-type="float" office:value="57" calcext:value-type="float">
            <text:p>5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20:15–20:3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66:.J66])" office:value-type="float" office:value="16" calcext:value-type="float">
            <text:p>16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66:.Q66])"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20:30–20:4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6" calcext:value-type="float">
            <text:p>6</text:p>
          </table:table-cell>
          <table:table-cell table:style-name="ce21"/>
          <table:table-cell table:style-name="ce45"/>
          <table:table-cell table:style-name="ce45" table:formula="of:=SUM([.B67:.J67])" office:value-type="float" office:value="23" calcext:value-type="float">
            <text:p>23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10" calcext:value-type="float">
            <text:p>10</text:p>
          </table:table-cell>
          <table:table-cell table:style-name="ce11" table:number-columns-repeated="4"/>
          <table:table-cell table:style-name="ce45" table:formula="of:=SUM([.L67:.Q67])" office:value-type="float" office:value="45" calcext:value-type="float">
            <text:p>45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20:45–21:0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8"/>
          <table:table-cell table:style-name="ce8" table:formula="of:=SUM([.B68:.J68])" office:value-type="float" office:value="19" calcext:value-type="float">
            <text:p>19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9" calcext:value-type="float">
            <text:p>9</text:p>
          </table:table-cell>
          <table:table-cell table:style-name="ce10" table:number-columns-repeated="4"/>
          <table:table-cell table:style-name="ce8" table:formula="of:=SUM([.L68:.Q68])"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21:00–21:1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6" calcext:value-type="float">
            <text:p>6</text:p>
          </table:table-cell>
          <table:table-cell table:style-name="ce21"/>
          <table:table-cell table:style-name="ce45"/>
          <table:table-cell table:style-name="ce45" table:formula="of:=SUM([.B69:.J69])" office:value-type="float" office:value="16" calcext:value-type="float">
            <text:p>16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45" table:formula="of:=SUM([.L69:.Q69])" office:value-type="float" office:value="41" calcext:value-type="float">
            <text:p>4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21:15–21:30</text:p>
          </table:table-cell>
          <table:table-cell table:style-name="ce22" office:value-type="float" office:value="18" calcext:value-type="float">
            <text:p>18</text:p>
          </table:table-cell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8"/>
          <table:table-cell table:style-name="ce8" table:formula="of:=SUM([.B70:.J70])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" calcext:value-type="float">
            <text:p>7</text:p>
          </table:table-cell>
          <table:table-cell table:style-name="ce10" table:number-columns-repeated="3"/>
          <table:table-cell table:style-name="ce56"/>
          <table:table-cell table:style-name="ce10" table:formula="of:=SUM([.L70:.Q70])" office:value-type="float" office:value="35" calcext:value-type="float">
            <text:p>35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21:30–21:4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 table:number-columns-repeated="2"/>
          <table:table-cell table:style-name="ce50" table:formula="of:=SUM([.B71:.J71])" office:value-type="float" office:value="14" calcext:value-type="float">
            <text:p>1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12" calcext:value-type="float">
            <text:p>12</text:p>
          </table:table-cell>
          <table:table-cell table:style-name="ce11" table:number-columns-repeated="3"/>
          <table:table-cell table:style-name="ce57" office:value-type="float" office:value="1" calcext:value-type="float">
            <text:p>1</text:p>
          </table:table-cell>
          <table:table-cell table:style-name="ce50" table:formula="of:=SUM([.L71:.Q71])" office:value-type="float" office:value="48" calcext:value-type="float">
            <text:p>48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21:45–22:0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1" calcext:value-type="float">
            <text:p>11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46"/>
          <table:table-cell table:style-name="ce46" table:formula="of:=SUM([.B72:.J72])" office:value-type="float" office:value="30" calcext:value-type="float">
            <text:p>3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" calcext:value-type="float">
            <text:p>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46" table:formula="of:=SUM([.L72:.Q72])" office:value-type="float" office:value="38" calcext:value-type="float">
            <text:p>38</text:p>
          </table:table-cell>
          <table:table-cell table:number-columns-repeated="1006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6.11 set + lam (centro)" table:style-name="ta3">
        <table:table-column table:style-name="co2" table:number-columns-repeated="1024" table:default-cell-style-name="Default"/>
        <table:table-row table:style-name="ro7">
          <table:table-cell table:style-name="ce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15"/>
          <table:covered-table-cell table:style-name="ce47"/>
          <table:table-cell table:style-name="ce47" table:number-columns-spanned="7" table:number-rows-spanned="1"/>
          <table:covered-table-cell table:number-columns-repeated="5" table:style-name="ce15"/>
          <table:covered-table-cell table:style-name="ce47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SETE DE SETEMBRO</text:span></text:p>
            <text:p><text:span text:style-name="T2">+ R. LAMENHA LINS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 <text:span text:style-name="T2">13*C, Nublado</text:span></text:p>
          </table:table-cell>
          <table:covered-table-cell table:number-columns-repeated="5" table:style-name="ce35"/>
          <table:covered-table-cell table:style-name="ce48"/>
          <table:table-cell table:style-name="ce21"/>
          <table:table-cell table:style-name="ce29" table:number-columns-spanned="6" table:number-rows-spanned="2"/>
          <table:covered-table-cell table:number-columns-repeated="4" table:style-name="ce35"/>
          <table:covered-table-cell table:style-name="ce48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26 de set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25"/>
          <table:covered-table-cell table:number-columns-repeated="5" table:style-name="ce30"/>
          <table:covered-table-cell table:style-name="ce29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CENTRO</text:span></text:p>
          </table:table-cell>
          <table:covered-table-cell table:number-columns-repeated="4"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Renato Reis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a: Ivelyse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IA CALMA</text:p>
          </table:table-cell>
          <table:table-cell table:style-name="ce20" table:number-columns-repeated="2"/>
          <table:table-cell table:style-name="ce32" office:value-type="string" calcext:value-type="string">
            <text:p>CONTRA-MÃO (VIA LENTA)</text:p>
          </table:table-cell>
          <table:table-cell table:style-name="ce20"/>
          <table:table-cell table:style-name="ce40"/>
          <table:table-cell table:style-name="ce20" office:value-type="string" calcext:value-type="string">
            <text:p>CANALETA</text:p>
          </table:table-cell>
          <table:table-cell table:style-name="ce20"/>
          <table:table-cell table:style-name="ce44"/>
          <table:table-cell table:style-name="ce7"/>
          <table:table-cell table:style-name="ce44" table:number-columns-repeated="2"/>
          <table:table-cell table:style-name="ce54" office:value-type="string" calcext:value-type="string">
            <text:p>ÔNIBUS</text:p>
          </table:table-cell>
          <table:table-cell table:style-name="ce55" office:value-type="string" calcext:value-type="string">
            <text:p>CAMINHÃO (2 EIXOS)</text:p>
          </table:table-cell>
          <table:table-cell table:style-name="ce6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7"/>
          <table:table-cell table:number-columns-repeated="1006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c_masc</text:p>
          </table:table-cell>
          <table:table-cell table:style-name="ce20" office:value-type="string" calcext:value-type="string">
            <text:p>vc_fem</text:p>
          </table:table-cell>
          <table:table-cell table:style-name="ce20" office:value-type="string" calcext:value-type="string">
            <text:p>vc_nid</text:p>
          </table:table-cell>
          <table:table-cell table:style-name="ce32" office:value-type="string" calcext:value-type="string">
            <text:p>cm_masc</text:p>
          </table:table-cell>
          <table:table-cell table:style-name="ce20" office:value-type="string" calcext:value-type="string">
            <text:p>cm_fem</text:p>
          </table:table-cell>
          <table:table-cell table:style-name="ce40" office:value-type="string" calcext:value-type="string">
            <text:p>cm_nid</text:p>
          </table:table-cell>
          <table:table-cell table:style-name="ce20" office:value-type="string" calcext:value-type="string">
            <text:p>can_masc</text:p>
          </table:table-cell>
          <table:table-cell table:style-name="ce20" office:value-type="string" calcext:value-type="string">
            <text:p>can_fem</text:p>
          </table:table-cell>
          <table:table-cell table:style-name="ce44" office:value-type="string" calcext:value-type="string">
            <text:p>can_nid</text:p>
          </table:table-cell>
          <table:table-cell table:style-name="ce7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number-columns-repeated="2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9:.J9])" office:value-type="float" office:value="12" calcext:value-type="float">
            <text:p>1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45" table:formula="of:=SUM([.L9:.Q9])" office:value-type="float" office:value="19" calcext:value-type="float">
            <text:p>19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10:.J10])" office:value-type="float" office:value="10" calcext:value-type="float">
            <text:p>1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10:.Q10])" office:value-type="float" office:value="26" calcext:value-type="float">
            <text:p>2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11:.J11])" office:value-type="float" office:value="18" calcext:value-type="float">
            <text:p>18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1:.Q11])" office:value-type="float" office:value="44" calcext:value-type="float">
            <text:p>44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/>
          <table:table-cell table:style-name="ce8" table:formula="of:=SUM([.B12:.J12])" office:value-type="float" office:value="23" calcext:value-type="float">
            <text:p>2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8" table:formula="of:=SUM([.L12:.Q12])" office:value-type="float" office:value="69" calcext:value-type="float">
            <text:p>69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3:.J13])" office:value-type="float" office:value="19" calcext:value-type="float">
            <text:p>19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5" table:formula="of:=SUM([.L13:.Q13])" office:value-type="float" office:value="93" calcext:value-type="float">
            <text:p>93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8"/>
          <table:table-cell table:style-name="ce8" table:formula="of:=SUM([.B14:.J14])" office:value-type="float" office:value="19" calcext:value-type="float">
            <text:p>19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14:.Q14])" office:value-type="float" office:value="117" calcext:value-type="float">
            <text:p>117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15:.J15])" office:value-type="float" office:value="23" calcext:value-type="float">
            <text:p>23</text:p>
          </table:table-cell>
          <table:table-cell table:style-name="ce45" office:value-type="float" office:value="79" calcext:value-type="float">
            <text:p>79</text:p>
          </table:table-cell>
          <table:table-cell table:style-name="ce45" office:value-type="float" office:value="12" calcext:value-type="float">
            <text:p>1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5" table:formula="of:=SUM([.L15:.Q15])" office:value-type="float" office:value="94" calcext:value-type="float">
            <text:p>94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/>
          <table:table-cell table:style-name="ce8" table:formula="of:=SUM([.B16:.J16])" office:value-type="float" office:value="21" calcext:value-type="float">
            <text:p>21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16:.Q16])" office:value-type="float" office:value="92" calcext:value-type="float">
            <text:p>92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4" calcext:value-type="float">
            <text:p>4</text:p>
          </table:table-cell>
          <table:table-cell table:style-name="ce21"/>
          <table:table-cell table:style-name="ce45"/>
          <table:table-cell table:style-name="ce45" table:formula="of:=SUM([.B17:.J17])" office:value-type="float" office:value="19" calcext:value-type="float">
            <text:p>19</text:p>
          </table:table-cell>
          <table:table-cell table:style-name="ce45" office:value-type="float" office:value="101" calcext:value-type="float">
            <text:p>101</text:p>
          </table:table-cell>
          <table:table-cell table:style-name="ce45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45" table:formula="of:=SUM([.L17:.Q17])" office:value-type="float" office:value="108" calcext:value-type="float">
            <text:p>108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8"/>
          <table:table-cell table:style-name="ce8" table:formula="of:=SUM([.B18:.J18])" office:value-type="float" office:value="24" calcext:value-type="float">
            <text:p>24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18:.Q18])" office:value-type="float" office:value="96" calcext:value-type="float">
            <text:p>9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19:.J19])" office:value-type="float" office:value="15" calcext:value-type="float">
            <text:p>15</text:p>
          </table:table-cell>
          <table:table-cell table:style-name="ce45" office:value-type="float" office:value="89" calcext:value-type="float">
            <text:p>89</text:p>
          </table:table-cell>
          <table:table-cell table:style-name="ce45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9:.Q19])" office:value-type="float" office:value="95" calcext:value-type="float">
            <text:p>95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8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46"/>
          <table:table-cell table:style-name="ce46" table:formula="of:=SUM([.B20:.J20])" office:value-type="float" office:value="12" calcext:value-type="float">
            <text:p>12</text:p>
          </table:table-cell>
          <table:table-cell table:style-name="ce46" office:value-type="float" office:value="101" calcext:value-type="float">
            <text:p>101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6" table:formula="of:=SUM([.L20:.Q20])" office:value-type="float" office:value="111" calcext:value-type="float">
            <text:p>111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6:30–16:4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1:.J21])" office:value-type="float" office:value="9" calcext:value-type="float">
            <text:p>9</text:p>
          </table:table-cell>
          <table:table-cell table:style-name="ce7" office:value-type="float" office:value="82" calcext:value-type="float">
            <text:p>82</text:p>
          </table:table-cell>
          <table:table-cell table:style-name="ce69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45" table:formula="of:=SUM([.L21:.Q21])" office:value-type="float" office:value="94" calcext:value-type="float">
            <text:p>94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style-name="ce8"/>
          <table:table-cell table:style-name="ce8" table:formula="of:=SUM([.B22:.J22])" office:value-type="float" office:value="27" calcext:value-type="float">
            <text:p>27</text:p>
          </table:table-cell>
          <table:table-cell table:style-name="ce8" office:value-type="float" office:value="80" calcext:value-type="float">
            <text:p>80</text:p>
          </table:table-cell>
          <table:table-cell table:style-name="ce56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22:.Q22])" office:value-type="float" office:value="93" calcext:value-type="float">
            <text:p>93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23:.J23])" office:value-type="float" office:value="16" calcext:value-type="float">
            <text:p>16</text:p>
          </table:table-cell>
          <table:table-cell table:style-name="ce45" office:value-type="float" office:value="82" calcext:value-type="float">
            <text:p>82</text:p>
          </table:table-cell>
          <table:table-cell table:style-name="ce5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45" table:formula="of:=SUM([.L23:.Q23])" office:value-type="float" office:value="94" calcext:value-type="float">
            <text:p>94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24:.J24])" office:value-type="float" office:value="16" calcext:value-type="float">
            <text:p>16</text:p>
          </table:table-cell>
          <table:table-cell table:style-name="ce8" office:value-type="float" office:value="90" calcext:value-type="float">
            <text:p>90</text:p>
          </table:table-cell>
          <table:table-cell table:style-name="ce56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8" table:formula="of:=SUM([.L24:.Q24])" office:value-type="float" office:value="101" calcext:value-type="float">
            <text:p>101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25:.J25])" office:value-type="float" office:value="20" calcext:value-type="float">
            <text:p>20</text:p>
          </table:table-cell>
          <table:table-cell table:style-name="ce45" office:value-type="float" office:value="91" calcext:value-type="float">
            <text:p>91</text:p>
          </table:table-cell>
          <table:table-cell table:style-name="ce5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45" table:formula="of:=SUM([.L25:.Q25])" office:value-type="float" office:value="107" calcext:value-type="float">
            <text:p>107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26:.J26])" office:value-type="float" office:value="18" calcext:value-type="float">
            <text:p>18</text:p>
          </table:table-cell>
          <table:table-cell table:style-name="ce8" office:value-type="float" office:value="78" calcext:value-type="float">
            <text:p>78</text:p>
          </table:table-cell>
          <table:table-cell table:style-name="ce56" office:value-type="float" office:value="10" calcext:value-type="float">
            <text:p>10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8" table:formula="of:=SUM([.L26:.Q26])" office:value-type="float" office:value="90" calcext:value-type="float">
            <text:p>90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45"/>
          <table:table-cell table:style-name="ce45" table:formula="of:=SUM([.B27:.J27])" office:value-type="float" office:value="26" calcext:value-type="float">
            <text:p>26</text:p>
          </table:table-cell>
          <table:table-cell table:style-name="ce45" office:value-type="float" office:value="73" calcext:value-type="float">
            <text:p>73</text:p>
          </table:table-cell>
          <table:table-cell table:style-name="ce5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45" table:formula="of:=SUM([.L27:.Q27])" office:value-type="float" office:value="89" calcext:value-type="float">
            <text:p>8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7" calcext:value-type="float">
            <text:p>7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8"/>
          <table:table-cell table:style-name="ce8" table:formula="of:=SUM([.B28:.J28])" office:value-type="float" office:value="33" calcext:value-type="float">
            <text:p>33</text:p>
          </table:table-cell>
          <table:table-cell table:style-name="ce8" office:value-type="float" office:value="66" calcext:value-type="float">
            <text:p>66</text:p>
          </table:table-cell>
          <table:table-cell table:style-name="ce56" office:value-type="float" office:value="11" calcext:value-type="float">
            <text:p>11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8" table:formula="of:=SUM([.L28:.Q28])" office:value-type="float" office:value="82" calcext:value-type="float">
            <text:p>82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9:.J29])" office:value-type="float" office:value="26" calcext:value-type="float">
            <text:p>26</text:p>
          </table:table-cell>
          <table:table-cell table:style-name="ce45" office:value-type="float" office:value="75" calcext:value-type="float">
            <text:p>75</text:p>
          </table:table-cell>
          <table:table-cell table:style-name="ce5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45" table:formula="of:=SUM([.L29:.Q29])" office:value-type="float" office:value="88" calcext:value-type="float">
            <text:p>88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8"/>
          <table:table-cell table:style-name="ce8" table:formula="of:=SUM([.B30:.J30])" office:value-type="float" office:value="15" calcext:value-type="float">
            <text:p>15</text:p>
          </table:table-cell>
          <table:table-cell table:style-name="ce8" office:value-type="float" office:value="61" calcext:value-type="float">
            <text:p>61</text:p>
          </table:table-cell>
          <table:table-cell table:style-name="ce56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8" table:formula="of:=SUM([.L30:.Q30])" office:value-type="float" office:value="73" calcext:value-type="float">
            <text:p>73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31:.J31])" office:value-type="float" office:value="17" calcext:value-type="float">
            <text:p>17</text:p>
          </table:table-cell>
          <table:table-cell table:style-name="ce45" office:value-type="float" office:value="72" calcext:value-type="float">
            <text:p>72</text:p>
          </table:table-cell>
          <table:table-cell table:style-name="ce57" office:value-type="float" office:value="11" calcext:value-type="float">
            <text:p>1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31:.Q31])" office:value-type="float" office:value="84" calcext:value-type="float">
            <text:p>84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46"/>
          <table:table-cell table:style-name="ce46" table:formula="of:=SUM([.B32:.J32])" office:value-type="float" office:value="11" calcext:value-type="float">
            <text:p>11</text:p>
          </table:table-cell>
          <table:table-cell table:style-name="ce46" office:value-type="float" office:value="77" calcext:value-type="float">
            <text:p>77</text:p>
          </table:table-cell>
          <table:table-cell table:style-name="ce53" office:value-type="float" office:value="10" calcext:value-type="float">
            <text:p>10</text:p>
          </table:table-cell>
          <table:table-cell table:style-name="ce13" table:number-columns-repeated="4"/>
          <table:table-cell table:style-name="ce46" table:formula="of:=SUM([.L32:.Q32])" office:value-type="float" office:value="87" calcext:value-type="float">
            <text:p>87</text:p>
          </table:table-cell>
          <table:table-cell table:style-name="ce52"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6.11 set + lam (bairro)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7">
          <table:table-cell table:style-name="ce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15"/>
          <table:covered-table-cell table:style-name="ce47"/>
          <table:table-cell table:style-name="ce47" table:number-columns-spanned="7" table:number-rows-spanned="1"/>
          <table:covered-table-cell table:number-columns-repeated="5" table:style-name="ce15"/>
          <table:covered-table-cell table:style-name="ce47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SETE DE SETEMBRO</text:span></text:p>
            <text:p><text:span text:style-name="T2">+ R. LAMENHA LINS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 <text:span text:style-name="T2">12*C, nublado</text:span></text:p>
          </table:table-cell>
          <table:covered-table-cell table:number-columns-repeated="5" table:style-name="ce35"/>
          <table:covered-table-cell table:style-name="ce48"/>
          <table:table-cell table:style-name="ce21"/>
          <table:table-cell table:style-name="ce29" table:number-columns-spanned="6" table:number-rows-spanned="2"/>
          <table:covered-table-cell table:number-columns-repeated="4" table:style-name="ce35"/>
          <table:covered-table-cell table:style-name="ce48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26 de set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25"/>
          <table:covered-table-cell table:number-columns-repeated="5" table:style-name="ce30"/>
          <table:covered-table-cell table:style-name="ce29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BAIRRO</text:span></text:p>
          </table:table-cell>
          <table:covered-table-cell table:number-columns-repeated="4"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Henrique Jakobi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a: Yasmim Reck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IA CALMA</text:p>
          </table:table-cell>
          <table:table-cell table:style-name="ce20" table:number-columns-repeated="2"/>
          <table:table-cell table:style-name="ce32" office:value-type="string" calcext:value-type="string">
            <text:p>CONTRA-MÃO (VIA LENTA)</text:p>
          </table:table-cell>
          <table:table-cell table:style-name="ce20"/>
          <table:table-cell table:style-name="ce40"/>
          <table:table-cell table:style-name="ce20" office:value-type="string" calcext:value-type="string">
            <text:p>CANALETA</text:p>
          </table:table-cell>
          <table:table-cell table:style-name="ce20"/>
          <table:table-cell table:style-name="ce44"/>
          <table:table-cell table:style-name="ce7"/>
          <table:table-cell table:style-name="ce44" table:number-columns-repeated="2"/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7"/>
          <table:table-cell table:number-columns-repeated="1006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c_masc</text:p>
          </table:table-cell>
          <table:table-cell table:style-name="ce20" office:value-type="string" calcext:value-type="string">
            <text:p>vc_fem</text:p>
          </table:table-cell>
          <table:table-cell table:style-name="ce20" office:value-type="string" calcext:value-type="string">
            <text:p>vc_nid</text:p>
          </table:table-cell>
          <table:table-cell table:style-name="ce32" office:value-type="string" calcext:value-type="string">
            <text:p>cm_masc</text:p>
          </table:table-cell>
          <table:table-cell table:style-name="ce20" office:value-type="string" calcext:value-type="string">
            <text:p>cm_fem</text:p>
          </table:table-cell>
          <table:table-cell table:style-name="ce40" office:value-type="string" calcext:value-type="string">
            <text:p>cm_nid</text:p>
          </table:table-cell>
          <table:table-cell table:style-name="ce20" office:value-type="string" calcext:value-type="string">
            <text:p>can_masc</text:p>
          </table:table-cell>
          <table:table-cell table:style-name="ce20" office:value-type="string" calcext:value-type="string">
            <text:p>can_fem</text:p>
          </table:table-cell>
          <table:table-cell table:style-name="ce44" office:value-type="string" calcext:value-type="string">
            <text:p>can_nid</text:p>
          </table:table-cell>
          <table:table-cell table:style-name="ce7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9:.J9])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number-columns-repeated="4"/>
          <table:table-cell table:style-name="ce45" table:formula="of:=SUM([.L9:.Q9])" office:value-type="float" office:value="21" calcext:value-type="float">
            <text:p>2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10:.J10])" office:value-type="float" office:value="18" calcext:value-type="float">
            <text:p>1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4"/>
          <table:table-cell table:style-name="ce8" table:formula="of:=SUM([.L10:.Q10])" office:value-type="float" office:value="27" calcext:value-type="float">
            <text:p>27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11:.J11])" office:value-type="float" office:value="14" calcext:value-type="float">
            <text:p>14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3" calcext:value-type="float">
            <text:p>3</text:p>
          </table:table-cell>
          <table:table-cell table:style-name="ce11" table:number-columns-repeated="4"/>
          <table:table-cell table:style-name="ce45" table:formula="of:=SUM([.L11:.Q11])" office:value-type="float" office:value="42" calcext:value-type="float">
            <text:p>4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2:.J12])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L12:.Q12])" office:value-type="float" office:value="54" calcext:value-type="float">
            <text:p>54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33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3"/>
          <table:table-cell table:style-name="ce21"/>
          <table:table-cell table:style-name="ce45"/>
          <table:table-cell table:style-name="ce45" table:formula="of:=SUM([.B13:.J13])" office:value-type="float" office:value="24" calcext:value-type="float">
            <text:p>24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3:.Q13])" office:value-type="float" office:value="72" calcext:value-type="float">
            <text:p>7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4:.J14])" office:value-type="float" office:value="33" calcext:value-type="float">
            <text:p>33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2" calcext:value-type="float">
            <text:p>12</text:p>
          </table:table-cell>
          <table:table-cell table:style-name="ce10" table:number-columns-repeated="4"/>
          <table:table-cell table:style-name="ce8" table:formula="of:=SUM([.L14:.Q14])" office:value-type="float" office:value="83" calcext:value-type="float">
            <text:p>83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11" calcext:value-type="float">
            <text:p>11</text:p>
          </table:table-cell>
          <table:table-cell table:style-name="ce21" office:value-type="float" office:value="2" calcext:value-type="float">
            <text:p>2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45"/>
          <table:table-cell table:style-name="ce45" table:formula="of:=SUM([.B15:.J15])" office:value-type="float" office:value="13" calcext:value-type="float">
            <text:p>13</text:p>
          </table:table-cell>
          <table:table-cell table:style-name="ce45" office:value-type="float" office:value="71" calcext:value-type="float">
            <text:p>71</text:p>
          </table:table-cell>
          <table:table-cell table:style-name="ce45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5:.Q15])" office:value-type="float" office:value="82" calcext:value-type="float">
            <text:p>8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8"/>
          <table:table-cell table:style-name="ce8" table:formula="of:=SUM([.B16:.J16])" office:value-type="float" office:value="13" calcext:value-type="float">
            <text:p>13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16:.Q16])" office:value-type="float" office:value="77" calcext:value-type="float">
            <text:p>77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7:.J17])" office:value-type="float" office:value="21" calcext:value-type="float">
            <text:p>21</text:p>
          </table:table-cell>
          <table:table-cell table:style-name="ce45" office:value-type="float" office:value="85" calcext:value-type="float">
            <text:p>85</text:p>
          </table:table-cell>
          <table:table-cell table:style-name="ce45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17:.Q17])" office:value-type="float" office:value="93" calcext:value-type="float">
            <text:p>93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8"/>
          <table:table-cell table:style-name="ce8" table:formula="of:=SUM([.B18:.J18])" office:value-type="float" office:value="11" calcext:value-type="float">
            <text:p>1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8" table:formula="of:=SUM([.L18:.Q18])" office:value-type="float" office:value="102" calcext:value-type="float">
            <text:p>102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19:.J19])" office:value-type="float" office:value="5" calcext:value-type="float">
            <text:p>5</text:p>
          </table:table-cell>
          <table:table-cell table:style-name="ce45" office:value-type="float" office:value="87" calcext:value-type="float">
            <text:p>87</text:p>
          </table:table-cell>
          <table:table-cell table:style-name="ce45" office:value-type="float" office:value="2" calcext:value-type="float">
            <text:p>2</text:p>
          </table:table-cell>
          <table:table-cell table:style-name="ce11" table:number-columns-repeated="4"/>
          <table:table-cell table:style-name="ce45" table:formula="of:=SUM([.L19:.Q19])" office:value-type="float" office:value="89" calcext:value-type="float">
            <text:p>89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8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6"/>
          <table:table-cell table:style-name="ce46" table:formula="of:=SUM([.B20:.J20])" office:value-type="float" office:value="20" calcext:value-type="float">
            <text:p>20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6" calcext:value-type="float">
            <text:p>6</text:p>
          </table:table-cell>
          <table:table-cell table:style-name="ce13" table:number-columns-repeated="4"/>
          <table:table-cell table:style-name="ce46" table:formula="of:=SUM([.L20:.Q20])" office:value-type="float" office:value="80" calcext:value-type="float">
            <text:p>80</text:p>
          </table:table-cell>
          <table:table-cell table:style-name="ce52" table:number-columns-repeated="1006"/>
        </table:table-row>
        <table:table-row table:style-name="ro3">
          <table:table-cell table:style-name="ce70" office:value-type="string" calcext:value-type="string">
            <text:p>16:30–16:45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5"/>
          <table:table-cell table:style-name="ce45" table:formula="of:=SUM([.B21:.J21])" office:value-type="float" office:value="17" calcext:value-type="float">
            <text:p>17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45" table:formula="of:=SUM([.L21:.Q21])" office:value-type="float" office:value="101" calcext:value-type="float">
            <text:p>101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22:.J22])" office:value-type="float" office:value="24" calcext:value-type="float">
            <text:p>2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L22:.Q22])" office:value-type="float" office:value="87" calcext:value-type="float">
            <text:p>87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23:.J23])" office:value-type="float" office:value="22" calcext:value-type="float">
            <text:p>22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23:.Q23])" office:value-type="float" office:value="107" calcext:value-type="float">
            <text:p>107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24:.J24])" office:value-type="float" office:value="14" calcext:value-type="float">
            <text:p>1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8" table:formula="of:=SUM([.L24:.Q24])" office:value-type="float" office:value="100" calcext:value-type="float">
            <text:p>100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25" calcext:value-type="float">
            <text:p>2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25:.J25])" office:value-type="float" office:value="28" calcext:value-type="float">
            <text:p>28</text:p>
          </table:table-cell>
          <table:table-cell table:style-name="ce45" office:value-type="float" office:value="108" calcext:value-type="float">
            <text:p>108</text:p>
          </table:table-cell>
          <table:table-cell table:style-name="ce45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45" table:formula="of:=SUM([.L25:.Q25])" office:value-type="float" office:value="118" calcext:value-type="float">
            <text:p>118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26:.J26])" office:value-type="float" office:value="24" calcext:value-type="float">
            <text:p>24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8" table:formula="of:=SUM([.L26:.Q26])" office:value-type="float" office:value="100" calcext:value-type="float">
            <text:p>100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27:.J27])" office:value-type="float" office:value="30" calcext:value-type="float">
            <text:p>30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45" table:formula="of:=SUM([.L27:.Q27])" office:value-type="float" office:value="124" calcext:value-type="float">
            <text:p>124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28:.J28])" office:value-type="float" office:value="37" calcext:value-type="float">
            <text:p>3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8" table:formula="of:=SUM([.L28:.Q28])" office:value-type="float" office:value="127" calcext:value-type="float">
            <text:p>127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29:.J29])" office:value-type="float" office:value="35" calcext:value-type="float">
            <text:p>35</text:p>
          </table:table-cell>
          <table:table-cell table:style-name="ce45" office:value-type="float" office:value="94" calcext:value-type="float">
            <text:p>94</text:p>
          </table:table-cell>
          <table:table-cell table:style-name="ce45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45" table:formula="of:=SUM([.L29:.Q29])" office:value-type="float" office:value="108" calcext:value-type="float">
            <text:p>108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/>
          <table:table-cell table:style-name="ce8" table:formula="of:=SUM([.B30:.J30])" office:value-type="float" office:value="35" calcext:value-type="float">
            <text:p>35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15" calcext:value-type="float">
            <text:p>15</text:p>
          </table:table-cell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8" table:formula="of:=SUM([.L30:.Q30])" office:value-type="float" office:value="100" calcext:value-type="float">
            <text:p>100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31:.J31])" office:value-type="float" office:value="28" calcext:value-type="float">
            <text:p>28</text:p>
          </table:table-cell>
          <table:table-cell table:style-name="ce45" office:value-type="float" office:value="93" calcext:value-type="float">
            <text:p>93</text:p>
          </table:table-cell>
          <table:table-cell table:style-name="ce45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45" table:formula="of:=SUM([.L31:.Q31])" office:value-type="float" office:value="103" calcext:value-type="float">
            <text:p>103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table:number-columns-repeated="2"/>
          <table:table-cell table:style-name="ce46"/>
          <table:table-cell table:style-name="ce46" table:formula="of:=SUM([.B32:.J32])" office:value-type="float" office:value="32" calcext:value-type="float">
            <text:p>32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46" table:formula="of:=SUM([.L32:.Q32])" office:value-type="float" office:value="83" calcext:value-type="float">
            <text:p>83</text:p>
          </table:table-cell>
          <table:table-cell table:style-name="ce52"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7.11 set + ben (centro)" table:style-name="ta5">
        <office:forms form:automatic-focus="false" form:apply-design-mode="false"/>
        <table:table-column table:style-name="co2" table:number-columns-repeated="1024" table:default-cell-style-name="Default"/>
        <table:table-row table:style-name="ro7">
          <table:table-cell table:style-name="ce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15"/>
          <table:covered-table-cell table:style-name="ce47"/>
          <table:table-cell table:style-name="ce47" table:number-columns-spanned="7" table:number-rows-spanned="1"/>
          <table:covered-table-cell table:number-columns-repeated="5" table:style-name="ce15"/>
          <table:covered-table-cell table:style-name="ce47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SETE DE SETEMBRO</text:span></text:p>
            <text:p><text:span text:style-name="T2">+ R. BENTO VIANA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 <text:span text:style-name="T2">Chuva</text:span></text:p>
          </table:table-cell>
          <table:covered-table-cell table:number-columns-repeated="5" table:style-name="ce35"/>
          <table:covered-table-cell table:style-name="ce48"/>
          <table:table-cell table:style-name="ce21"/>
          <table:table-cell table:style-name="ce61" table:number-columns-spanned="6" table:number-rows-spanned="2"/>
          <table:covered-table-cell table:number-columns-repeated="4" table:style-name="ce63"/>
          <table:covered-table-cell table:style-name="ce64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27 de set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25"/>
          <table:covered-table-cell table:number-columns-repeated="5" table:style-name="ce62"/>
          <table:covered-table-cell table:style-name="ce61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CENTRO</text:span></text:p>
          </table:table-cell>
          <table:covered-table-cell table:number-columns-repeated="4"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a: Barbara Maciel 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Miranda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IA CALMA</text:p>
          </table:table-cell>
          <table:table-cell table:style-name="ce20" table:number-columns-repeated="2"/>
          <table:table-cell table:style-name="ce32" office:value-type="string" calcext:value-type="string">
            <text:p>CONTRA-MÃO (VIA LENTA)</text:p>
          </table:table-cell>
          <table:table-cell table:style-name="ce20"/>
          <table:table-cell table:style-name="ce40"/>
          <table:table-cell table:style-name="ce20" office:value-type="string" calcext:value-type="string">
            <text:p>CANALETA</text:p>
          </table:table-cell>
          <table:table-cell table:style-name="ce20"/>
          <table:table-cell table:style-name="ce44"/>
          <table:table-cell table:style-name="ce7"/>
          <table:table-cell table:style-name="ce44" table:number-columns-repeated="2"/>
          <table:table-cell table:style-name="ce54" office:value-type="string" calcext:value-type="string">
            <text:p>ÔNIBUS</text:p>
          </table:table-cell>
          <table:table-cell table:style-name="ce55" office:value-type="string" calcext:value-type="string">
            <text:p>CAMINHÃO (2 EIXOS)</text:p>
          </table:table-cell>
          <table:table-cell table:style-name="ce6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7"/>
          <table:table-cell table:number-columns-repeated="1006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c_masc</text:p>
          </table:table-cell>
          <table:table-cell table:style-name="ce20" office:value-type="string" calcext:value-type="string">
            <text:p>vc_fem</text:p>
          </table:table-cell>
          <table:table-cell table:style-name="ce20" office:value-type="string" calcext:value-type="string">
            <text:p>vc_nid</text:p>
          </table:table-cell>
          <table:table-cell table:style-name="ce32" office:value-type="string" calcext:value-type="string">
            <text:p>cm_masc</text:p>
          </table:table-cell>
          <table:table-cell table:style-name="ce20" office:value-type="string" calcext:value-type="string">
            <text:p>cm_fem</text:p>
          </table:table-cell>
          <table:table-cell table:style-name="ce40" office:value-type="string" calcext:value-type="string">
            <text:p>cm_nid</text:p>
          </table:table-cell>
          <table:table-cell table:style-name="ce20" office:value-type="string" calcext:value-type="string">
            <text:p>can_masc</text:p>
          </table:table-cell>
          <table:table-cell table:style-name="ce20" office:value-type="string" calcext:value-type="string">
            <text:p>can_fem</text:p>
          </table:table-cell>
          <table:table-cell table:style-name="ce44" office:value-type="string" calcext:value-type="string">
            <text:p>can_nid</text:p>
          </table:table-cell>
          <table:table-cell table:style-name="ce7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45"/>
          <table:table-cell table:style-name="ce45" table:formula="of:=SUM([.B9:.J9])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number-columns-repeated="4"/>
          <table:table-cell table:style-name="ce45" table:formula="of:=SUM([.L9:.Q9])" office:value-type="float" office:value="23" calcext:value-type="float">
            <text:p>23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10:.J10])"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L10:.Q10])" office:value-type="float" office:value="36" calcext:value-type="float">
            <text:p>3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11:.J11])" office:value-type="float" office:value="11" calcext:value-type="float">
            <text:p>1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45" table:formula="of:=SUM([.L11:.Q11])" office:value-type="float" office:value="65" calcext:value-type="float">
            <text:p>65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2:.J12])" office:value-type="float" office:value="9" calcext:value-type="float">
            <text:p>9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12:.Q12])" office:value-type="float" office:value="71" calcext:value-type="float">
            <text:p>71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1"/>
          <table:table-cell table:style-name="ce33"/>
          <table:table-cell table:style-name="ce21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3:.J13])" office:value-type="float" office:value="7" calcext:value-type="float">
            <text:p>7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4" calcext:value-type="float">
            <text:p>4</text:p>
          </table:table-cell>
          <table:table-cell table:style-name="ce11" table:number-columns-repeated="4"/>
          <table:table-cell table:style-name="ce45" table:formula="of:=SUM([.L13:.Q13])" office:value-type="float" office:value="77" calcext:value-type="float">
            <text:p>7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4:.J14])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L14:.Q14])" office:value-type="float" office:value="94" calcext:value-type="float">
            <text:p>94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6"/>
          <table:table-cell table:style-name="ce21" table:number-columns-repeated="2"/>
          <table:table-cell table:style-name="ce26"/>
          <table:table-cell table:style-name="ce23"/>
          <table:table-cell table:style-name="ce21"/>
          <table:table-cell table:style-name="ce45"/>
          <table:table-cell table:style-name="ce45" table:formula="of:=SUM([.B15:.J15])" office:value-type="float" office:value="5" calcext:value-type="float">
            <text:p>5</text:p>
          </table:table-cell>
          <table:table-cell table:style-name="ce45" office:value-type="float" office:value="93" calcext:value-type="float">
            <text:p>93</text:p>
          </table:table-cell>
          <table:table-cell table:style-name="ce45" office:value-type="float" office:value="8" calcext:value-type="float">
            <text:p>8</text:p>
          </table:table-cell>
          <table:table-cell table:style-name="ce11" table:number-columns-repeated="4"/>
          <table:table-cell table:style-name="ce45" table:formula="of:=SUM([.L15:.Q15])" office:value-type="float" office:value="101" calcext:value-type="float">
            <text:p>10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6:.J16])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4"/>
          <table:table-cell table:style-name="ce8" table:formula="of:=SUM([.L16:.Q16])" office:value-type="float" office:value="82" calcext:value-type="float">
            <text:p>82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7:.J17])" office:value-type="float" office:value="2" calcext:value-type="float">
            <text:p>2</text:p>
          </table:table-cell>
          <table:table-cell table:style-name="ce45" office:value-type="float" office:value="117" calcext:value-type="float">
            <text:p>117</text:p>
          </table:table-cell>
          <table:table-cell table:style-name="ce45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7:.Q17])" office:value-type="float" office:value="123" calcext:value-type="float">
            <text:p>123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8:.J18])" office:value-type="float" office:value="2" calcext:value-type="float">
            <text:p>2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8" table:formula="of:=SUM([.L18:.Q18])" office:value-type="float" office:value="106" calcext:value-type="float">
            <text:p>10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6"/>
          <table:table-cell table:style-name="ce21" table:number-columns-repeated="2"/>
          <table:table-cell table:style-name="ce26"/>
          <table:table-cell table:style-name="ce23"/>
          <table:table-cell table:style-name="ce21"/>
          <table:table-cell table:style-name="ce45"/>
          <table:table-cell table:style-name="ce45" table:formula="of:=SUM([.B19:.J19])" office:value-type="float" office:value="2" calcext:value-type="float">
            <text:p>2</text:p>
          </table:table-cell>
          <table:table-cell table:style-name="ce45" office:value-type="float" office:value="123" calcext:value-type="float">
            <text:p>123</text:p>
          </table:table-cell>
          <table:table-cell table:style-name="ce45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9:.Q19])" office:value-type="float" office:value="127" calcext:value-type="float">
            <text:p>127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6"/>
          <table:table-cell table:style-name="ce46" table:formula="of:=SUM([.B20:.J20])" office:value-type="float" office:value="2" calcext:value-type="float">
            <text:p>2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table:number-columns-repeated="2"/>
          <table:table-cell table:style-name="ce46" table:formula="of:=SUM([.L20:.Q20])" office:value-type="float" office:value="109" calcext:value-type="float">
            <text:p>109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6:30–16:4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21:.J21])" office:value-type="float" office:value="11" calcext:value-type="float">
            <text:p>11</text:p>
          </table:table-cell>
          <table:table-cell table:style-name="ce7" office:value-type="float" office:value="66" calcext:value-type="float">
            <text:p>66</text:p>
          </table:table-cell>
          <table:table-cell table:style-name="ce69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45" table:formula="of:=SUM([.L21:.Q21])" office:value-type="float" office:value="77" calcext:value-type="float">
            <text:p>77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22:.J22])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  <table:table-cell table:style-name="ce56" office:value-type="float" office:value="6" calcext:value-type="float">
            <text:p>6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8" table:formula="of:=SUM([.L22:.Q22])" office:value-type="float" office:value="86" calcext:value-type="float">
            <text:p>86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23:.J23])" office:value-type="float" office:value="6" calcext:value-type="float">
            <text:p>6</text:p>
          </table:table-cell>
          <table:table-cell table:style-name="ce45" office:value-type="float" office:value="75" calcext:value-type="float">
            <text:p>75</text:p>
          </table:table-cell>
          <table:table-cell table:style-name="ce57" office:value-type="float" office:value="7" calcext:value-type="float">
            <text:p>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23:.Q23])" office:value-type="float" office:value="83" calcext:value-type="float">
            <text:p>83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24:.J24])" office:value-type="float" office:value="3" calcext:value-type="float">
            <text:p>3</text:p>
          </table:table-cell>
          <table:table-cell table:style-name="ce8" office:value-type="float" office:value="93" calcext:value-type="float">
            <text:p>93</text:p>
          </table:table-cell>
          <table:table-cell table:style-name="ce56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24:.Q24])" office:value-type="float" office:value="100" calcext:value-type="float">
            <text:p>100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1"/>
          <table:table-cell table:style-name="ce33"/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25:.J25])" office:value-type="float" office:value="13" calcext:value-type="float">
            <text:p>13</text:p>
          </table:table-cell>
          <table:table-cell table:style-name="ce45" office:value-type="float" office:value="80" calcext:value-type="float">
            <text:p>80</text:p>
          </table:table-cell>
          <table:table-cell table:style-name="ce57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45" table:formula="of:=SUM([.L25:.Q25])" office:value-type="float" office:value="83" calcext:value-type="float">
            <text:p>83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26:.J26])" office:value-type="float" office:value="7" calcext:value-type="float">
            <text:p>7</text:p>
          </table:table-cell>
          <table:table-cell table:style-name="ce8" office:value-type="float" office:value="92" calcext:value-type="float">
            <text:p>92</text:p>
          </table:table-cell>
          <table:table-cell table:style-name="ce56" office:value-type="float" office:value="4" calcext:value-type="float">
            <text:p>4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8" table:formula="of:=SUM([.L26:.Q26])" office:value-type="float" office:value="97" calcext:value-type="float">
            <text:p>97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 office:value-type="float" office:value="1" calcext:value-type="float">
            <text:p>1</text:p>
          </table:table-cell>
          <table:table-cell table:style-name="ce45" table:formula="of:=SUM([.B27:.J27])" office:value-type="float" office:value="9" calcext:value-type="float">
            <text:p>9</text:p>
          </table:table-cell>
          <table:table-cell table:style-name="ce45" office:value-type="float" office:value="71" calcext:value-type="float">
            <text:p>71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27:.Q27])" office:value-type="float" office:value="80" calcext:value-type="float">
            <text:p>80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8"/>
          <table:table-cell table:style-name="ce8" table:formula="of:=SUM([.B28:.J28])" office:value-type="float" office:value="16" calcext:value-type="float">
            <text:p>16</text:p>
          </table:table-cell>
          <table:table-cell table:style-name="ce8" office:value-type="float" office:value="84" calcext:value-type="float">
            <text:p>84</text:p>
          </table:table-cell>
          <table:table-cell table:style-name="ce56" office:value-type="float" office:value="3" calcext:value-type="float">
            <text:p>3</text:p>
          </table:table-cell>
          <table:table-cell table:style-name="ce10" table:number-columns-repeated="4"/>
          <table:table-cell table:style-name="ce8" table:formula="of:=SUM([.L28:.Q28])" office:value-type="float" office:value="87" calcext:value-type="float">
            <text:p>87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4" calcext:value-type="float">
            <text:p>4</text:p>
          </table:table-cell>
          <table:table-cell table:style-name="ce21"/>
          <table:table-cell table:style-name="ce45"/>
          <table:table-cell table:style-name="ce45" table:formula="of:=SUM([.B29:.J29])" office:value-type="float" office:value="14" calcext:value-type="float">
            <text:p>14</text:p>
          </table:table-cell>
          <table:table-cell table:style-name="ce45" office:value-type="float" office:value="69" calcext:value-type="float">
            <text:p>69</text:p>
          </table:table-cell>
          <table:table-cell table:style-name="ce57" office:value-type="float" office:value="1" calcext:value-type="float">
            <text:p>1</text:p>
          </table:table-cell>
          <table:table-cell table:style-name="ce11" table:number-columns-repeated="4"/>
          <table:table-cell table:style-name="ce45" table:formula="of:=SUM([.L29:.Q29])" office:value-type="float" office:value="70" calcext:value-type="float">
            <text:p>70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8"/>
          <table:table-cell table:style-name="ce8" table:formula="of:=SUM([.B30:.J30])" office:value-type="float" office:value="11" calcext:value-type="float">
            <text:p>11</text:p>
          </table:table-cell>
          <table:table-cell table:style-name="ce8" office:value-type="float" office:value="92" calcext:value-type="float">
            <text:p>92</text:p>
          </table:table-cell>
          <table:table-cell table:style-name="ce56" office:value-type="float" office:value="3" calcext:value-type="float">
            <text:p>3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8" table:formula="of:=SUM([.L30:.Q30])" office:value-type="float" office:value="98" calcext:value-type="float">
            <text:p>9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45"/>
          <table:table-cell table:style-name="ce45" table:formula="of:=SUM([.B31:.J31])" office:value-type="float" office:value="10" calcext:value-type="float">
            <text:p>10</text:p>
          </table:table-cell>
          <table:table-cell table:style-name="ce45" office:value-type="float" office:value="70" calcext:value-type="float">
            <text:p>70</text:p>
          </table:table-cell>
          <table:table-cell table:style-name="ce57" office:value-type="float" office:value="1" calcext:value-type="float">
            <text:p>1</text:p>
          </table:table-cell>
          <table:table-cell table:style-name="ce11" table:number-columns-repeated="4"/>
          <table:table-cell table:style-name="ce45" table:formula="of:=SUM([.L31:.Q31])" office:value-type="float" office:value="71" calcext:value-type="float">
            <text:p>71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46"/>
          <table:table-cell table:style-name="ce46" table:formula="of:=SUM([.B32:.J32])" office:value-type="float" office:value="15" calcext:value-type="float">
            <text:p>15</text:p>
          </table:table-cell>
          <table:table-cell table:style-name="ce46" office:value-type="float" office:value="67" calcext:value-type="float">
            <text:p>67</text:p>
          </table:table-cell>
          <table:table-cell table:style-name="ce53" office:value-type="float" office:value="6" calcext:value-type="float">
            <text:p>6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46" table:formula="of:=SUM([.L32:.Q32])" office:value-type="float" office:value="74" calcext:value-type="float">
            <text:p>74</text:p>
          </table:table-cell>
          <table:table-cell table:style-name="ce52"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7.11 set + ben (bairro)" table:style-name="ta6">
        <office:forms form:automatic-focus="false" form:apply-design-mode="false"/>
        <table:table-column table:style-name="co2" table:number-columns-repeated="1024" table:default-cell-style-name="Default"/>
        <table:table-row table:style-name="ro7">
          <table:table-cell table:style-name="ce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15"/>
          <table:covered-table-cell table:style-name="ce47"/>
          <table:table-cell table:style-name="ce47" table:number-columns-spanned="7" table:number-rows-spanned="1"/>
          <table:covered-table-cell table:number-columns-repeated="5" table:style-name="ce15"/>
          <table:covered-table-cell table:style-name="ce47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SETE DE SETEMBRO</text:span></text:p>
            <text:p><text:span text:style-name="T2">+ R. BENTO VIANA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 <text:span text:style-name="T2">Chuva intensa em quase todo o período</text:span></text:p>
          </table:table-cell>
          <table:covered-table-cell table:number-columns-repeated="5" table:style-name="ce35"/>
          <table:covered-table-cell table:style-name="ce48"/>
          <table:table-cell table:style-name="ce21"/>
          <table:table-cell table:style-name="ce29" table:number-columns-spanned="6" table:number-rows-spanned="2"/>
          <table:covered-table-cell table:number-columns-repeated="4" table:style-name="ce35"/>
          <table:covered-table-cell table:style-name="ce48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27 de set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25"/>
          <table:covered-table-cell table:number-columns-repeated="5" table:style-name="ce30"/>
          <table:covered-table-cell table:style-name="ce29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BAIRRO</text:span></text:p>
          </table:table-cell>
          <table:covered-table-cell table:number-columns-repeated="4"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Tiago Gotia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Maykel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c_masc</text:p>
          </table:table-cell>
          <table:table-cell table:style-name="ce20" office:value-type="string" calcext:value-type="string">
            <text:p>vc_fem</text:p>
          </table:table-cell>
          <table:table-cell table:style-name="ce20" office:value-type="string" calcext:value-type="string">
            <text:p>vc_nid</text:p>
          </table:table-cell>
          <table:table-cell table:style-name="ce32" office:value-type="string" calcext:value-type="string">
            <text:p>cm_masc</text:p>
          </table:table-cell>
          <table:table-cell table:style-name="ce20" office:value-type="string" calcext:value-type="string">
            <text:p>cm_fem</text:p>
          </table:table-cell>
          <table:table-cell table:style-name="ce40" office:value-type="string" calcext:value-type="string">
            <text:p>cm_nid</text:p>
          </table:table-cell>
          <table:table-cell table:style-name="ce20" office:value-type="string" calcext:value-type="string">
            <text:p>can_masc</text:p>
          </table:table-cell>
          <table:table-cell table:style-name="ce20" office:value-type="string" calcext:value-type="string">
            <text:p>can_fem</text:p>
          </table:table-cell>
          <table:table-cell table:style-name="ce44" office:value-type="string" calcext:value-type="string">
            <text:p>can_nid</text:p>
          </table:table-cell>
          <table:table-cell table:style-name="ce7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9:.J9])" office:value-type="float" office:value="5" calcext:value-type="float">
            <text:p>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45" table:formula="of:=SUM([.L9:.Q9])" office:value-type="float" office:value="25" calcext:value-type="float">
            <text:p>25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10:.J10])" office:value-type="float" office:value="6" calcext:value-type="float">
            <text:p>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" calcext:value-type="float">
            <text:p>6</text:p>
          </table:table-cell>
          <table:table-cell table:style-name="ce10" table:number-columns-repeated="4"/>
          <table:table-cell table:style-name="ce8" table:formula="of:=SUM([.L10:.Q10])" office:value-type="float" office:value="63" calcext:value-type="float">
            <text:p>63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11:.J11])" office:value-type="float" office:value="6" calcext:value-type="float">
            <text:p>6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7" calcext:value-type="float">
            <text:p>7</text:p>
          </table:table-cell>
          <table:table-cell table:style-name="ce11" table:number-columns-repeated="4"/>
          <table:table-cell table:style-name="ce45" table:formula="of:=SUM([.L11:.Q11])" office:value-type="float" office:value="70" calcext:value-type="float">
            <text:p>70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12:.J12])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12:.Q12])" office:value-type="float" office:value="66" calcext:value-type="float">
            <text:p>6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3"/>
          <table:table-cell table:style-name="ce21"/>
          <table:table-cell table:style-name="ce45"/>
          <table:table-cell table:style-name="ce45" table:formula="of:=SUM([.B13:.J13])" office:value-type="float" office:value="5" calcext:value-type="float">
            <text:p>5</text:p>
          </table:table-cell>
          <table:table-cell table:style-name="ce45" office:value-type="float" office:value="55" calcext:value-type="float">
            <text:p>55</text:p>
          </table:table-cell>
          <table:table-cell table:style-name="ce45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45" table:formula="of:=SUM([.L13:.Q13])" office:value-type="float" office:value="62" calcext:value-type="float">
            <text:p>6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14:.J14])" office:value-type="float" office:value="8" calcext:value-type="float">
            <text:p>8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8" table:formula="of:=SUM([.L14:.Q14])" office:value-type="float" office:value="95" calcext:value-type="float">
            <text:p>95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5:.J15])" office:value-type="float" office:value="5" calcext:value-type="float">
            <text:p>5</text:p>
          </table:table-cell>
          <table:table-cell table:style-name="ce45" office:value-type="float" office:value="79" calcext:value-type="float">
            <text:p>79</text:p>
          </table:table-cell>
          <table:table-cell table:style-name="ce45" office:value-type="float" office:value="3" calcext:value-type="float">
            <text:p>3</text:p>
          </table:table-cell>
          <table:table-cell table:style-name="ce11" table:number-columns-repeated="4"/>
          <table:table-cell table:style-name="ce45" table:formula="of:=SUM([.L15:.Q15])" office:value-type="float" office:value="82" calcext:value-type="float">
            <text:p>8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16:.J16])" office:value-type="float" office:value="5" calcext:value-type="float">
            <text:p>5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16:.Q16])" office:value-type="float" office:value="100" calcext:value-type="float">
            <text:p>100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17:.J17])" office:value-type="float" office:value="4" calcext:value-type="float">
            <text:p>4</text:p>
          </table:table-cell>
          <table:table-cell table:style-name="ce45" office:value-type="float" office:value="96" calcext:value-type="float">
            <text:p>96</text:p>
          </table:table-cell>
          <table:table-cell table:style-name="ce45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17:.Q17])" office:value-type="float" office:value="103" calcext:value-type="float">
            <text:p>103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8"/>
          <table:table-cell table:style-name="ce8" table:formula="of:=SUM([.B18:.J18])" office:value-type="float" office:value="5" calcext:value-type="float">
            <text:p>5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18:.Q18])" office:value-type="float" office:value="96" calcext:value-type="float">
            <text:p>9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19:.J19])" office:value-type="float" office:value="1" calcext:value-type="float">
            <text:p>1</text:p>
          </table:table-cell>
          <table:table-cell table:style-name="ce45" office:value-type="float" office:value="95" calcext:value-type="float">
            <text:p>95</text:p>
          </table:table-cell>
          <table:table-cell table:style-name="ce45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9:.Q19])" office:value-type="float" office:value="103" calcext:value-type="float">
            <text:p>103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4" table:number-columns-repeated="2"/>
          <table:table-cell table:style-name="ce41"/>
          <table:table-cell table:style-name="ce24" table:number-columns-repeated="2"/>
          <table:table-cell table:style-name="ce46"/>
          <table:table-cell table:style-name="ce46" table:formula="of:=SUM([.B20:.J20])" office:value-type="float" office:value="1" calcext:value-type="float">
            <text:p>1</text:p>
          </table:table-cell>
          <table:table-cell table:style-name="ce46" office:value-type="float" office:value="114" calcext:value-type="float">
            <text:p>114</text:p>
          </table:table-cell>
          <table:table-cell table:style-name="ce46" office:value-type="float" office:value="12" calcext:value-type="float">
            <text:p>12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table:number-columns-repeated="2"/>
          <table:table-cell table:style-name="ce46" table:formula="of:=SUM([.L20:.Q20])" office:value-type="float" office:value="130" calcext:value-type="float">
            <text:p>130</text:p>
          </table:table-cell>
          <table:table-cell table:style-name="ce52" table:number-columns-repeated="1006"/>
        </table:table-row>
        <table:table-row table:style-name="ro3">
          <table:table-cell table:style-name="ce70" office:value-type="string" calcext:value-type="string">
            <text:p>16:30–16:4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/>
          <table:table-cell table:style-name="ce23"/>
          <table:table-cell table:style-name="ce45"/>
          <table:table-cell table:style-name="ce45" table:formula="of:=SUM([.B21:.J21])" office:value-type="float" office:value="5" calcext:value-type="float">
            <text:p>5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45" table:formula="of:=SUM([.L21:.Q21])" office:value-type="float" office:value="138" calcext:value-type="float">
            <text:p>138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4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22:.J22])" office:value-type="float" office:value="9" calcext:value-type="float">
            <text:p>9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22:.Q22])" office:value-type="float" office:value="137" calcext:value-type="float">
            <text:p>137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number-columns-repeated="2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23:.J23])" office:value-type="float" office:value="14" calcext:value-type="float">
            <text:p>14</text:p>
          </table:table-cell>
          <table:table-cell table:style-name="ce45" office:value-type="float" office:value="133" calcext:value-type="float">
            <text:p>133</text:p>
          </table:table-cell>
          <table:table-cell table:style-name="ce45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5" table:formula="of:=SUM([.L23:.Q23])" office:value-type="float" office:value="144" calcext:value-type="float">
            <text:p>144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24:.J24])" office:value-type="float" office:value="14" calcext:value-type="float">
            <text:p>14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8" table:formula="of:=SUM([.L24:.Q24])" office:value-type="float" office:value="138" calcext:value-type="float">
            <text:p>13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9" calcext:value-type="float">
            <text:p>9</text:p>
          </table:table-cell>
          <table:table-cell table:style-name="ce21"/>
          <table:table-cell table:style-name="ce23"/>
          <table:table-cell table:style-name="ce33"/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25:.J25])" office:value-type="float" office:value="11" calcext:value-type="float">
            <text:p>11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float" office:value="15" calcext:value-type="float">
            <text:p>15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45" table:formula="of:=SUM([.L25:.Q25])" office:value-type="float" office:value="159" calcext:value-type="float">
            <text:p>15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26:.J26])" office:value-type="float" office:value="11" calcext:value-type="float">
            <text:p>11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8" calcext:value-type="float">
            <text:p>8</text:p>
          </table:table-cell>
          <table:table-cell table:style-name="ce10" table:number-columns-repeated="4"/>
          <table:table-cell table:style-name="ce8" table:formula="of:=SUM([.L26:.Q26])" office:value-type="float" office:value="118" calcext:value-type="float">
            <text:p>11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7:.J27])" office:value-type="float" office:value="15" calcext:value-type="float">
            <text:p>15</text:p>
          </table:table-cell>
          <table:table-cell table:style-name="ce45" office:value-type="float" office:value="118" calcext:value-type="float">
            <text:p>118</text:p>
          </table:table-cell>
          <table:table-cell table:style-name="ce45" office:value-type="float" office:value="12" calcext:value-type="float">
            <text:p>12</text:p>
          </table:table-cell>
          <table:table-cell table:style-name="ce11" table:number-columns-repeated="4"/>
          <table:table-cell table:style-name="ce45" table:formula="of:=SUM([.L27:.Q27])" office:value-type="float" office:value="130" calcext:value-type="float">
            <text:p>130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8"/>
          <table:table-cell table:style-name="ce8" table:formula="of:=SUM([.B28:.J28])" office:value-type="float" office:value="17" calcext:value-type="float">
            <text:p>17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L28:.Q28])" office:value-type="float" office:value="134" calcext:value-type="float">
            <text:p>134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9:.J29])" office:value-type="float" office:value="11" calcext:value-type="float">
            <text:p>11</text:p>
          </table:table-cell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45" table:formula="of:=SUM([.L29:.Q29])" office:value-type="float" office:value="120" calcext:value-type="float">
            <text:p>120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30:.J30])" office:value-type="float" office:value="7" calcext:value-type="float">
            <text:p>7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8" table:formula="of:=SUM([.L30:.Q30])" office:value-type="float" office:value="123" calcext:value-type="float">
            <text:p>123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31:.J31])" office:value-type="float" office:value="14" calcext:value-type="float">
            <text:p>14</text:p>
          </table:table-cell>
          <table:table-cell table:style-name="ce45" office:value-type="float" office:value="112" calcext:value-type="float">
            <text:p>112</text:p>
          </table:table-cell>
          <table:table-cell table:style-name="ce45" office:value-type="float" office:value="10" calcext:value-type="float">
            <text:p>10</text:p>
          </table:table-cell>
          <table:table-cell table:style-name="ce11" table:number-columns-repeated="4"/>
          <table:table-cell table:style-name="ce45" table:formula="of:=SUM([.L31:.Q31])" office:value-type="float" office:value="122" calcext:value-type="float">
            <text:p>122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46"/>
          <table:table-cell table:style-name="ce46" table:formula="of:=SUM([.B32:.J32])" office:value-type="float" office:value="14" calcext:value-type="float">
            <text:p>14</text:p>
          </table:table-cell>
          <table:table-cell table:style-name="ce46" office:value-type="float" office:value="103" calcext:value-type="float">
            <text:p>103</text:p>
          </table:table-cell>
          <table:table-cell table:style-name="ce46" office:value-type="float" office:value="5" calcext:value-type="float">
            <text:p>5</text:p>
          </table:table-cell>
          <table:table-cell table:style-name="ce13" table:number-columns-repeated="4"/>
          <table:table-cell table:style-name="ce46" table:formula="of:=SUM([.L32:.Q32])" office:value-type="float" office:value="108" calcext:value-type="float">
            <text:p>108</text:p>
          </table:table-cell>
          <table:table-cell table:style-name="ce52"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8.11 mal + sil (centro)" table:style-name="ta7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7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72"/>
          <table:covered-table-cell table:style-name="ce78"/>
          <table:table-cell table:style-name="ce78" table:number-columns-spanned="7" table:number-rows-spanned="1"/>
          <table:covered-table-cell table:number-columns-repeated="5" table:style-name="ce72"/>
          <table:covered-table-cell table:style-name="ce78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Marechal Floriano</text:span></text:p>
            <text:p><text:span text:style-name="T2">+ R. JOÃO BETTEGA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</text:p>
          </table:table-cell>
          <table:covered-table-cell table:number-columns-repeated="5" table:style-name="ce35"/>
          <table:covered-table-cell table:style-name="ce48"/>
          <table:table-cell table:style-name="ce21"/>
          <table:table-cell table:style-name="ce29" table:number-columns-spanned="6" table:number-rows-spanned="2"/>
          <table:covered-table-cell table:number-columns-repeated="4" table:style-name="ce35"/>
          <table:covered-table-cell table:style-name="ce48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28 de nov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25"/>
          <table:covered-table-cell table:number-columns-repeated="5" table:style-name="ce30"/>
          <table:covered-table-cell table:style-name="ce29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CENTRO</text:p>
          </table:table-cell>
          <table:covered-table-cell table:number-columns-repeated="4" table:style-name="ce18"/>
          <table:table-cell table:style-name="ce36"/>
          <table:table-cell table:style-name="ce75" office:value-type="string" calcext:value-type="string" table:number-columns-spanned="5" table:number-rows-spanned="1">
            <text:p>Pesquisador: Maurício Moraes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75" office:value-type="string" calcext:value-type="string" table:number-columns-spanned="5" table:number-rows-spanned="1">
            <text:p>Pesquisadora:<text:span text:style-name="T3"> Maikel </text:span><text:span text:style-name="T4">(IPPUC)</text:span>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IA NORMAL - Junto aos carros</text:p>
          </table:table-cell>
          <table:table-cell table:style-name="ce20" table:number-columns-repeated="2"/>
          <table:table-cell table:style-name="ce73" office:value-type="string" calcext:value-type="string">
            <text:p>CONTRA-MÃO <text:s text:c="70"/>(Canaleta - para Bairro)</text:p>
          </table:table-cell>
          <table:table-cell table:style-name="ce55"/>
          <table:table-cell table:style-name="ce76"/>
          <table:table-cell table:style-name="ce73" office:value-type="string" calcext:value-type="string">
            <text:p>MÃO-CERTA <text:s text:c="69"/>(Canaleta - para Centro)</text:p>
          </table:table-cell>
          <table:table-cell table:style-name="ce55"/>
          <table:table-cell table:style-name="ce76"/>
          <table:table-cell table:style-name="ce7"/>
          <table:table-cell table:style-name="ce44" table:number-columns-repeated="2"/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7"/>
          <table:table-cell table:number-columns-repeated="1006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c_masc</text:p>
          </table:table-cell>
          <table:table-cell table:style-name="ce20" office:value-type="string" calcext:value-type="string">
            <text:p>vc_fem</text:p>
          </table:table-cell>
          <table:table-cell table:style-name="ce20" office:value-type="string" calcext:value-type="string">
            <text:p>vc_nid</text:p>
          </table:table-cell>
          <table:table-cell table:style-name="ce32" office:value-type="string" calcext:value-type="string">
            <text:p>cm_masc</text:p>
          </table:table-cell>
          <table:table-cell table:style-name="ce20" office:value-type="string" calcext:value-type="string">
            <text:p>cm_fem</text:p>
          </table:table-cell>
          <table:table-cell table:style-name="ce40" office:value-type="string" calcext:value-type="string">
            <text:p>cm_nid</text:p>
          </table:table-cell>
          <table:table-cell table:style-name="ce20" office:value-type="string" calcext:value-type="string">
            <text:p>can_masc</text:p>
          </table:table-cell>
          <table:table-cell table:style-name="ce20" office:value-type="string" calcext:value-type="string">
            <text:p>can_fem</text:p>
          </table:table-cell>
          <table:table-cell table:style-name="ce44" office:value-type="string" calcext:value-type="string">
            <text:p>can_nid</text:p>
          </table:table-cell>
          <table:table-cell table:style-name="ce7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9:.J9])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5" table:formula="of:=SUM([.L9:.Q9])" office:value-type="float" office:value="114" calcext:value-type="float">
            <text:p>114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0:.J10])" office:value-type="float" office:value="11" calcext:value-type="float">
            <text:p>11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5" table:formula="of:=SUM([.L10:.Q10])" office:value-type="float" office:value="156" calcext:value-type="float">
            <text:p>15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1:.J11])" office:value-type="float" office:value="12" calcext:value-type="float">
            <text:p>12</text:p>
          </table:table-cell>
          <table:table-cell table:style-name="ce45" office:value-type="float" office:value="150" calcext:value-type="float">
            <text:p>150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5" table:formula="of:=SUM([.L11:.Q11])" office:value-type="float" office:value="166" calcext:value-type="float">
            <text:p>166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34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2:.J12])" office:value-type="float" office:value="15" calcext:value-type="float">
            <text:p>15</text:p>
          </table:table-cell>
          <table:table-cell table:style-name="ce8" office:value-type="float" office:value="215" calcext:value-type="float">
            <text:p>215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5" table:formula="of:=SUM([.L12:.Q12])" office:value-type="float" office:value="238" calcext:value-type="float">
            <text:p>238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3:.J13])" office:value-type="float" office:value="14" calcext:value-type="float">
            <text:p>14</text:p>
          </table:table-cell>
          <table:table-cell table:style-name="ce45" office:value-type="float" office:value="188" calcext:value-type="float">
            <text:p>188</text:p>
          </table:table-cell>
          <table:table-cell table:style-name="ce45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3:.Q13])" office:value-type="float" office:value="222" calcext:value-type="float">
            <text:p>22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4:.J14])" office:value-type="float" office:value="10" calcext:value-type="float">
            <text:p>10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45" table:formula="of:=SUM([.L14:.Q14])" office:value-type="float" office:value="214" calcext:value-type="float">
            <text:p>214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5:.J15])" office:value-type="float" office:value="12" calcext:value-type="float">
            <text:p>12</text:p>
          </table:table-cell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5" table:formula="of:=SUM([.L15:.Q15])" office:value-type="float" office:value="221" calcext:value-type="float">
            <text:p>22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6:.J16])" office:value-type="float" office:value="13" calcext:value-type="float">
            <text:p>13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5" table:formula="of:=SUM([.L16:.Q16])" office:value-type="float" office:value="207" calcext:value-type="float">
            <text:p>207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7:.J17])" office:value-type="float" office:value="15" calcext:value-type="float">
            <text:p>15</text:p>
          </table:table-cell>
          <table:table-cell table:style-name="ce45" office:value-type="float" office:value="147" calcext:value-type="float">
            <text:p>147</text:p>
          </table:table-cell>
          <table:table-cell table:style-name="ce45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7:.Q17])" office:value-type="float" office:value="171" calcext:value-type="float">
            <text:p>17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8:.J18])" office:value-type="float" office:value="18" calcext:value-type="float">
            <text:p>18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5" table:formula="of:=SUM([.L18:.Q18])" office:value-type="float" office:value="173" calcext:value-type="float">
            <text:p>173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9:.J19])" office:value-type="float" office:value="12" calcext:value-type="float">
            <text:p>12</text:p>
          </table:table-cell>
          <table:table-cell table:style-name="ce45" office:value-type="float" office:value="161" calcext:value-type="float">
            <text:p>161</text:p>
          </table:table-cell>
          <table:table-cell table:style-name="ce45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9:.Q19])" office:value-type="float" office:value="194" calcext:value-type="float">
            <text:p>194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5" table:formula="of:=SUM([.B20:.J20])" office:value-type="float" office:value="12" calcext:value-type="float">
            <text:p>12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19" calcext:value-type="float">
            <text:p>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5" table:formula="of:=SUM([.L20:.Q20])" office:value-type="float" office:value="123" calcext:value-type="float">
            <text:p>123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6:30–16:4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21:.J21])" office:value-type="float" office:value="7" calcext:value-type="float">
            <text:p>7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5" table:formula="of:=SUM([.L21:.Q21])" office:value-type="float" office:value="199" calcext:value-type="float">
            <text:p>19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table:number-columns-repeated="3"/>
          <table:table-cell table:style-name="ce34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8"/>
          <table:table-cell table:style-name="ce8" table:formula="of:=SUM([.B22:.J22])" office:value-type="float" office:value="4" calcext:value-type="float">
            <text:p>4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26" calcext:value-type="float">
            <text:p>26</text:p>
          </table:table-cell>
          <table:table-cell table:style-name="ce8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8" table:formula="of:=SUM([.L22:.Q22])" office:value-type="float" office:value="193" calcext:value-type="float">
            <text:p>193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table:number-columns-repeated="3"/>
          <table:table-cell table:style-name="ce33" office:value-type="float" office:value="3" calcext:value-type="float">
            <text:p>3</text:p>
          </table:table-cell>
          <table:table-cell table:style-name="ce21"/>
          <table:table-cell table:style-name="ce26"/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45"/>
          <table:table-cell table:style-name="ce45" table:formula="of:=SUM([.B23:.J23])" office:value-type="float" office:value="9" calcext:value-type="float">
            <text:p>9</text:p>
          </table:table-cell>
          <table:table-cell table:style-name="ce45" office:value-type="float" office:value="192" calcext:value-type="float">
            <text:p>192</text:p>
          </table:table-cell>
          <table:table-cell table:style-name="ce45" office:value-type="float" office:value="15" calcext:value-type="float">
            <text:p>15</text:p>
          </table:table-cell>
          <table:table-cell table:style-name="ce45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45" table:formula="of:=SUM([.L23:.Q23])" office:value-type="float" office:value="212" calcext:value-type="float">
            <text:p>212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4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8"/>
          <table:table-cell table:style-name="ce8" table:formula="of:=SUM([.B24:.J24])" office:value-type="float" office:value="11" calcext:value-type="float">
            <text:p>11</text:p>
          </table:table-cell>
          <table:table-cell table:style-name="ce8" office:value-type="float" office:value="207" calcext:value-type="float">
            <text:p>20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8" table:formula="of:=SUM([.L24:.Q24])" office:value-type="float" office:value="238" calcext:value-type="float">
            <text:p>23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8" calcext:value-type="float">
            <text:p>8</text:p>
          </table:table-cell>
          <table:table-cell table:style-name="ce21"/>
          <table:table-cell table:style-name="ce45"/>
          <table:table-cell table:style-name="ce45" table:formula="of:=SUM([.B25:.J25])" office:value-type="float" office:value="11" calcext:value-type="float">
            <text:p>11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45" table:formula="of:=SUM([.L25:.Q25])" office:value-type="float" office:value="209" calcext:value-type="float">
            <text:p>20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table:number-columns-repeated="3"/>
          <table:table-cell table:style-name="ce34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26:.J26])" office:value-type="float" office:value="6" calcext:value-type="float">
            <text:p>6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26:.Q26])" office:value-type="float" office:value="221" calcext:value-type="float">
            <text:p>221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6"/>
          <table:table-cell table:style-name="ce74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SUM([.B27:.J27])" office:value-type="float" office:value="14" calcext:value-type="float">
            <text:p>14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style-name="ce11" table:number-columns-repeated="3"/>
          <table:table-cell table:style-name="ce45" table:formula="of:=SUM([.L27:.Q27])" office:value-type="float" office:value="213" calcext:value-type="float">
            <text:p>213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27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8"/>
          <table:table-cell table:style-name="ce8" table:formula="of:=SUM([.B28:.J28])" office:value-type="float" office:value="8" calcext:value-type="float">
            <text:p>8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26" calcext:value-type="float">
            <text:p>26</text:p>
          </table:table-cell>
          <table:table-cell table:style-name="ce8"/>
          <table:table-cell table:style-name="ce10" table:number-columns-repeated="3"/>
          <table:table-cell table:style-name="ce8" table:formula="of:=SUM([.L28:.Q28])" office:value-type="float" office:value="162" calcext:value-type="float">
            <text:p>162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table:number-columns-repeated="2"/>
          <table:table-cell table:style-name="ce26"/>
          <table:table-cell table:style-name="ce74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45"/>
          <table:table-cell table:style-name="ce45" table:formula="of:=SUM([.B29:.J29])" office:value-type="float" office:value="9" calcext:value-type="float">
            <text:p>9</text:p>
          </table:table-cell>
          <table:table-cell table:style-name="ce45" office:value-type="float" office:value="164" calcext:value-type="float">
            <text:p>164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11" table:number-columns-repeated="3"/>
          <table:table-cell table:style-name="ce45" table:formula="of:=SUM([.L29:.Q29])" office:value-type="float" office:value="189" calcext:value-type="float">
            <text:p>18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8"/>
          <table:table-cell table:style-name="ce8" table:formula="of:=SUM([.B30:.J30])" office:value-type="float" office:value="11" calcext:value-type="float">
            <text:p>11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30:.Q30])" office:value-type="float" office:value="177" calcext:value-type="float">
            <text:p>177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table:number-columns-repeated="2"/>
          <table:table-cell table:style-name="ce26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45"/>
          <table:table-cell table:style-name="ce45" table:formula="of:=SUM([.B31:.J31])" office:value-type="float" office:value="8" calcext:value-type="float">
            <text:p>8</text:p>
          </table:table-cell>
          <table:table-cell table:style-name="ce45" office:value-type="float" office:value="162" calcext:value-type="float">
            <text:p>162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11" table:number-columns-repeated="3"/>
          <table:table-cell table:style-name="ce45" table:formula="of:=SUM([.L31:.Q31])" office:value-type="float" office:value="187" calcext:value-type="float">
            <text:p>187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table:number-columns-repeated="2"/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46"/>
          <table:table-cell table:style-name="ce46" table:formula="of:=SUM([.B32:.J32])" office:value-type="float" office:value="10" calcext:value-type="float">
            <text:p>10</text:p>
          </table:table-cell>
          <table:table-cell table:style-name="ce46" office:value-type="float" office:value="207" calcext:value-type="float">
            <text:p>207</text:p>
          </table:table-cell>
          <table:table-cell table:style-name="ce46" office:value-type="float" office:value="11" calcext:value-type="float">
            <text:p>11</text:p>
          </table:table-cell>
          <table:table-cell table:style-name="ce46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46" table:formula="of:=SUM([.L32:.Q32])" office:value-type="float" office:value="219" calcext:value-type="float">
            <text:p>219</text:p>
          </table:table-cell>
          <table:table-cell table:style-name="ce52"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8.11 mal + sil (bairro)" table:style-name="ta8">
        <office:forms form:automatic-focus="false" form:apply-design-mode="false"/>
        <table:table-column table:style-name="co2" table:number-columns-repeated="1024" table:default-cell-style-name="Default"/>
        <table:table-row table:style-name="ro7">
          <table:table-cell table:style-name="ce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15"/>
          <table:covered-table-cell table:style-name="ce47"/>
          <table:table-cell table:style-name="ce60"/>
          <table:table-cell table:style-name="ce81" table:number-columns-repeated="11"/>
          <table:table-cell table:number-columns-repeated="1001"/>
        </table:table-row>
        <table:table-row table:style-name="ro11">
          <table:table-cell table:style-name="ce2" office:value-type="string" calcext:value-type="string" table:number-columns-spanned="3" table:number-rows-spanned="1">
            <text:p><text:span text:style-name="T1">AV. SETE DE SETEMBRO</text:span></text:p>
            <text:p><text:span text:style-name="T2">+ R. BENTO VIANA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<text:span text:style-name="T2"> Nublado e frio, chuvisco</text:span></text:p>
          </table:table-cell>
          <table:covered-table-cell table:number-columns-repeated="5" table:style-name="ce35"/>
          <table:covered-table-cell table:style-name="ce48"/>
          <table:table-cell table:style-name="ce60"/>
          <table:table-cell table:style-name="ce82" table:number-columns-repeated="3"/>
          <table:table-cell table:style-name="ce85"/>
          <table:table-cell table:style-name="ce86" table:number-columns-repeated="7"/>
          <table:table-cell table:number-columns-repeated="1001"/>
        </table:table-row>
        <table:table-row table:style-name="ro4">
          <table:table-cell table:style-name="ce3" office:value-type="string" calcext:value-type="string" table:number-columns-spanned="3" table:number-rows-spanned="1">
            <text:p>Curitiba, 4 de dez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60"/>
          <table:table-cell table:style-name="ce83" table:number-columns-repeated="3"/>
          <table:table-cell table:style-name="ce85"/>
          <table:table-cell table:style-name="ce86" table:number-columns-repeated="7"/>
          <table:table-cell table:number-columns-repeated="1001"/>
        </table:table-row>
        <table:table-row table:style-name="ro4">
          <table:table-cell table:style-name="ce4" table:number-columns-repeated="6"/>
          <table:table-cell table:style-name="ce37" table:number-columns-repeated="5"/>
          <table:table-cell table:style-name="ce60"/>
          <table:table-cell table:style-name="ce83" table:number-columns-repeated="6"/>
          <table:table-cell table:style-name="ce86" table:number-columns-repeated="5"/>
          <table:table-cell table:number-columns-repeated="1001"/>
        </table:table-row>
        <table:table-row table:style-name="ro4">
          <table:table-cell table:style-name="ce5" office:value-type="string" calcext:value-type="string" table:number-columns-spanned="5" table:number-rows-spanned="1">
            <text:p>Sentido: <text:span text:style-name="T1">BAIRRO</text:span></text:p>
          </table:table-cell>
          <table:covered-table-cell table:number-columns-repeated="4"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Henrique</text:p>
          </table:table-cell>
          <table:covered-table-cell table:number-columns-repeated="3" table:style-name="ce42"/>
          <table:covered-table-cell table:style-name="ce49"/>
          <table:table-cell table:style-name="ce60"/>
          <table:table-cell table:style-name="ce84" table:number-columns-repeated="7"/>
          <table:table-cell table:style-name="ce87" table:number-columns-repeated="4"/>
          <table:table-cell table:number-columns-repeated="1001"/>
        </table:table-row>
        <table:table-row table:style-name="ro4">
          <table:table-cell table:number-columns-repeated="11"/>
          <table:table-cell table:style-name="ce60"/>
          <table:table-cell table:style-name="ce85" table:number-columns-repeated="11"/>
          <table:table-cell table:number-columns-repeated="1001"/>
        </table:table-row>
        <table:table-row table:style-name="ro4">
          <table:table-cell/>
          <table:table-cell table:style-name="ce19" office:value-type="string" calcext:value-type="string" table:number-columns-spanned="3" table:number-rows-spanned="1">
            <text:p>CONTRA-MÃO (VIA LENTA)</text:p>
          </table:table-cell>
          <table:covered-table-cell table:number-columns-repeated="2" table:style-name="ce19"/>
          <table:table-cell table:style-name="ce31" office:value-type="string" calcext:value-type="string" table:number-columns-spanned="3" table:number-rows-spanned="1">
            <text:p>CALÇADA</text:p>
          </table:table-cell>
          <table:covered-table-cell table:style-name="ce19"/>
          <table:covered-table-cell table:style-name="ce39"/>
          <table:table-cell table:style-name="ce43" office:value-type="string" calcext:value-type="string" table:number-columns-spanned="3" table:number-rows-spanned="1">
            <text:p>CANALETA</text:p>
          </table:table-cell>
          <table:covered-table-cell table:style-name="ce19"/>
          <table:covered-table-cell table:style-name="ce43"/>
          <table:table-cell table:style-name="ce7"/>
          <table:table-cell table:style-name="ce60"/>
          <table:table-cell table:style-name="ce82"/>
          <table:table-cell table:style-name="ce84" table:number-columns-repeated="6"/>
          <table:table-cell table:style-name="ce82" table:number-columns-repeated="2"/>
          <table:table-cell table:style-name="ce84"/>
          <table:table-cell table:style-name="ce85"/>
          <table:table-cell table:number-columns-repeated="1001"/>
        </table:table-row>
        <table:table-row table:style-name="ro4">
          <table:table-cell table:style-name="ce6" office:value-type="string" calcext:value-type="string">
            <text:p>Período: <text:span text:style-name="T1">tarde</text:span></text:p>
          </table:table-cell>
          <table:table-cell table:style-name="ce32" office:value-type="string" calcext:value-type="string">
            <text:p>cm_masc</text:p>
          </table:table-cell>
          <table:table-cell table:style-name="ce20" office:value-type="string" calcext:value-type="string">
            <text:p>cm_fem</text:p>
          </table:table-cell>
          <table:table-cell table:style-name="ce40" office:value-type="string" calcext:value-type="string">
            <text:p>cm_nid</text:p>
          </table:table-cell>
          <table:table-cell table:style-name="ce79" office:value-type="string" calcext:value-type="string">
            <text:p>cal_masc</text:p>
          </table:table-cell>
          <table:table-cell table:style-name="ce25" office:value-type="string" calcext:value-type="string">
            <text:p>cal_fem</text:p>
          </table:table-cell>
          <table:table-cell table:style-name="ce80" office:value-type="string" calcext:value-type="string">
            <text:p>cal_nid</text:p>
          </table:table-cell>
          <table:table-cell table:style-name="ce25" office:value-type="string" calcext:value-type="string">
            <text:p>can_masc</text:p>
          </table:table-cell>
          <table:table-cell table:style-name="ce25" office:value-type="string" calcext:value-type="string">
            <text:p>can_fem</text:p>
          </table:table-cell>
          <table:table-cell table:style-name="ce58" office:value-type="string" calcext:value-type="string">
            <text:p>can_bid</text:p>
          </table:table-cell>
          <table:table-cell table:style-name="ce58" office:value-type="string" calcext:value-type="string">
            <text:p>BICI</text:p>
          </table:table-cell>
          <table:table-cell table:style-name="ce60"/>
          <table:table-cell table:style-name="ce82"/>
          <table:table-cell table:style-name="ce84" table:number-columns-repeated="6"/>
          <table:table-cell table:style-name="ce82" table:number-columns-repeated="2"/>
          <table:table-cell table:style-name="ce84"/>
          <table:table-cell table:style-name="ce85"/>
          <table:table-cell table:number-columns-repeated="1001"/>
        </table:table-row>
        <table:table-row table:style-name="ro4">
          <table:table-cell table:style-name="ce70" office:value-type="string" calcext:value-type="string">
            <text:p>16:30–16:45</text:p>
          </table:table-cell>
          <table:table-cell table:style-name="ce21" table:number-columns-repeated="3"/>
          <table:table-cell table:style-name="ce33"/>
          <table:table-cell table:style-name="ce21"/>
          <table:table-cell table:style-name="ce26"/>
          <table:table-cell table:style-name="ce21" office:value-type="float" office:value="7" calcext:value-type="float">
            <text:p>7</text:p>
          </table:table-cell>
          <table:table-cell table:style-name="ce23"/>
          <table:table-cell table:style-name="ce45"/>
          <table:table-cell table:style-name="ce45" table:formula="of:=SUM([.B9:.J9])" office:value-type="float" office:value="7" calcext:value-type="float">
            <text:p>7</text:p>
          </table:table-cell>
          <table:table-cell table:style-name="ce60"/>
          <table:table-cell table:style-name="ce85" table:number-columns-repeated="11"/>
          <table:table-cell table:number-columns-repeated="1001"/>
        </table:table-row>
        <table:table-row table:style-name="ro4">
          <table:table-cell table:style-name="ce67" office:value-type="string" calcext:value-type="string">
            <text:p>16:45–17:00</text:p>
          </table:table-cell>
          <table:table-cell table:style-name="ce22" table:number-columns-repeated="3"/>
          <table:table-cell table:style-name="ce34"/>
          <table:table-cell table:style-name="ce22"/>
          <table:table-cell table:style-name="ce27"/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8"/>
          <table:table-cell table:style-name="ce8" table:formula="of:=SUM([.B10:.J10])" office:value-type="float" office:value="12" calcext:value-type="float">
            <text:p>12</text:p>
          </table:table-cell>
          <table:table-cell table:style-name="ce60"/>
          <table:table-cell table:style-name="ce85" table:number-columns-repeated="11"/>
          <table:table-cell table:style-name="ce52" table:number-columns-repeated="1001"/>
        </table:table-row>
        <table:table-row table:style-name="ro4">
          <table:table-cell table:style-name="ce66" office:value-type="string" calcext:value-type="string">
            <text:p>17:00–17:15</text:p>
          </table:table-cell>
          <table:table-cell table:style-name="ce21" table:number-columns-repeated="3"/>
          <table:table-cell table:style-name="ce33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11:.J11])" office:value-type="float" office:value="13" calcext:value-type="float">
            <text:p>13</text:p>
          </table:table-cell>
          <table:table-cell table:style-name="ce60"/>
          <table:table-cell table:style-name="ce85" table:number-columns-repeated="11"/>
          <table:table-cell table:number-columns-repeated="1001"/>
        </table:table-row>
        <table:table-row table:style-name="ro4">
          <table:table-cell table:style-name="ce67" office:value-type="string" calcext:value-type="string">
            <text:p>17:15–17:30</text:p>
          </table:table-cell>
          <table:table-cell table:style-name="ce22" table:number-columns-repeated="3"/>
          <table:table-cell table:style-name="ce3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12:.J12])" office:value-type="float" office:value="13" calcext:value-type="float">
            <text:p>13</text:p>
          </table:table-cell>
          <table:table-cell table:style-name="ce60"/>
          <table:table-cell table:style-name="ce85" table:number-columns-repeated="11"/>
          <table:table-cell table:style-name="ce52" table:number-columns-repeated="1001"/>
        </table:table-row>
        <table:table-row table:style-name="ro4">
          <table:table-cell table:style-name="ce66" office:value-type="string" calcext:value-type="string">
            <text:p>17:30–17:45</text:p>
          </table:table-cell>
          <table:table-cell table:style-name="ce23"/>
          <table:table-cell table:style-name="ce21"/>
          <table:table-cell table:style-name="ce23"/>
          <table:table-cell table:style-name="ce33"/>
          <table:table-cell table:style-name="ce21"/>
          <table:table-cell table:style-name="ce26"/>
          <table:table-cell table:style-name="ce23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45"/>
          <table:table-cell table:style-name="ce45" table:formula="of:=SUM([.B13:.J13])" office:value-type="float" office:value="14" calcext:value-type="float">
            <text:p>14</text:p>
          </table:table-cell>
          <table:table-cell table:style-name="ce60"/>
          <table:table-cell table:style-name="ce85" table:number-columns-repeated="11"/>
          <table:table-cell table:number-columns-repeated="1001"/>
        </table:table-row>
        <table:table-row table:style-name="ro4">
          <table:table-cell table:style-name="ce67" office:value-type="string" calcext:value-type="string">
            <text:p>17:45–18:00</text:p>
          </table:table-cell>
          <table:table-cell table:style-name="ce22" table:number-columns-repeated="3"/>
          <table:table-cell table:style-name="ce34" office:value-type="float" office:value="4" calcext:value-type="float">
            <text:p>4</text:p>
          </table:table-cell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14:.J14])" office:value-type="float" office:value="8" calcext:value-type="float">
            <text:p>8</text:p>
          </table:table-cell>
          <table:table-cell table:style-name="ce60"/>
          <table:table-cell table:style-name="ce85" table:number-columns-repeated="11"/>
          <table:table-cell table:style-name="ce52" table:number-columns-repeated="1001"/>
        </table:table-row>
        <table:table-row table:style-name="ro4">
          <table:table-cell table:style-name="ce66" office:value-type="string" calcext:value-type="string">
            <text:p>18:00–18:15</text:p>
          </table:table-cell>
          <table:table-cell table:style-name="ce23" table:number-columns-repeated="2"/>
          <table:table-cell table:style-name="ce26"/>
          <table:table-cell table:style-name="ce74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23" office:value-type="float" office:value="9" calcext:value-type="float">
            <text:p>9</text:p>
          </table:table-cell>
          <table:table-cell table:style-name="ce21"/>
          <table:table-cell table:style-name="ce45"/>
          <table:table-cell table:style-name="ce45" table:formula="of:=SUM([.B15:.J15])" office:value-type="float" office:value="11" calcext:value-type="float">
            <text:p>11</text:p>
          </table:table-cell>
          <table:table-cell table:style-name="ce60"/>
          <table:table-cell table:style-name="ce85" table:number-columns-repeated="11"/>
          <table:table-cell table:number-columns-repeated="1001"/>
        </table:table-row>
        <table:table-row table:style-name="ro4">
          <table:table-cell table:style-name="ce67" office:value-type="string" calcext:value-type="string">
            <text:p>18:15–18:30</text:p>
          </table:table-cell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8"/>
          <table:table-cell table:style-name="ce8" table:formula="of:=SUM([.B16:.J16])" office:value-type="float" office:value="9" calcext:value-type="float">
            <text:p>9</text:p>
          </table:table-cell>
          <table:table-cell table:style-name="ce60"/>
          <table:table-cell table:style-name="ce85" table:number-columns-repeated="11"/>
          <table:table-cell table:style-name="ce52" table:number-columns-repeated="1001"/>
        </table:table-row>
        <table:table-row table:style-name="ro4">
          <table:table-cell table:style-name="ce66" office:value-type="string" calcext:value-type="string">
            <text:p>18:30–18:45</text:p>
          </table:table-cell>
          <table:table-cell table:style-name="ce23" table:number-columns-repeated="2"/>
          <table:table-cell table:style-name="ce26"/>
          <table:table-cell table:style-name="ce7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9" calcext:value-type="float">
            <text:p>9</text:p>
          </table:table-cell>
          <table:table-cell table:style-name="ce21"/>
          <table:table-cell table:style-name="ce45"/>
          <table:table-cell table:style-name="ce45" table:formula="of:=SUM([.B17:.J17])" office:value-type="float" office:value="11" calcext:value-type="float">
            <text:p>11</text:p>
          </table:table-cell>
          <table:table-cell table:style-name="ce60"/>
          <table:table-cell table:style-name="ce85" table:number-columns-repeated="11"/>
          <table:table-cell table:number-columns-repeated="1001"/>
        </table:table-row>
        <table:table-row table:style-name="ro4">
          <table:table-cell table:style-name="ce67" office:value-type="string" calcext:value-type="string">
            <text:p>18:45–19:00</text:p>
          </table:table-cell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18:.J18])" office:value-type="float" office:value="10" calcext:value-type="float">
            <text:p>10</text:p>
          </table:table-cell>
          <table:table-cell table:style-name="ce60"/>
          <table:table-cell table:style-name="ce85" table:number-columns-repeated="11"/>
          <table:table-cell table:style-name="ce52" table:number-columns-repeated="1001"/>
        </table:table-row>
        <table:table-row table:style-name="ro4">
          <table:table-cell table:style-name="ce66" office:value-type="string" calcext:value-type="string">
            <text:p>19:00–19:15</text:p>
          </table:table-cell>
          <table:table-cell table:style-name="ce23" table:number-columns-repeated="2"/>
          <table:table-cell table:style-name="ce26"/>
          <table:table-cell table:style-name="ce74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3" office:value-type="float" office:value="15" calcext:value-type="float">
            <text:p>15</text:p>
          </table:table-cell>
          <table:table-cell table:style-name="ce21"/>
          <table:table-cell table:style-name="ce45"/>
          <table:table-cell table:style-name="ce45" table:formula="of:=SUM([.B19:.J19])" office:value-type="float" office:value="18" calcext:value-type="float">
            <text:p>18</text:p>
          </table:table-cell>
          <table:table-cell table:style-name="ce60"/>
          <table:table-cell table:style-name="ce85" table:number-columns-repeated="11"/>
          <table:table-cell table:number-columns-repeated="1001"/>
        </table:table-row>
        <table:table-row table:style-name="ro4">
          <table:table-cell table:style-name="ce68" office:value-type="string" calcext:value-type="string">
            <text:p>19:15–19:30</text:p>
          </table:table-cell>
          <table:table-cell table:style-name="ce24" table:number-columns-repeated="2"/>
          <table:table-cell table:style-name="ce28"/>
          <table:table-cell table:number-columns-repeated="2" table:style-name="ce24" office:value-type="float" office:value="1" calcext:value-type="float">
            <text:p>1</text:p>
          </table:table-cell>
          <table:table-cell table:style-name="ce41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46"/>
          <table:table-cell table:style-name="ce46" table:formula="of:=SUM([.B20:.J20])" office:value-type="float" office:value="13" calcext:value-type="float">
            <text:p>13</text:p>
          </table:table-cell>
          <table:table-cell table:style-name="ce60"/>
          <table:table-cell table:style-name="ce85" table:number-columns-repeated="11"/>
          <table:table-cell table:style-name="ce52" table:number-columns-repeated="100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2 aff + sch (centro)" table:style-name="ta9">
        <office:forms form:automatic-focus="false" form:apply-design-mode="false"/>
        <table:table-column table:style-name="co2" table:number-columns-repeated="1024" table:default-cell-style-name="Default"/>
        <table:table-row table:style-name="ro7">
          <table:table-cell table:style-name="ce88" office:value-type="string" calcext:value-type="string">
            <text:p>CONTAGEM VOLUMÉTRICA CLASSIFICADA — BICICLETA</text:p>
          </table:table-cell>
          <table:table-cell table:style-name="ce91" table:number-columns-repeated="6"/>
          <table:table-cell table:style-name="ce94"/>
          <table:table-cell table:style-name="ce60"/>
          <table:table-cell table:number-columns-repeated="5"/>
          <table:table-cell table:style-name="ce47" table:number-columns-spanned="7" table:number-rows-spanned="1"/>
          <table:covered-table-cell table:number-columns-repeated="5" table:style-name="ce15"/>
          <table:covered-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>
            <text:p><text:span text:style-name="T3">AV. PRES. AFFONSO CAMARGO</text:span><text:span text:style-name="T4">             + RUA SCHILLER</text:span></text:p>
          </table:table-cell>
          <table:table-cell table:style-name="ce29" office:value-type="string" calcext:value-type="string" table:number-columns-spanned="7" table:number-rows-spanned="2">
            <text:p>Condições do clima e outras observações:<text:span text:style-name="T2"> IDEM OBS. ACIMA</text:span></text:p>
          </table:table-cell>
          <table:covered-table-cell table:number-columns-repeated="5" table:style-name="ce35"/>
          <table:covered-table-cell table:style-name="ce48"/>
          <table:table-cell table:style-name="ce60"/>
          <table:table-cell table:number-columns-repeated="5"/>
          <table:table-cell table:style-name="ce21"/>
          <table:table-cell table:style-name="ce61" table:number-columns-spanned="6" table:number-rows-spanned="2"/>
          <table:covered-table-cell table:number-columns-repeated="4" table:style-name="ce63"/>
          <table:covered-table-cell table:style-name="ce64"/>
          <table:table-cell table:number-columns-repeated="1003"/>
        </table:table-row>
        <table:table-row table:style-name="ro3">
          <table:table-cell table:style-name="ce89" office:value-type="string" calcext:value-type="string">
            <text:p>Curitiba, 2 de dezembro de 2019</text:p>
          </table:table-cell>
          <table:covered-table-cell table:number-columns-repeated="6" table:style-name="ce30"/>
          <table:covered-table-cell table:style-name="ce29"/>
          <table:table-cell table:style-name="ce60"/>
          <table:table-cell table:number-columns-repeated="5"/>
          <table:table-cell table:style-name="ce25"/>
          <table:covered-table-cell table:number-columns-repeated="5" table:style-name="ce62"/>
          <table:covered-table-cell table:style-name="ce61"/>
          <table:table-cell table:number-columns-repeated="1003"/>
        </table:table-row>
        <table:table-row table:style-name="ro3">
          <table:table-cell table:style-name="ce4" table:number-columns-repeated="3"/>
          <table:table-cell table:style-name="ce37" table:number-columns-repeated="5"/>
          <table:table-cell table:style-name="ce60"/>
          <table:table-cell table:number-columns-repeated="5"/>
          <table:table-cell table:style-name="ce4" table:number-columns-repeated="2"/>
          <table:table-cell table:style-name="ce37" table:number-columns-repeated="5"/>
          <table:table-cell table:number-columns-repeated="1003"/>
        </table:table-row>
        <table:table-row table:style-name="ro3">
          <table:table-cell table:style-name="ce90" office:value-type="string" calcext:value-type="string">
            <text:p>Sentido: <text:span text:style-name="T1">CENTRO</text:span></text:p>
          </table:table-cell>
          <table:table-cell table:style-name="ce36" table:number-columns-repeated="2"/>
          <table:table-cell table:style-name="ce92" office:value-type="string" calcext:value-type="string">
            <text:p>Pesquisador: Maurício Guimarães</text:p>
          </table:table-cell>
          <table:table-cell table:style-name="ce93" table:number-columns-repeated="3"/>
          <table:table-cell table:style-name="ce95"/>
          <table:table-cell table:style-name="ce60"/>
          <table:table-cell table:number-columns-repeated="5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a: Ivelyse</text:p>
          </table:table-cell>
          <table:covered-table-cell table:number-columns-repeated="3" table:style-name="ce42"/>
          <table:covered-table-cell table:style-name="ce49"/>
          <table:table-cell table:number-columns-repeated="1003"/>
        </table:table-row>
        <table:table-row table:style-name="ro3">
          <table:table-cell table:number-columns-repeated="8"/>
          <table:table-cell table:style-name="ce60"/>
          <table:table-cell table:number-columns-repeated="1015"/>
        </table:table-row>
        <table:table-row table:style-name="ro4">
          <table:table-cell/>
          <table:table-cell table:style-name="ce32" office:value-type="string" calcext:value-type="string">
            <text:p>CONTRA-MÃO (VIA)</text:p>
          </table:table-cell>
          <table:table-cell table:style-name="ce20"/>
          <table:table-cell table:style-name="ce40"/>
          <table:table-cell table:style-name="ce20" office:value-type="string" calcext:value-type="string">
            <text:p>VIA</text:p>
          </table:table-cell>
          <table:table-cell table:style-name="ce20"/>
          <table:table-cell table:style-name="ce44"/>
          <table:table-cell table:style-name="ce20" office:value-type="string" calcext:value-type="string">
            <text:p>"CICLOVIA"</text:p>
          </table:table-cell>
          <table:table-cell table:style-name="ce20" table:number-columns-repeated="2"/>
          <table:table-cell table:style-name="ce32" office:value-type="string" calcext:value-type="string">
            <text:p>CANALETA</text:p>
          </table:table-cell>
          <table:table-cell table:style-name="ce20"/>
          <table:table-cell table:style-name="ce40"/>
          <table:table-cell table:style-name="ce20"/>
          <table:table-cell table:style-name="ce44" table:number-columns-repeated="2"/>
          <table:table-cell table:style-name="ce54" office:value-type="string" calcext:value-type="string">
            <text:p>ÔNIBUS</text:p>
          </table:table-cell>
          <table:table-cell table:style-name="ce55" office:value-type="string" calcext:value-type="string">
            <text:p>CAMINHÃO (2 EIXOS)</text:p>
          </table:table-cell>
          <table:table-cell table:style-name="ce6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7"/>
          <table:table-cell table:number-columns-repeated="1003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79" office:value-type="string" calcext:value-type="string">
            <text:p>cm_masc</text:p>
          </table:table-cell>
          <table:table-cell table:style-name="ce25" office:value-type="string" calcext:value-type="string">
            <text:p>cm_fem</text:p>
          </table:table-cell>
          <table:table-cell table:style-name="ce80" office:value-type="string" calcext:value-type="string">
            <text:p>cm_nid</text:p>
          </table:table-cell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style-name="ce96" office:value-type="string" calcext:value-type="string">
            <text:p>ci_masc</text:p>
          </table:table-cell>
          <table:table-cell table:style-name="ce25" office:value-type="string" calcext:value-type="string">
            <text:p>ci_fem</text:p>
          </table:table-cell>
          <table:table-cell table:style-name="ce25" office:value-type="string" calcext:value-type="string">
            <text:p>ci_nid</text:p>
          </table:table-cell>
          <table:table-cell table:style-name="ce79" office:value-type="string" calcext:value-type="string">
            <text:p>can_masc</text:p>
          </table:table-cell>
          <table:table-cell table:style-name="ce25" office:value-type="string" calcext:value-type="string">
            <text:p>can_fem</text:p>
          </table:table-cell>
          <table:table-cell table:style-name="ce80" office:value-type="string" calcext:value-type="string">
            <text:p>can_nid</text:p>
          </table:table-cell>
          <table:table-cell table:style-name="ce23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3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33" office:value-type="float" office:value="10" calcext:value-type="float">
            <text:p>10</text:p>
          </table:table-cell>
          <table:table-cell table:style-name="ce21"/>
          <table:table-cell table:style-name="ce26"/>
          <table:table-cell table:style-name="ce21" table:formula="of:=SUM([.B9:.M9])" office:value-type="float" office:value="18" calcext:value-type="float">
            <text:p>18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45" table:formula="of:=SUM([.O9:.T9])" office:value-type="float" office:value="282" calcext:value-type="float">
            <text:p>282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34"/>
          <table:table-cell table:style-name="ce22"/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8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4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1" table:formula="of:=SUM([.B10:.M10])" office:value-type="float" office:value="27" calcext:value-type="float">
            <text:p>27</text:p>
          </table:table-cell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33" calcext:value-type="float">
            <text:p>3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8" table:formula="of:=SUM([.O10:.T10])" office:value-type="float" office:value="327" calcext:value-type="float">
            <text:p>327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33"/>
          <table:table-cell table:style-name="ce21"/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33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formula="of:=SUM([.B11:.M11])" office:value-type="float" office:value="28" calcext:value-type="float">
            <text:p>28</text:p>
          </table:table-cell>
          <table:table-cell table:style-name="ce45" office:value-type="float" office:value="388" calcext:value-type="float">
            <text:p>388</text:p>
          </table:table-cell>
          <table:table-cell table:style-name="ce45" office:value-type="float" office:value="44" calcext:value-type="float">
            <text:p>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O11:.T11])" office:value-type="float" office:value="437" calcext:value-type="float">
            <text:p>437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 office:value-type="float" office:value="24" calcext:value-type="float">
            <text:p>24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1" table:formula="of:=SUM([.B12:.M12])" office:value-type="float" office:value="33" calcext:value-type="float">
            <text:p>33</text:p>
          </table:table-cell>
          <table:table-cell table:style-name="ce8" office:value-type="float" office:value="385" calcext:value-type="float">
            <text:p>385</text:p>
          </table:table-cell>
          <table:table-cell table:style-name="ce8" office:value-type="float" office:value="47" calcext:value-type="float">
            <text:p>4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O12:.T12])" office:value-type="float" office:value="436" calcext:value-type="float">
            <text:p>436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33"/>
          <table:table-cell table:style-name="ce21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33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formula="of:=SUM([.B13:.M13])" office:value-type="float" office:value="30" calcext:value-type="float">
            <text:p>30</text:p>
          </table:table-cell>
          <table:table-cell table:style-name="ce45" office:value-type="float" office:value="515" calcext:value-type="float">
            <text:p>515</text:p>
          </table:table-cell>
          <table:table-cell table:style-name="ce45" office:value-type="float" office:value="77" calcext:value-type="float">
            <text:p>7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45" table:formula="of:=SUM([.O13:.T13])" office:value-type="float" office:value="596" calcext:value-type="float">
            <text:p>596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number-columns-repeated="2" table:style-name="ce22" office:value-type="float" office:value="5" calcext:value-type="float">
            <text:p>5</text:p>
          </table:table-cell>
          <table:table-cell table:style-name="ce22"/>
          <table:table-cell table:style-name="ce34" office:value-type="float" office:value="30" calcext:value-type="float">
            <text:p>30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1" table:formula="of:=SUM([.B14:.M14])" office:value-type="float" office:value="44" calcext:value-type="float">
            <text:p>44</text:p>
          </table:table-cell>
          <table:table-cell table:style-name="ce8" office:value-type="float" office:value="393" calcext:value-type="float">
            <text:p>393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8" table:formula="of:=SUM([.O14:.T14])" office:value-type="float" office:value="476" calcext:value-type="float">
            <text:p>476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1" table:number-columns-repeated="2"/>
          <table:table-cell table:style-name="ce26"/>
          <table:table-cell table:style-name="ce23"/>
          <table:table-cell table:style-name="ce21"/>
          <table:table-cell table:style-name="ce45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74" office:value-type="float" office:value="14" calcext:value-type="float">
            <text:p>14</text:p>
          </table:table-cell>
          <table:table-cell table:style-name="ce21"/>
          <table:table-cell table:style-name="ce26"/>
          <table:table-cell table:style-name="ce21" table:formula="of:=SUM([.B15:.M15])" office:value-type="float" office:value="24" calcext:value-type="float">
            <text:p>24</text:p>
          </table:table-cell>
          <table:table-cell table:style-name="ce45" office:value-type="float" office:value="444" calcext:value-type="float">
            <text:p>444</text:p>
          </table:table-cell>
          <table:table-cell table:style-name="ce45" office:value-type="float" office:value="67" calcext:value-type="float">
            <text:p>6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45" table:formula="of:=SUM([.O15:.T15])" office:value-type="float" office:value="519" calcext:value-type="float">
            <text:p>519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1" table:formula="of:=SUM([.B16:.M16])" office:value-type="float" office:value="3" calcext:value-type="float">
            <text:p>3</text:p>
          </table:table-cell>
          <table:table-cell table:style-name="ce8" office:value-type="float" office:value="439" calcext:value-type="float">
            <text:p>439</text:p>
          </table:table-cell>
          <table:table-cell table:style-name="ce8" office:value-type="float" office:value="57" calcext:value-type="float">
            <text:p>5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O16:.T16])" office:value-type="float" office:value="500" calcext:value-type="float">
            <text:p>500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1" table:number-columns-repeated="2"/>
          <table:table-cell table:style-name="ce26"/>
          <table:table-cell table:style-name="ce23"/>
          <table:table-cell table:style-name="ce21"/>
          <table:table-cell table:style-name="ce45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74" office:value-type="float" office:value="18" calcext:value-type="float">
            <text:p>18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table:formula="of:=SUM([.B17:.M17])" office:value-type="float" office:value="21" calcext:value-type="float">
            <text:p>21</text:p>
          </table:table-cell>
          <table:table-cell table:style-name="ce45" office:value-type="float" office:value="444" calcext:value-type="float">
            <text:p>444</text:p>
          </table:table-cell>
          <table:table-cell table:style-name="ce45" office:value-type="float" office:value="48" calcext:value-type="float">
            <text:p>4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45" table:formula="of:=SUM([.O17:.T17])" office:value-type="float" office:value="497" calcext:value-type="float">
            <text:p>497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1" table:formula="of:=SUM([.B18:.M18])" office:value-type="float" office:value="30" calcext:value-type="float">
            <text:p>30</text:p>
          </table:table-cell>
          <table:table-cell table:style-name="ce8" office:value-type="float" office:value="416" calcext:value-type="float">
            <text:p>41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O18:.T18])" office:value-type="float" office:value="467" calcext:value-type="float">
            <text:p>467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/>
          <table:table-cell table:style-name="ce21" office:value-type="float" office:value="2" calcext:value-type="float">
            <text:p>2</text:p>
          </table:table-cell>
          <table:table-cell table:style-name="ce45"/>
          <table:table-cell table:style-name="ce23"/>
          <table:table-cell table:style-name="ce21"/>
          <table:table-cell table:style-name="ce26"/>
          <table:table-cell table:style-name="ce74" office:value-type="float" office:value="13" calcext:value-type="float">
            <text:p>13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table:formula="of:=SUM([.B19:.M19])" office:value-type="float" office:value="17" calcext:value-type="float">
            <text:p>17</text:p>
          </table:table-cell>
          <table:table-cell table:style-name="ce45" office:value-type="float" office:value="372" calcext:value-type="float">
            <text:p>372</text:p>
          </table:table-cell>
          <table:table-cell table:style-name="ce45" office:value-type="float" office:value="28" calcext:value-type="float">
            <text:p>2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45" table:formula="of:=SUM([.O19:.T19])" office:value-type="float" office:value="407" calcext:value-type="float">
            <text:p>407</text:p>
          </table:table-cell>
          <table:table-cell table:number-columns-repeated="1003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table:number-columns-repeated="2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6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8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41"/>
          <table:table-cell table:style-name="ce21" table:formula="of:=SUM([.B20:.M20])" office:value-type="float" office:value="11" calcext:value-type="float">
            <text:p>11</text:p>
          </table:table-cell>
          <table:table-cell table:style-name="ce46" office:value-type="float" office:value="342" calcext:value-type="float">
            <text:p>342</text:p>
          </table:table-cell>
          <table:table-cell table:style-name="ce46" office:value-type="float" office:value="32" calcext:value-type="float">
            <text:p>3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2"/>
          <table:table-cell table:style-name="ce46" table:formula="of:=SUM([.O20:.T20])" office:value-type="float" office:value="382" calcext:value-type="float">
            <text:p>382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6:30–16:45</text:p>
          </table:table-cell>
          <table:table-cell table:style-name="ce3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33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21" table:formula="of:=SUM([.B21:.M21])" office:value-type="float" office:value="7" calcext:value-type="float">
            <text:p>7</text:p>
          </table:table-cell>
          <table:table-cell table:style-name="ce7" office:value-type="float" office:value="257" calcext:value-type="float">
            <text:p>257</text:p>
          </table:table-cell>
          <table:table-cell table:style-name="ce69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45" table:formula="of:=SUM([.O21:.T21])" office:value-type="float" office:value="289" calcext:value-type="float">
            <text:p>289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34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2"/>
          <table:table-cell table:style-name="ce8"/>
          <table:table-cell table:style-name="ce22" table:number-columns-repeated="3"/>
          <table:table-cell table:style-name="ce34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1" table:formula="of:=SUM([.B22:.M22])" office:value-type="float" office:value="6" calcext:value-type="float">
            <text:p>6</text:p>
          </table:table-cell>
          <table:table-cell table:style-name="ce8" office:value-type="float" office:value="259" calcext:value-type="float">
            <text:p>259</text:p>
          </table:table-cell>
          <table:table-cell table:style-name="ce56" office:value-type="float" office:value="21" calcext:value-type="float">
            <text:p>2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O22:.T22])" office:value-type="float" office:value="285" calcext:value-type="float">
            <text:p>285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21" table:number-columns-repeated="3"/>
          <table:table-cell table:style-name="ce33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21" table:formula="of:=SUM([.B23:.M23])" office:value-type="float" office:value="5" calcext:value-type="float">
            <text:p>5</text:p>
          </table:table-cell>
          <table:table-cell table:style-name="ce45" office:value-type="float" office:value="267" calcext:value-type="float">
            <text:p>267</text:p>
          </table:table-cell>
          <table:table-cell table:style-name="ce57" office:value-type="float" office:value="24" calcext:value-type="float">
            <text:p>24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5" table:formula="of:=SUM([.O23:.T23])" office:value-type="float" office:value="295" calcext:value-type="float">
            <text:p>295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22" table:number-columns-repeated="3"/>
          <table:table-cell table:style-name="ce34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21" table:formula="of:=SUM([.B24:.M24])" office:value-type="float" office:value="4" calcext:value-type="float">
            <text:p>4</text:p>
          </table:table-cell>
          <table:table-cell table:style-name="ce8" office:value-type="float" office:value="309" calcext:value-type="float">
            <text:p>309</text:p>
          </table:table-cell>
          <table:table-cell table:style-name="ce56" office:value-type="float" office:value="20" calcext:value-type="float">
            <text:p>20</text:p>
          </table:table-cell>
          <table:table-cell table:style-name="ce10" table:number-columns-repeated="4"/>
          <table:table-cell table:style-name="ce8" table:formula="of:=SUM([.O24:.T24])" office:value-type="float" office:value="329" calcext:value-type="float">
            <text:p>329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33"/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1"/>
          <table:table-cell table:style-name="ce33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table:formula="of:=SUM([.B25:.M25])" office:value-type="float" office:value="8" calcext:value-type="float">
            <text:p>8</text:p>
          </table:table-cell>
          <table:table-cell table:style-name="ce45" office:value-type="float" office:value="302" calcext:value-type="float">
            <text:p>302</text:p>
          </table:table-cell>
          <table:table-cell table:style-name="ce5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O25:.T25])" office:value-type="float" office:value="338" calcext:value-type="float">
            <text:p>338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1" table:formula="of:=SUM([.B26:.M26])" office:value-type="float" office:value="16" calcext:value-type="float">
            <text:p>16</text:p>
          </table:table-cell>
          <table:table-cell table:style-name="ce8" office:value-type="float" office:value="301" calcext:value-type="float">
            <text:p>301</text:p>
          </table:table-cell>
          <table:table-cell table:style-name="ce56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O26:.T26])" office:value-type="float" office:value="333" calcext:value-type="float">
            <text:p>333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6"/>
          <table:table-cell table:style-name="ce74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formula="of:=SUM([.B27:.M27])" office:value-type="float" office:value="20" calcext:value-type="float">
            <text:p>20</text:p>
          </table:table-cell>
          <table:table-cell table:style-name="ce45" office:value-type="float" office:value="309" calcext:value-type="float">
            <text:p>309</text:p>
          </table:table-cell>
          <table:table-cell table:style-name="ce57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45" table:formula="of:=SUM([.O27:.T27])" office:value-type="float" office:value="337" calcext:value-type="float">
            <text:p>337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1" table:formula="of:=SUM([.B28:.M28])" office:value-type="float" office:value="11" calcext:value-type="float">
            <text:p>11</text:p>
          </table:table-cell>
          <table:table-cell table:style-name="ce8" office:value-type="float" office:value="270" calcext:value-type="float">
            <text:p>270</text:p>
          </table:table-cell>
          <table:table-cell table:style-name="ce56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O28:.T28])" office:value-type="float" office:value="313" calcext:value-type="float">
            <text:p>313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23" office:value-type="float" office:value="4" calcext:value-type="float">
            <text:p>4</text:p>
          </table:table-cell>
          <table:table-cell table:style-name="ce21"/>
          <table:table-cell table:style-name="ce26"/>
          <table:table-cell table:style-name="ce74" office:value-type="float" office:value="7" calcext:value-type="float">
            <text:p>7</text:p>
          </table:table-cell>
          <table:table-cell table:style-name="ce21"/>
          <table:table-cell table:style-name="ce26"/>
          <table:table-cell table:style-name="ce21" table:formula="of:=SUM([.B29:.M29])" office:value-type="float" office:value="12" calcext:value-type="float">
            <text:p>12</text:p>
          </table:table-cell>
          <table:table-cell table:style-name="ce45" office:value-type="float" office:value="263" calcext:value-type="float">
            <text:p>263</text:p>
          </table:table-cell>
          <table:table-cell table:style-name="ce5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45" table:formula="of:=SUM([.O29:.T29])" office:value-type="float" office:value="296" calcext:value-type="float">
            <text:p>296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2" table:style-name="ce22" office:value-type="float" office:value="1" calcext:value-type="float">
            <text:p>1</text:p>
          </table:table-cell>
          <table:table-cell table:style-name="ce27"/>
          <table:table-cell table:style-name="ce21" table:formula="of:=SUM([.B30:.M30])" office:value-type="float" office:value="6" calcext:value-type="float">
            <text:p>6</text:p>
          </table:table-cell>
          <table:table-cell table:style-name="ce8" office:value-type="float" office:value="253" calcext:value-type="float">
            <text:p>253</text:p>
          </table:table-cell>
          <table:table-cell table:style-name="ce56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8" table:formula="of:=SUM([.O30:.T30])" office:value-type="float" office:value="280" calcext:value-type="float">
            <text:p>280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1" table:number-columns-repeated="2"/>
          <table:table-cell table:style-name="ce26"/>
          <table:table-cell table:style-name="ce23"/>
          <table:table-cell table:style-name="ce21"/>
          <table:table-cell table:style-name="ce45"/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26"/>
          <table:table-cell table:style-name="ce74" office:value-type="float" office:value="6" calcext:value-type="float">
            <text:p>6</text:p>
          </table:table-cell>
          <table:table-cell table:style-name="ce21"/>
          <table:table-cell table:style-name="ce26"/>
          <table:table-cell table:style-name="ce21" table:formula="of:=SUM([.B31:.M31])" office:value-type="float" office:value="9" calcext:value-type="float">
            <text:p>9</text:p>
          </table:table-cell>
          <table:table-cell table:style-name="ce45" office:value-type="float" office:value="258" calcext:value-type="float">
            <text:p>258</text:p>
          </table:table-cell>
          <table:table-cell table:style-name="ce5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45" table:formula="of:=SUM([.O31:.T31])" office:value-type="float" office:value="287" calcext:value-type="float">
            <text:p>287</text:p>
          </table:table-cell>
          <table:table-cell table:number-columns-repeated="1003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table:number-columns-repeated="2"/>
          <table:table-cell table:style-name="ce41"/>
          <table:table-cell table:style-name="ce24" table:number-columns-repeated="2"/>
          <table:table-cell table:style-name="ce4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41"/>
          <table:table-cell table:style-name="ce21" table:formula="of:=SUM([.B32:.M32])" office:value-type="float" office:value="9" calcext:value-type="float">
            <text:p>9</text:p>
          </table:table-cell>
          <table:table-cell table:style-name="ce46" office:value-type="float" office:value="213" calcext:value-type="float">
            <text:p>213</text:p>
          </table:table-cell>
          <table:table-cell table:style-name="ce5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46" table:formula="of:=SUM([.O32:.T32])" office:value-type="float" office:value="239" calcext:value-type="float">
            <text:p>239</text:p>
          </table:table-cell>
          <table:table-cell table:style-name="ce52" table:number-columns-repeated="100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2 aff + sch (bairro)" table:style-name="ta10">
        <office:forms form:automatic-focus="false" form:apply-design-mode="false"/>
        <table:table-column table:style-name="co2" table:number-columns-repeated="1024" table:default-cell-style-name="Default"/>
        <table:table-row table:style-name="ro7">
          <table:table-cell table:style-name="ce88" office:value-type="string" calcext:value-type="string">
            <text:p>CONTAGEM VOLUMÉTRICA CLASSIFICADA — BICICLETA</text:p>
          </table:table-cell>
          <table:table-cell table:style-name="ce91" table:number-columns-repeated="6"/>
          <table:table-cell table:style-name="ce94"/>
          <table:table-cell table:number-columns-repeated="6"/>
          <table:table-cell table:style-name="ce47" table:number-columns-spanned="7" table:number-rows-spanned="1"/>
          <table:covered-table-cell table:number-columns-repeated="5" table:style-name="ce15"/>
          <table:covered-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>
            <text:p><text:span text:style-name="T3">AV. PRES. AFFONSO CAMARGO</text:span><text:span text:style-name="T4">             + RUA SCHILLER</text:span></text:p>
          </table:table-cell>
          <table:table-cell table:style-name="ce63" office:value-type="string" calcext:value-type="string" table:number-columns-spanned="13" table:number-rows-spanned="2">
            <text:p>Condições do clima e outras observações: <text:span text:style-name="T2">HOUVERAM MUITOS EQUÍVOCOS NAS MARCAÇÕES: FOI OBSERVADO QUE MUITAS BICICLETAS DIREÇÃO BAIRRO FORAM MARCADAS COMO DIREÇÃO CENTRO. NESSE CASO, PARA ESSE DIA, NÃO É CONFIÁVEL FAZER UMA ANÁLISE DE O/D, EMBORA SEJA OK UTILIAR OS DADOS PARA UM COMPARATIVO GERAL DO VOLUME DE TRÁFEGO EM AMBOS OS SENTIDOS.</text:span></text:p>
          </table:table-cell>
          <table:covered-table-cell table:number-columns-repeated="12" table:style-name="ce63"/>
          <table:table-cell table:style-name="ce21"/>
          <table:table-cell table:style-name="ce29" table:number-columns-spanned="6" table:number-rows-spanned="2"/>
          <table:covered-table-cell table:number-columns-repeated="4" table:style-name="ce35"/>
          <table:covered-table-cell table:style-name="ce48"/>
          <table:table-cell table:number-columns-repeated="1003"/>
        </table:table-row>
        <table:table-row table:style-name="ro3">
          <table:table-cell table:style-name="ce89" office:value-type="string" calcext:value-type="string">
            <text:p>Curitiba, 2 de dezembro de 2019</text:p>
          </table:table-cell>
          <table:covered-table-cell table:number-columns-repeated="13" table:style-name="ce63"/>
          <table:table-cell table:style-name="ce25"/>
          <table:covered-table-cell table:number-columns-repeated="5" table:style-name="ce30"/>
          <table:covered-table-cell table:style-name="ce29"/>
          <table:table-cell table:number-columns-repeated="1003"/>
        </table:table-row>
        <table:table-row table:style-name="ro3">
          <table:table-cell table:style-name="ce4" table:number-columns-repeated="3"/>
          <table:table-cell table:style-name="ce37" table:number-columns-repeated="5"/>
          <table:table-cell table:number-columns-repeated="6"/>
          <table:table-cell table:style-name="ce4" table:number-columns-repeated="2"/>
          <table:table-cell table:style-name="ce37" table:number-columns-repeated="5"/>
          <table:table-cell table:number-columns-repeated="1003"/>
        </table:table-row>
        <table:table-row table:style-name="ro3">
          <table:table-cell table:style-name="ce90" office:value-type="string" calcext:value-type="string">
            <text:p>Sentido: <text:span text:style-name="T1">BAIRRO</text:span></text:p>
          </table:table-cell>
          <table:table-cell table:style-name="ce36" table:number-columns-repeated="2"/>
          <table:table-cell table:style-name="ce92" office:value-type="string" calcext:value-type="string">
            <text:p>Pesquisador: Maurício Guimarães</text:p>
          </table:table-cell>
          <table:table-cell table:style-name="ce93" table:number-columns-repeated="3"/>
          <table:table-cell table:style-name="ce95"/>
          <table:table-cell table:number-columns-repeated="6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Henrique Jakobi</text:p>
          </table:table-cell>
          <table:covered-table-cell table:number-columns-repeated="3" table:style-name="ce42"/>
          <table:covered-table-cell table:style-name="ce49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Período: <text:span text:style-name="T1">manhã</text:span></text:p>
          </table:table-cell>
          <table:table-cell table:style-name="ce31" office:value-type="string" calcext:value-type="string" table:number-columns-spanned="3" table:number-rows-spanned="1">
            <text:p>CONTRA-MÃO (VIA)</text:p>
          </table:table-cell>
          <table:covered-table-cell table:style-name="ce19"/>
          <table:covered-table-cell table:style-name="ce39"/>
          <table:table-cell table:style-name="ce43" office:value-type="string" calcext:value-type="string" table:number-columns-spanned="3" table:number-rows-spanned="1">
            <text:p>VIA</text:p>
          </table:table-cell>
          <table:covered-table-cell table:style-name="ce19"/>
          <table:covered-table-cell table:style-name="ce43"/>
          <table:table-cell table:style-name="ce19" office:value-type="string" calcext:value-type="string" table:number-columns-spanned="3" table:number-rows-spanned="1">
            <text:p>"CICLOVIA"</text:p>
          </table:table-cell>
          <table:covered-table-cell table:number-columns-repeated="2" table:style-name="ce19"/>
          <table:table-cell table:style-name="ce31" office:value-type="string" calcext:value-type="string" table:number-columns-spanned="3" table:number-rows-spanned="1">
            <text:p>CANALETA</text:p>
          </table:table-cell>
          <table:covered-table-cell table:style-name="ce19"/>
          <table:covered-table-cell table:style-name="ce39"/>
          <table:table-cell table:style-name="ce20"/>
          <table:table-cell table:style-name="ce44" table:number-columns-repeated="2"/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7"/>
          <table:table-cell table:number-columns-repeated="1003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79" office:value-type="string" calcext:value-type="string">
            <text:p>cm_masc</text:p>
          </table:table-cell>
          <table:table-cell table:style-name="ce25" office:value-type="string" calcext:value-type="string">
            <text:p>cm_fem</text:p>
          </table:table-cell>
          <table:table-cell table:style-name="ce80" office:value-type="string" calcext:value-type="string">
            <text:p>cm_nid</text:p>
          </table:table-cell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style-name="ce96" office:value-type="string" calcext:value-type="string">
            <text:p>ci_masc</text:p>
          </table:table-cell>
          <table:table-cell table:style-name="ce25" office:value-type="string" calcext:value-type="string">
            <text:p>ci_fem</text:p>
          </table:table-cell>
          <table:table-cell table:style-name="ce25" office:value-type="string" calcext:value-type="string">
            <text:p>ci_nid</text:p>
          </table:table-cell>
          <table:table-cell table:style-name="ce79" office:value-type="string" calcext:value-type="string">
            <text:p>can_masc</text:p>
          </table:table-cell>
          <table:table-cell table:style-name="ce25" office:value-type="string" calcext:value-type="string">
            <text:p>can_fem</text:p>
          </table:table-cell>
          <table:table-cell table:style-name="ce80" office:value-type="string" calcext:value-type="string">
            <text:p>can_nid</text:p>
          </table:table-cell>
          <table:table-cell table:style-name="ce23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table:number-columns-repeated="5"/>
          <table:table-cell table:style-name="ce45"/>
          <table:table-cell table:style-name="ce21" table:number-columns-repeated="3"/>
          <table:table-cell table:style-name="ce33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21" table:formula="of:=SUM([.B9:.M9])" office:value-type="float" office:value="2" calcext:value-type="float">
            <text:p>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3"/>
          <table:table-cell table:style-name="ce45" table:formula="of:=SUM([.O9:.T9])" office:value-type="float" office:value="183" calcext:value-type="float">
            <text:p>183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table:number-columns-repeated="5"/>
          <table:table-cell table:style-name="ce8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4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1" table:formula="of:=SUM([.B10:.M10])" office:value-type="float" office:value="2" calcext:value-type="float">
            <text:p>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number-columns-repeated="3"/>
          <table:table-cell table:style-name="ce8" table:formula="of:=SUM([.O10:.T10])" office:value-type="float" office:value="195" calcext:value-type="float">
            <text:p>195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table:number-columns-repeated="5"/>
          <table:table-cell table:style-name="ce45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3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formula="of:=SUM([.B11:.M11])" office:value-type="float" office:value="6" calcext:value-type="float">
            <text:p>6</text:p>
          </table:table-cell>
          <table:table-cell table:style-name="ce45" office:value-type="float" office:value="191" calcext:value-type="float">
            <text:p>191</text:p>
          </table:table-cell>
          <table:table-cell table:style-name="ce45" office:value-type="float" office:value="10" calcext:value-type="float">
            <text:p>1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5" table:formula="of:=SUM([.O11:.T11])" office:value-type="float" office:value="227" calcext:value-type="float">
            <text:p>227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table:number-columns-repeated="5"/>
          <table:table-cell table:style-name="ce8"/>
          <table:table-cell table:number-columns-repeated="2"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1" table:formula="of:=SUM([.B12:.M12])" office:value-type="float" office:value="4" calcext:value-type="float">
            <text:p>4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O12:.T12])" office:value-type="float" office:value="168" calcext:value-type="float">
            <text:p>168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table:number-columns-repeated="2"/>
          <table:table-cell table:style-name="ce21"/>
          <table:table-cell table:style-name="ce23"/>
          <table:table-cell table:style-name="ce21"/>
          <table:table-cell table:style-name="ce45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1"/>
          <table:table-cell table:style-name="ce33"/>
          <table:table-cell table:style-name="ce21"/>
          <table:table-cell table:style-name="ce26"/>
          <table:table-cell table:style-name="ce21" table:formula="of:=SUM([.B13:.M13])" office:value-type="float" office:value="3" calcext:value-type="float">
            <text:p>3</text:p>
          </table:table-cell>
          <table:table-cell table:style-name="ce45" office:value-type="float" office:value="146" calcext:value-type="float">
            <text:p>146</text:p>
          </table:table-cell>
          <table:table-cell table:style-name="ce45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O13:.T13])" office:value-type="float" office:value="167" calcext:value-type="float">
            <text:p>167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table:number-columns-repeated="5"/>
          <table:table-cell table:style-name="ce8"/>
          <table:table-cell table:style-name="ce22" table:number-columns-repeated="3"/>
          <table:table-cell table:style-name="ce34"/>
          <table:table-cell table:style-name="ce22"/>
          <table:table-cell table:style-name="ce27"/>
          <table:table-cell table:style-name="ce21" table:formula="of:=SUM([.B14:.M14])" office:value-type="float" office:value="0" calcext:value-type="float">
            <text:p>0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O14:.T14])" office:value-type="float" office:value="142" calcext:value-type="float">
            <text:p>142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table:formula="of:=SUM([.B15:.M15])" office:value-type="float" office:value="4" calcext:value-type="float">
            <text:p>4</text:p>
          </table:table-cell>
          <table:table-cell table:style-name="ce45" office:value-type="float" office:value="138" calcext:value-type="float">
            <text:p>138</text:p>
          </table:table-cell>
          <table:table-cell table:style-name="ce45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number-columns-repeated="3"/>
          <table:table-cell table:style-name="ce45" table:formula="of:=SUM([.O15:.T15])" office:value-type="float" office:value="161" calcext:value-type="float">
            <text:p>161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8"/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1" table:formula="of:=SUM([.B16:.M16])" office:value-type="float" office:value="2" calcext:value-type="float">
            <text:p>2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3"/>
          <table:table-cell table:style-name="ce8" table:formula="of:=SUM([.O16:.T16])" office:value-type="float" office:value="163" calcext:value-type="float">
            <text:p>163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23"/>
          <table:table-cell table:style-name="ce21"/>
          <table:table-cell table:style-name="ce26"/>
          <table:table-cell table:style-name="ce21" table:number-columns-repeated="2"/>
          <table:table-cell table:style-name="ce26"/>
          <table:table-cell table:style-name="ce21" table:formula="of:=SUM([.B17:.M17])" office:value-type="float" office:value="0" calcext:value-type="float">
            <text:p>0</text:p>
          </table:table-cell>
          <table:table-cell table:style-name="ce45" office:value-type="float" office:value="135" calcext:value-type="float">
            <text:p>135</text:p>
          </table:table-cell>
          <table:table-cell table:style-name="ce45" office:value-type="float" office:value="13" calcext:value-type="float">
            <text:p>1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45" table:formula="of:=SUM([.O17:.T17])" office:value-type="float" office:value="158" calcext:value-type="float">
            <text:p>158</text:p>
          </table:table-cell>
          <table:table-cell table:number-columns-repeated="1003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7"/>
          <table:table-cell table:style-name="ce21" table:formula="of:=SUM([.B18:.M18])" office:value-type="float" office:value="10" calcext:value-type="float">
            <text:p>10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number-columns-repeated="3"/>
          <table:table-cell table:style-name="ce8" table:formula="of:=SUM([.O18:.T18])" office:value-type="float" office:value="133" calcext:value-type="float">
            <text:p>133</text:p>
          </table:table-cell>
          <table:table-cell table:style-name="ce52" table:number-columns-repeated="1003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23"/>
          <table:table-cell table:style-name="ce21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26"/>
          <table:table-cell table:style-name="ce21" table:formula="of:=SUM([.B19:.M19])" office:value-type="float" office:value="6" calcext:value-type="float">
            <text:p>6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O19:.T19])" office:value-type="float" office:value="198" calcext:value-type="float">
            <text:p>198</text:p>
          </table:table-cell>
          <table:table-cell table:number-columns-repeated="1003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table:number-columns-repeated="2"/>
          <table:table-cell table:style-name="ce28"/>
          <table:table-cell table:style-name="ce24" table:number-columns-repeated="2"/>
          <table:table-cell table:style-name="ce46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8"/>
          <table:table-cell table:style-name="ce24" table:number-columns-repeated="2"/>
          <table:table-cell table:style-name="ce41"/>
          <table:table-cell table:style-name="ce21" table:formula="of:=SUM([.B20:.M20])" office:value-type="float" office:value="2" calcext:value-type="float">
            <text:p>2</text:p>
          </table:table-cell>
          <table:table-cell table:style-name="ce46" office:value-type="float" office:value="188" calcext:value-type="float">
            <text:p>188</text:p>
          </table:table-cell>
          <table:table-cell table:style-name="ce46" office:value-type="float" office:value="12" calcext:value-type="float">
            <text:p>12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6" table:formula="of:=SUM([.O20:.T20])" office:value-type="float" office:value="212" calcext:value-type="float">
            <text:p>212</text:p>
          </table:table-cell>
          <table:table-cell table:style-name="ce52" table:number-columns-repeated="1003"/>
        </table:table-row>
        <table:table-row table:style-name="ro3">
          <table:table-cell table:style-name="ce70" office:value-type="string" calcext:value-type="string">
            <text:p>16:30–16:4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3"/>
          <table:table-cell table:style-name="ce45"/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33" office:value-type="float" office:value="8" calcext:value-type="float">
            <text:p>8</text:p>
          </table:table-cell>
          <table:table-cell table:style-name="ce21"/>
          <table:table-cell table:style-name="ce26"/>
          <table:table-cell table:style-name="ce21" table:formula="of:=SUM([.B21:.M21])" office:value-type="float" office:value="14" calcext:value-type="float">
            <text:p>14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45" table:formula="of:=SUM([.O21:.T21])" office:value-type="float" office:value="259" calcext:value-type="float">
            <text:p>259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table:number-columns-repeated="5"/>
          <table:table-cell table:style-name="ce8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1" table:formula="of:=SUM([.B22:.M22])" office:value-type="float" office:value="19" calcext:value-type="float">
            <text:p>19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O22:.T22])" office:value-type="float" office:value="259" calcext:value-type="float">
            <text:p>259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table:number-columns-repeated="5"/>
          <table:table-cell table:style-name="ce45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33" office:value-type="float" office:value="16" calcext:value-type="float">
            <text:p>16</text:p>
          </table:table-cell>
          <table:table-cell table:style-name="ce21"/>
          <table:table-cell table:style-name="ce26"/>
          <table:table-cell table:style-name="ce21" table:formula="of:=SUM([.B23:.M23])" office:value-type="float" office:value="22" calcext:value-type="float">
            <text:p>22</text:p>
          </table:table-cell>
          <table:table-cell table:style-name="ce45" office:value-type="float" office:value="225" calcext:value-type="float">
            <text:p>225</text:p>
          </table:table-cell>
          <table:table-cell table:style-name="ce45" office:value-type="float" office:value="43" calcext:value-type="float">
            <text:p>4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O23:.T23])" office:value-type="float" office:value="288" calcext:value-type="float">
            <text:p>288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table:number-columns-repeated="3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4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1" table:formula="of:=SUM([.B24:.M24])" office:value-type="float" office:value="36" calcext:value-type="float">
            <text:p>36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O24:.T24])" office:value-type="float" office:value="331" calcext:value-type="float">
            <text:p>331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23" table:number-columns-repeated="2"/>
          <table:table-cell table:style-name="ce21"/>
          <table:table-cell table:style-name="ce45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1"/>
          <table:table-cell table:style-name="ce3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formula="of:=SUM([.B25:.M25])" office:value-type="float" office:value="23" calcext:value-type="float">
            <text:p>23</text:p>
          </table:table-cell>
          <table:table-cell table:style-name="ce45" office:value-type="float" office:value="295" calcext:value-type="float">
            <text:p>295</text:p>
          </table:table-cell>
          <table:table-cell table:style-name="ce45" office:value-type="float" office:value="32" calcext:value-type="float">
            <text:p>3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O25:.T25])" office:value-type="float" office:value="343" calcext:value-type="float">
            <text:p>343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4" office:value-type="float" office:value="15" calcext:value-type="float">
            <text:p>15</text:p>
          </table:table-cell>
          <table:table-cell table:style-name="ce22"/>
          <table:table-cell table:style-name="ce27"/>
          <table:table-cell table:style-name="ce21" table:formula="of:=SUM([.B26:.M26])" office:value-type="float" office:value="37" calcext:value-type="float">
            <text:p>37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O26:.T26])" office:value-type="float" office:value="349" calcext:value-type="float">
            <text:p>349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1"/>
          <table:table-cell table:style-name="ce45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74" office:value-type="float" office:value="19" calcext:value-type="float">
            <text:p>19</text:p>
          </table:table-cell>
          <table:table-cell table:style-name="ce21"/>
          <table:table-cell table:style-name="ce26"/>
          <table:table-cell table:style-name="ce21" table:formula="of:=SUM([.B27:.M27])" office:value-type="float" office:value="34" calcext:value-type="float">
            <text:p>34</text:p>
          </table:table-cell>
          <table:table-cell table:style-name="ce45" office:value-type="float" office:value="292" calcext:value-type="float">
            <text:p>292</text:p>
          </table:table-cell>
          <table:table-cell table:style-name="ce45" office:value-type="float" office:value="53" calcext:value-type="float">
            <text:p>5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O27:.T27])" office:value-type="float" office:value="359" calcext:value-type="float">
            <text:p>359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8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" calcext:value-type="float">
            <text:p>6</text:p>
          </table:table-cell>
          <table:table-cell table:style-name="ce27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1" table:formula="of:=SUM([.B28:.M28])" office:value-type="float" office:value="47" calcext:value-type="float">
            <text:p>47</text:p>
          </table:table-cell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8" table:formula="of:=SUM([.O28:.T28])" office:value-type="float" office:value="325" calcext:value-type="float">
            <text:p>325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table:number-columns-repeated="2"/>
          <table:table-cell table:style-name="ce26"/>
          <table:table-cell table:style-name="ce23"/>
          <table:table-cell table:style-name="ce21"/>
          <table:table-cell table:style-name="ce45"/>
          <table:table-cell table:style-name="ce23" office:value-type="float" office:value="10" calcext:value-type="float">
            <text:p>10</text:p>
          </table:table-cell>
          <table:table-cell table:style-name="ce21"/>
          <table:table-cell table:style-name="ce26"/>
          <table:table-cell table:style-name="ce74" office:value-type="float" office:value="21" calcext:value-type="float">
            <text:p>21</text:p>
          </table:table-cell>
          <table:table-cell table:style-name="ce21"/>
          <table:table-cell table:style-name="ce26"/>
          <table:table-cell table:style-name="ce21" table:formula="of:=SUM([.B29:.M29])" office:value-type="float" office:value="31" calcext:value-type="float">
            <text:p>31</text:p>
          </table:table-cell>
          <table:table-cell table:style-name="ce45" office:value-type="float" office:value="277" calcext:value-type="float">
            <text:p>277</text:p>
          </table:table-cell>
          <table:table-cell table:style-name="ce45" office:value-type="float" office:value="44" calcext:value-type="float">
            <text:p>4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O29:.T29])" office:value-type="float" office:value="338" calcext:value-type="float">
            <text:p>338</text:p>
          </table:table-cell>
          <table:table-cell table:number-columns-repeated="1003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7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1" table:formula="of:=SUM([.B30:.M30])" office:value-type="float" office:value="24" calcext:value-type="float">
            <text:p>24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number-columns-repeated="3"/>
          <table:table-cell table:style-name="ce8" table:formula="of:=SUM([.O30:.T30])" office:value-type="float" office:value="262" calcext:value-type="float">
            <text:p>262</text:p>
          </table:table-cell>
          <table:table-cell table:style-name="ce52" table:number-columns-repeated="1003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23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74" office:value-type="float" office:value="15" calcext:value-type="float">
            <text:p>15</text:p>
          </table:table-cell>
          <table:table-cell table:style-name="ce21"/>
          <table:table-cell table:style-name="ce26"/>
          <table:table-cell table:style-name="ce21" table:formula="of:=SUM([.B31:.M31])" office:value-type="float" office:value="25" calcext:value-type="float">
            <text:p>25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float" office:value="31" calcext:value-type="float">
            <text:p>3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O31:.T31])" office:value-type="float" office:value="264" calcext:value-type="float">
            <text:p>264</text:p>
          </table:table-cell>
          <table:table-cell table:number-columns-repeated="1003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table:number-columns-repeated="2"/>
          <table:table-cell table:style-name="ce28"/>
          <table:table-cell table:style-name="ce24" table:number-columns-repeated="2"/>
          <table:table-cell table:style-name="ce4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8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41"/>
          <table:table-cell table:style-name="ce21" table:formula="of:=SUM([.B32:.M32])" office:value-type="float" office:value="20" calcext:value-type="float">
            <text:p>20</text:p>
          </table:table-cell>
          <table:table-cell table:style-name="ce46" office:value-type="float" office:value="213" calcext:value-type="float">
            <text:p>213</text:p>
          </table:table-cell>
          <table:table-cell table:style-name="ce46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46" table:formula="of:=SUM([.O32:.T32])" office:value-type="float" office:value="251" calcext:value-type="float">
            <text:p>251</text:p>
          </table:table-cell>
          <table:table-cell table:style-name="ce52" table:number-columns-repeated="100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2 arg + get (centro)" table:style-name="ta11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7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72"/>
          <table:covered-table-cell table:style-name="ce78"/>
          <table:table-cell table:style-name="ce78" table:number-columns-spanned="7" table:number-rows-spanned="1"/>
          <table:covered-table-cell table:number-columns-repeated="5" table:style-name="ce72"/>
          <table:covered-table-cell table:style-name="ce78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REPÚBLICA ARGENTINA</text:span></text:p>
            <text:p><text:span text:style-name="T2">+ AV. GETÚLIO VARGAS</text:span></text:p>
          </table:table-cell>
          <table:covered-table-cell table:number-columns-repeated="2" table:style-name="ce16"/>
          <table:table-cell table:style-name="ce21"/>
          <table:table-cell table:style-name="ce61" office:value-type="string" calcext:value-type="string" table:number-columns-spanned="7" table:number-rows-spanned="2">
            <text:p>Condições do clima e outras observações:                                                                                                                  <text:span text:style-name="T2">Nublado - 14 graus às 6:30 - Nublado 15 graus às 7:15 - Nublado 16 graus às 8:00 - Nublado 17 graus às 8:20</text:span></text:p>
          </table:table-cell>
          <table:covered-table-cell table:number-columns-repeated="5" table:style-name="ce63"/>
          <table:covered-table-cell table:style-name="ce64"/>
          <table:table-cell table:style-name="ce21"/>
          <table:table-cell table:style-name="ce61" table:number-columns-spanned="6" table:number-rows-spanned="2"/>
          <table:covered-table-cell table:number-columns-repeated="4" table:style-name="ce63"/>
          <table:covered-table-cell table:style-name="ce64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3 de dez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62"/>
          <table:covered-table-cell table:style-name="ce61"/>
          <table:table-cell table:style-name="ce25"/>
          <table:covered-table-cell table:number-columns-repeated="5" table:style-name="ce62"/>
          <table:covered-table-cell table:style-name="ce61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CENTRO</text:span></text:p>
          </table:table-cell>
          <table:covered-table-cell table:number-columns-repeated="4" table:style-name="ce18"/>
          <table:table-cell table:style-name="ce36"/>
          <table:table-cell table:style-name="ce75" office:value-type="string" calcext:value-type="string" table:number-columns-spanned="5" table:number-rows-spanned="1">
            <text:p>Pesquisador: <text:span text:style-name="T3">Eliana Bruno</text:span><text:span text:style-name="T4"> (IPPUC)</text:span>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75" office:value-type="string" calcext:value-type="string" table:number-columns-spanned="5" table:number-rows-spanned="1">
            <text:p>Pesquisadora: <text:span text:style-name="T3">Eliane Schutte </text:span><text:span text:style-name="T4">(IPPUC)</text:span>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96" office:value-type="string" calcext:value-type="string">
            <text:p>can_masc</text:p>
          </table:table-cell>
          <table:table-cell table:style-name="ce25" office:value-type="string" calcext:value-type="string">
            <text:p>can_fem</text:p>
          </table:table-cell>
          <table:table-cell table:style-name="ce25" office:value-type="string" calcext:value-type="string">
            <text:p>can_nid</text:p>
          </table:table-cell>
          <table:table-cell table:style-name="ce79" office:value-type="string" calcext:value-type="string">
            <text:p>cm_masc</text:p>
          </table:table-cell>
          <table:table-cell table:style-name="ce25" office:value-type="string" calcext:value-type="string">
            <text:p>cm_fem</text:p>
          </table:table-cell>
          <table:table-cell table:style-name="ce80" office:value-type="string" calcext:value-type="string">
            <text:p>cm_nid</text:p>
          </table:table-cell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style-name="ce58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9:.J9])" office:value-type="float" office:value="14" calcext:value-type="float">
            <text:p>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5" table:formula="of:=SUM([.L9:.Q9])" office:value-type="float" office:value="26" calcext:value-type="float">
            <text:p>26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0:.J10])" office:value-type="float" office:value="24" calcext:value-type="float">
            <text:p>2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table:formula="of:=SUM([.L10:.Q10])" office:value-type="float" office:value="47" calcext:value-type="float">
            <text:p>47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1:.J11])" office:value-type="float" office:value="20" calcext:value-type="float">
            <text:p>20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1:.Q11])" office:value-type="float" office:value="82" calcext:value-type="float">
            <text:p>82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2:.J12])" office:value-type="float" office:value="28" calcext:value-type="float">
            <text:p>28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12:.Q12])" office:value-type="float" office:value="123" calcext:value-type="float">
            <text:p>123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3:.J13])" office:value-type="float" office:value="27" calcext:value-type="float">
            <text:p>27</text:p>
          </table:table-cell>
          <table:table-cell table:style-name="ce45" office:value-type="float" office:value="117" calcext:value-type="float">
            <text:p>117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5" table:formula="of:=SUM([.L13:.Q13])" office:value-type="float" office:value="128" calcext:value-type="float">
            <text:p>128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4:.J14])" office:value-type="float" office:value="25" calcext:value-type="float">
            <text:p>25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table:formula="of:=SUM([.L14:.Q14])" office:value-type="float" office:value="147" calcext:value-type="float">
            <text:p>147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5:.J15])" office:value-type="float" office:value="26" calcext:value-type="float">
            <text:p>26</text:p>
          </table:table-cell>
          <table:table-cell table:style-name="ce45" office:value-type="float" office:value="163" calcext:value-type="float">
            <text:p>163</text:p>
          </table:table-cell>
          <table:table-cell table:style-name="ce45" office:value-type="float" office:value="13" calcext:value-type="float">
            <text:p>1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5:.Q15])" office:value-type="float" office:value="180" calcext:value-type="float">
            <text:p>180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6:.J16])" office:value-type="float" office:value="20" calcext:value-type="float">
            <text:p>20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table:formula="of:=SUM([.L16:.Q16])" office:value-type="float" office:value="187" calcext:value-type="float">
            <text:p>187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7:.J17])" office:value-type="float" office:value="27" calcext:value-type="float">
            <text:p>27</text:p>
          </table:table-cell>
          <table:table-cell table:style-name="ce45" office:value-type="float" office:value="145" calcext:value-type="float">
            <text:p>145</text:p>
          </table:table-cell>
          <table:table-cell table:style-name="ce45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7:.Q17])" office:value-type="float" office:value="156" calcext:value-type="float">
            <text:p>156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8:.J18])" office:value-type="float" office:value="26" calcext:value-type="float">
            <text:p>26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table:formula="of:=SUM([.L18:.Q18])" office:value-type="float" office:value="189" calcext:value-type="float">
            <text:p>189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9:.J19])" office:value-type="float" office:value="18" calcext:value-type="float">
            <text:p>18</text:p>
          </table:table-cell>
          <table:table-cell table:style-name="ce45" office:value-type="float" office:value="164" calcext:value-type="float">
            <text:p>164</text:p>
          </table:table-cell>
          <table:table-cell table:style-name="ce45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9:.Q19])" office:value-type="float" office:value="174" calcext:value-type="float">
            <text:p>174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SUM([.B20:.J20])" office:value-type="float" office:value="13" calcext:value-type="float">
            <text:p>13</text:p>
          </table:table-cell>
          <table:table-cell table:style-name="ce8" office:value-type="float" office:value="145" calcext:value-type="float">
            <text:p>145</text:p>
          </table:table-cell>
          <table:table-cell table:style-name="ce46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6" table:formula="of:=SUM([.L20:.Q20])" office:value-type="float" office:value="154" calcext:value-type="float">
            <text:p>154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6:30–16:45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1:.J21])" office:value-type="float" office:value="12" calcext:value-type="float">
            <text:p>12</text:p>
          </table:table-cell>
          <table:table-cell table:style-name="ce7" office:value-type="float" office:value="98" calcext:value-type="float">
            <text:p>98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45" table:formula="of:=SUM([.L21:.Q21])" office:value-type="float" office:value="110" calcext:value-type="float">
            <text:p>110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22:.J22])" office:value-type="float" office:value="9" calcext:value-type="float">
            <text:p>9</text:p>
          </table:table-cell>
          <table:table-cell table:style-name="ce8" office:value-type="float" office:value="83" calcext:value-type="float">
            <text:p>83</text:p>
          </table:table-cell>
          <table:table-cell table:style-name="ce56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22:.Q22])" office:value-type="float" office:value="92" calcext:value-type="float">
            <text:p>92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number-columns-repeated="2" table:style-name="ce21" office:value-type="float" office:value="2" calcext:value-type="float">
            <text:p>2</text:p>
          </table:table-cell>
          <table:table-cell table:style-name="ce45"/>
          <table:table-cell table:style-name="ce45" table:formula="of:=SUM([.B23:.J23])" office:value-type="float" office:value="15" calcext:value-type="float">
            <text:p>15</text:p>
          </table:table-cell>
          <table:table-cell table:style-name="ce45" office:value-type="float" office:value="90" calcext:value-type="float">
            <text:p>90</text:p>
          </table:table-cell>
          <table:table-cell table:style-name="ce57" office:value-type="float" office:value="11" calcext:value-type="float">
            <text:p>1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45" table:formula="of:=SUM([.L23:.Q23])" office:value-type="float" office:value="103" calcext:value-type="float">
            <text:p>103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8"/>
          <table:table-cell table:style-name="ce8" table:formula="of:=SUM([.B24:.J24])" office:value-type="float" office:value="10" calcext:value-type="float">
            <text:p>10</text:p>
          </table:table-cell>
          <table:table-cell table:style-name="ce8" office:value-type="float" office:value="64" calcext:value-type="float">
            <text:p>64</text:p>
          </table:table-cell>
          <table:table-cell table:style-name="ce56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24:.Q24])" office:value-type="float" office:value="75" calcext:value-type="float">
            <text:p>75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25:.J25])" office:value-type="float" office:value="17" calcext:value-type="float">
            <text:p>17</text:p>
          </table:table-cell>
          <table:table-cell table:style-name="ce45" office:value-type="float" office:value="118" calcext:value-type="float">
            <text:p>118</text:p>
          </table:table-cell>
          <table:table-cell table:style-name="ce57" office:value-type="float" office:value="6" calcext:value-type="float">
            <text:p>6</text:p>
          </table:table-cell>
          <table:table-cell table:style-name="ce11" table:number-columns-repeated="4"/>
          <table:table-cell table:style-name="ce45" table:formula="of:=SUM([.L25:.Q25])" office:value-type="float" office:value="124" calcext:value-type="float">
            <text:p>124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26:.J26])" office:value-type="float" office:value="20" calcext:value-type="float">
            <text:p>20</text:p>
          </table:table-cell>
          <table:table-cell table:style-name="ce8" office:value-type="float" office:value="83" calcext:value-type="float">
            <text:p>83</text:p>
          </table:table-cell>
          <table:table-cell table:style-name="ce56" office:value-type="float" office:value="8" calcext:value-type="float">
            <text:p>8</text:p>
          </table:table-cell>
          <table:table-cell table:style-name="ce10" table:number-columns-repeated="4"/>
          <table:table-cell table:style-name="ce8" table:formula="of:=SUM([.L26:.Q26])" office:value-type="float" office:value="91" calcext:value-type="float">
            <text:p>91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office:value-type="float" office:value="12" calcext:value-type="float">
            <text:p>12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27:.J27])" office:value-type="float" office:value="15" calcext:value-type="float">
            <text:p>15</text:p>
          </table:table-cell>
          <table:table-cell table:style-name="ce45" office:value-type="float" office:value="190" calcext:value-type="float">
            <text:p>190</text:p>
          </table:table-cell>
          <table:table-cell table:style-name="ce57" office:value-type="float" office:value="17" calcext:value-type="float">
            <text:p>17</text:p>
          </table:table-cell>
          <table:table-cell table:style-name="ce11" table:number-columns-repeated="4"/>
          <table:table-cell table:style-name="ce45" table:formula="of:=SUM([.L27:.Q27])" office:value-type="float" office:value="207" calcext:value-type="float">
            <text:p>207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11" calcext:value-type="float">
            <text:p>11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B28:.J28])" office:value-type="float" office:value="13" calcext:value-type="float">
            <text:p>13</text:p>
          </table:table-cell>
          <table:table-cell table:style-name="ce8" office:value-type="float" office:value="136" calcext:value-type="float">
            <text:p>136</text:p>
          </table:table-cell>
          <table:table-cell table:style-name="ce56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8" table:formula="of:=SUM([.L28:.Q28])" office:value-type="float" office:value="141" calcext:value-type="float">
            <text:p>141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11" calcext:value-type="float">
            <text:p>11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23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29:.J29])" office:value-type="float" office:value="20" calcext:value-type="float">
            <text:p>20</text:p>
          </table:table-cell>
          <table:table-cell table:style-name="ce45" office:value-type="float" office:value="48" calcext:value-type="float">
            <text:p>48</text:p>
          </table:table-cell>
          <table:table-cell table:style-name="ce57" office:value-type="float" office:value="3" calcext:value-type="float">
            <text:p>3</text:p>
          </table:table-cell>
          <table:table-cell table:style-name="ce11" table:number-columns-repeated="4"/>
          <table:table-cell table:style-name="ce45" table:formula="of:=SUM([.L29:.Q29])" office:value-type="float" office:value="51" calcext:value-type="float">
            <text:p>51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9" calcext:value-type="float">
            <text:p>9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8"/>
          <table:table-cell table:style-name="ce8" table:formula="of:=SUM([.B30:.J30])" office:value-type="float" office:value="13" calcext:value-type="float">
            <text:p>13</text:p>
          </table:table-cell>
          <table:table-cell table:style-name="ce8" office:value-type="float" office:value="95" calcext:value-type="float">
            <text:p>95</text:p>
          </table:table-cell>
          <table:table-cell table:style-name="ce56" office:value-type="float" office:value="4" calcext:value-type="float">
            <text:p>4</text:p>
          </table:table-cell>
          <table:table-cell table:style-name="ce10" table:number-columns-repeated="4"/>
          <table:table-cell table:style-name="ce8" table:formula="of:=SUM([.L30:.Q30])" office:value-type="float" office:value="99" calcext:value-type="float">
            <text:p>99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31:.J31])" office:value-type="float" office:value="14" calcext:value-type="float">
            <text:p>14</text:p>
          </table:table-cell>
          <table:table-cell table:style-name="ce45" office:value-type="float" office:value="89" calcext:value-type="float">
            <text:p>89</text:p>
          </table:table-cell>
          <table:table-cell table:style-name="ce57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31:.Q31])" office:value-type="float" office:value="97" calcext:value-type="float">
            <text:p>97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8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1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46"/>
          <table:table-cell table:style-name="ce46" table:formula="of:=SUM([.B32:.J32])" office:value-type="float" office:value="12" calcext:value-type="float">
            <text:p>12</text:p>
          </table:table-cell>
          <table:table-cell table:style-name="ce46" office:value-type="float" office:value="92" calcext:value-type="float">
            <text:p>92</text:p>
          </table:table-cell>
          <table:table-cell table:style-name="ce5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46" table:formula="of:=SUM([.L32:.Q32])" office:value-type="float" office:value="102" calcext:value-type="float">
            <text:p>102</text:p>
          </table:table-cell>
          <table:table-cell table:style-name="ce52" table:number-columns-repeated="1006"/>
        </table:table-row>
        <table:table-row table:style-name="ro3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97"/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2 arg + get (bairro)" table:style-name="ta1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7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72"/>
          <table:covered-table-cell table:style-name="ce78"/>
          <table:table-cell table:style-name="ce78" table:number-columns-spanned="7" table:number-rows-spanned="1"/>
          <table:covered-table-cell table:number-columns-repeated="5" table:style-name="ce72"/>
          <table:covered-table-cell table:style-name="ce78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REPÚBLICA ARGENTINA</text:span></text:p>
            <text:p><text:span text:style-name="T2">+ AV. GETÚLIO VARGAS</text:span></text:p>
          </table:table-cell>
          <table:covered-table-cell table:number-columns-repeated="2" table:style-name="ce16"/>
          <table:table-cell table:style-name="ce21"/>
          <table:table-cell table:style-name="ce61" office:value-type="string" calcext:value-type="string" table:number-columns-spanned="7" table:number-rows-spanned="2">
            <text:p>Condições do clima e outras observações:                                                                                                                  <text:span text:style-name="T2">Nublado - 14 graus às 6:30 - Nublado 15 graus às 7:15 - Nublado 16 graus às 8:00 - Nublado 17 graus às 8:20</text:span></text:p>
          </table:table-cell>
          <table:covered-table-cell table:number-columns-repeated="5" table:style-name="ce63"/>
          <table:covered-table-cell table:style-name="ce64"/>
          <table:table-cell table:style-name="ce21"/>
          <table:table-cell table:style-name="ce61" table:number-columns-spanned="6" table:number-rows-spanned="2"/>
          <table:covered-table-cell table:number-columns-repeated="4" table:style-name="ce63"/>
          <table:covered-table-cell table:style-name="ce64"/>
          <table:table-cell table:number-columns-repeated="1006"/>
        </table:table-row>
        <table:table-row table:style-name="ro12">
          <table:table-cell table:style-name="ce3" office:value-type="string" calcext:value-type="string" table:number-columns-spanned="3" table:number-rows-spanned="1">
            <text:p>Curitiba, 3 de dez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62"/>
          <table:covered-table-cell table:style-name="ce61"/>
          <table:table-cell table:style-name="ce25"/>
          <table:covered-table-cell table:number-columns-repeated="5" table:style-name="ce62"/>
          <table:covered-table-cell table:style-name="ce61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BAIRRO</text:span></text:p>
          </table:table-cell>
          <table:covered-table-cell table:number-columns-repeated="4" table:style-name="ce18"/>
          <table:table-cell table:style-name="ce36"/>
          <table:table-cell table:style-name="ce75" office:value-type="string" calcext:value-type="string" table:number-columns-spanned="5" table:number-rows-spanned="1">
            <text:p>Pesquisador:<text:span text:style-name="T3"> Caic </text:span><text:span text:style-name="T4">(Cicloiguaçu)</text:span>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75" office:value-type="string" calcext:value-type="string" table:number-columns-spanned="5" table:number-rows-spanned="1">
            <text:p>Pesquisador: <text:span text:style-name="T3">Miranda </text:span><text:span text:style-name="T4">(Cicloiguaçu)</text:span>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98" office:value-type="string" calcext:value-type="string">
            <text:p>Período: <text:span text:style-name="T1">manhã</text:span></text:p>
          </table:table-cell>
          <table:table-cell table:style-name="ce19" office:value-type="string" calcext:value-type="string">
            <text:p>CANALETA</text:p>
          </table:table-cell>
          <table:table-cell table:style-name="ce19" table:number-columns-repeated="2"/>
          <table:table-cell table:style-name="ce99" office:value-type="string" calcext:value-type="string">
            <text:p>CONTRA-MÃO (VIA LENTA)</text:p>
          </table:table-cell>
          <table:table-cell table:style-name="ce19"/>
          <table:table-cell table:style-name="ce39"/>
          <table:table-cell table:style-name="ce19" office:value-type="string" calcext:value-type="string">
            <text:p>VIA LENTA</text:p>
          </table:table-cell>
          <table:table-cell table:style-name="ce19"/>
          <table:table-cell table:style-name="ce43"/>
          <table:table-cell table:style-name="ce7"/>
          <table:table-cell table:style-name="ce43" table:number-columns-repeated="2"/>
          <table:table-cell table:style-name="ce19" office:value-type="string" calcext:value-type="string">
            <text:p>ÔNIBUS</text:p>
          </table:table-cell>
          <table:table-cell table:style-name="ce100" office:value-type="string" calcext:value-type="string">
            <text:p>CAMINHÃO (2 EIXOS)</text:p>
          </table:table-cell>
          <table:table-cell table:style-name="ce101" office:value-type="string" calcext:value-type="string">
            <text:p>CAMINHÃO (+ 2 EIXOS)</text:p>
          </table:table-cell>
          <table:table-cell table:style-name="ce102" office:value-type="string" calcext:value-type="string">
            <text:p>OUTRO</text:p>
          </table:table-cell>
          <table:table-cell table:style-name="ce7"/>
          <table:table-cell table:number-columns-repeated="1006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96" office:value-type="string" calcext:value-type="string">
            <text:p>can_masc</text:p>
          </table:table-cell>
          <table:table-cell table:style-name="ce25" office:value-type="string" calcext:value-type="string">
            <text:p>can_fem</text:p>
          </table:table-cell>
          <table:table-cell table:style-name="ce25" office:value-type="string" calcext:value-type="string">
            <text:p>can_nid</text:p>
          </table:table-cell>
          <table:table-cell table:style-name="ce79" office:value-type="string" calcext:value-type="string">
            <text:p>cm_masc</text:p>
          </table:table-cell>
          <table:table-cell table:style-name="ce25" office:value-type="string" calcext:value-type="string">
            <text:p>cm_fem</text:p>
          </table:table-cell>
          <table:table-cell table:style-name="ce80" office:value-type="string" calcext:value-type="string">
            <text:p>cm_nid</text:p>
          </table:table-cell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style-name="ce58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9:.J9])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5" table:formula="of:=SUM([.L9:.Q9])" office:value-type="float" office:value="21" calcext:value-type="float">
            <text:p>2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0:.J10])" office:value-type="float" office:value="9" calcext:value-type="float">
            <text:p>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table:formula="of:=SUM([.L10:.Q10])" office:value-type="float" office:value="45" calcext:value-type="float">
            <text:p>45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1:.J11])" office:value-type="float" office:value="12" calcext:value-type="float">
            <text:p>12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5" table:formula="of:=SUM([.L11:.Q11])"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2:.J12])" office:value-type="float" office:value="5" calcext:value-type="float">
            <text:p>5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table:formula="of:=SUM([.L12:.Q12])" office:value-type="float" office:value="55" calcext:value-type="float">
            <text:p>55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3:.J13])" office:value-type="float" office:value="6" calcext:value-type="float">
            <text:p>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5" table:formula="of:=SUM([.L13:.Q13])" office:value-type="float" office:value="51" calcext:value-type="float">
            <text:p>5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4:.J14])" office:value-type="float" office:value="6" calcext:value-type="float">
            <text:p>6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table:formula="of:=SUM([.L14:.Q14])" office:value-type="float" office:value="79" calcext:value-type="float">
            <text:p>79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5:.J15])" office:value-type="float" office:value="6" calcext:value-type="float">
            <text:p>6</text:p>
          </table:table-cell>
          <table:table-cell table:style-name="ce45" office:value-type="float" office:value="70" calcext:value-type="float">
            <text:p>70</text:p>
          </table:table-cell>
          <table:table-cell table:style-name="ce45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5:.Q15])" office:value-type="float" office:value="74" calcext:value-type="float">
            <text:p>74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6:.J16])" office:value-type="float" office:value="6" calcext:value-type="float">
            <text:p>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table:formula="of:=SUM([.L16:.Q16])" office:value-type="float" office:value="66" calcext:value-type="float">
            <text:p>6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7:.J17])" office:value-type="float" office:value="6" calcext:value-type="float">
            <text:p>6</text:p>
          </table:table-cell>
          <table:table-cell table:style-name="ce45" office:value-type="float" office:value="77" calcext:value-type="float">
            <text:p>77</text:p>
          </table:table-cell>
          <table:table-cell table:style-name="ce45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7:.Q17])" office:value-type="float" office:value="85" calcext:value-type="float">
            <text:p>85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8:.J18])" office:value-type="float" office:value="3" calcext:value-type="float">
            <text:p>3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table:formula="of:=SUM([.L18:.Q18])" office:value-type="float" office:value="82" calcext:value-type="float">
            <text:p>82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9:.J19])" office:value-type="float" office:value="4" calcext:value-type="float">
            <text:p>4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5" table:formula="of:=SUM([.L19:.Q19])" office:value-type="float" office:value="98" calcext:value-type="float">
            <text:p>98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SUM([.B20:.J20])" office:value-type="float" office:value="7" calcext:value-type="float">
            <text:p>7</text:p>
          </table:table-cell>
          <table:table-cell table:style-name="ce46" office:value-type="float" office:value="96" calcext:value-type="float">
            <text:p>96</text:p>
          </table:table-cell>
          <table:table-cell table:style-name="ce46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6" table:formula="of:=SUM([.L20:.Q20])" office:value-type="float" office:value="105" calcext:value-type="float">
            <text:p>105</text:p>
          </table:table-cell>
          <table:table-cell table:style-name="ce52" table:number-columns-repeated="1006"/>
        </table:table-row>
        <table:table-row table:style-name="ro3">
          <table:table-cell table:style-name="ce70" office:value-type="string" calcext:value-type="string">
            <text:p>16:30–16:45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1:.J21])" office:value-type="float" office:value="11" calcext:value-type="float">
            <text:p>1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45" table:formula="of:=SUM([.L21:.Q21])" office:value-type="float" office:value="93" calcext:value-type="float">
            <text:p>93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22:.J22])" office:value-type="float" office:value="15" calcext:value-type="float">
            <text:p>1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0" calcext:value-type="float">
            <text:p>10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L22:.Q22])" office:value-type="float" office:value="108" calcext:value-type="float">
            <text:p>10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23:.J23])" office:value-type="float" office:value="11" calcext:value-type="float">
            <text:p>11</text:p>
          </table:table-cell>
          <table:table-cell table:style-name="ce45" office:value-type="float" office:value="93" calcext:value-type="float">
            <text:p>93</text:p>
          </table:table-cell>
          <table:table-cell table:style-name="ce45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23:.Q23])" office:value-type="float" office:value="107" calcext:value-type="float">
            <text:p>107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24:.J24])" office:value-type="float" office:value="23" calcext:value-type="float">
            <text:p>23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24:.Q24])" office:value-type="float" office:value="113" calcext:value-type="float">
            <text:p>113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33"/>
          <table:table-cell table:style-name="ce21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25:.J25])" office:value-type="float" office:value="33" calcext:value-type="float">
            <text:p>33</text:p>
          </table:table-cell>
          <table:table-cell table:style-name="ce45" office:value-type="float" office:value="101" calcext:value-type="float">
            <text:p>101</text:p>
          </table:table-cell>
          <table:table-cell table:style-name="ce45" office:value-type="float" office:value="8" calcext:value-type="float">
            <text:p>8</text:p>
          </table:table-cell>
          <table:table-cell table:style-name="ce11" table:number-columns-repeated="4"/>
          <table:table-cell table:style-name="ce45" table:formula="of:=SUM([.L25:.Q25])" office:value-type="float" office:value="109" calcext:value-type="float">
            <text:p>10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3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26:.J26])" office:value-type="float" office:value="27" calcext:value-type="float">
            <text:p>27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4"/>
          <table:table-cell table:style-name="ce8" table:formula="of:=SUM([.L26:.Q26])" office:value-type="float" office:value="98" calcext:value-type="float">
            <text:p>9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27:.J27])" office:value-type="float" office:value="26" calcext:value-type="float">
            <text:p>26</text:p>
          </table:table-cell>
          <table:table-cell table:style-name="ce45" office:value-type="float" office:value="87" calcext:value-type="float">
            <text:p>87</text:p>
          </table:table-cell>
          <table:table-cell table:style-name="ce45" office:value-type="float" office:value="12" calcext:value-type="float">
            <text:p>12</text:p>
          </table:table-cell>
          <table:table-cell table:style-name="ce11" table:number-columns-repeated="4"/>
          <table:table-cell table:style-name="ce45" table:formula="of:=SUM([.L27:.Q27])" office:value-type="float" office:value="99" calcext:value-type="float">
            <text:p>9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28:.J28])" office:value-type="float" office:value="36" calcext:value-type="float">
            <text:p>36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4" calcext:value-type="float">
            <text:p>14</text:p>
          </table:table-cell>
          <table:table-cell table:style-name="ce10" table:number-columns-repeated="4"/>
          <table:table-cell table:style-name="ce8" table:formula="of:=SUM([.L28:.Q28])" office:value-type="float" office:value="116" calcext:value-type="float">
            <text:p>116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4" calcext:value-type="float">
            <text:p>4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29:.J29])" office:value-type="float" office:value="31" calcext:value-type="float">
            <text:p>31</text:p>
          </table:table-cell>
          <table:table-cell table:style-name="ce45" office:value-type="float" office:value="95" calcext:value-type="float">
            <text:p>95</text:p>
          </table:table-cell>
          <table:table-cell table:style-name="ce45" office:value-type="float" office:value="5" calcext:value-type="float">
            <text:p>5</text:p>
          </table:table-cell>
          <table:table-cell table:style-name="ce11" table:number-columns-repeated="4"/>
          <table:table-cell table:style-name="ce45" table:formula="of:=SUM([.L29:.Q29])"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5" calcext:value-type="float">
            <text:p>5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30:.J30])" office:value-type="float" office:value="30" calcext:value-type="float">
            <text:p>3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30:.Q30])" office:value-type="float" office:value="96" calcext:value-type="float">
            <text:p>96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5"/>
          <table:table-cell table:style-name="ce45" table:formula="of:=SUM([.B31:.J31])" office:value-type="float" office:value="18" calcext:value-type="float">
            <text:p>18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2" calcext:value-type="float">
            <text:p>12</text:p>
          </table:table-cell>
          <table:table-cell table:style-name="ce11" table:number-columns-repeated="4"/>
          <table:table-cell table:style-name="ce45" table:formula="of:=SUM([.L31:.Q31])" office:value-type="float" office:value="96" calcext:value-type="float">
            <text:p>96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" calcext:value-type="float">
            <text:p>3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46"/>
          <table:table-cell table:style-name="ce46" table:formula="of:=SUM([.B32:.J32])" office:value-type="float" office:value="31" calcext:value-type="float">
            <text:p>31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7" calcext:value-type="float">
            <text:p>7</text:p>
          </table:table-cell>
          <table:table-cell table:style-name="ce13" table:number-columns-repeated="4"/>
          <table:table-cell table:style-name="ce46" table:formula="of:=SUM([.L32:.Q32])" office:value-type="float" office:value="91" calcext:value-type="float">
            <text:p>91</text:p>
          </table:table-cell>
          <table:table-cell table:style-name="ce52" table:number-columns-repeated="1006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97"/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2 set + ben (centro)" table:style-name="ta13">
        <office:forms form:automatic-focus="false" form:apply-design-mode="false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number-columns-repeated="240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43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43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4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7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72"/>
          <table:covered-table-cell table:style-name="ce78"/>
          <table:table-cell table:style-name="ce78" table:number-columns-spanned="7" table:number-rows-spanned="1"/>
          <table:covered-table-cell table:number-columns-repeated="5" table:style-name="ce72"/>
          <table:covered-table-cell table:style-name="ce78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SETE DE SETEMBRO</text:span></text:p>
            <text:p><text:span text:style-name="T2">+ R. BENTO VIANA</text:span></text:p>
          </table:table-cell>
          <table:covered-table-cell table:number-columns-repeated="2" table:style-name="ce16"/>
          <table:table-cell table:style-name="ce21"/>
          <table:table-cell table:style-name="ce103" office:value-type="string" calcext:value-type="string" table:number-columns-spanned="7" table:number-rows-spanned="2">
            <text:p>Condições do clima e outras observações:                                                                                                                                               <text:span text:style-name="T5">Nublado - 14º, às 6h 30min - às 8h - começou uma chuva miúda. Às 8h 10min ela acabou. Às 8h 32min voltou a chuva miúda. Às 8h 36min a chuva engrossou. Às 8h 40min a chuva diminuiu (fraquinha). Às 9h a chuva voltou (média) . Às 9h 03min ela foi fraca. Às 9h 04min ela parou.</text:span></text:p>
          </table:table-cell>
          <table:covered-table-cell table:number-columns-repeated="5" table:style-name="ce105"/>
          <table:covered-table-cell table:style-name="ce106"/>
          <table:table-cell table:style-name="ce21"/>
          <table:table-cell table:style-name="ce103" table:number-columns-spanned="6" table:number-rows-spanned="2"/>
          <table:covered-table-cell table:number-columns-repeated="4" table:style-name="ce105"/>
          <table:covered-table-cell table:style-name="ce106"/>
          <table:table-cell table:number-columns-repeated="1006"/>
        </table:table-row>
        <table:table-row table:style-name="ro13">
          <table:table-cell table:style-name="ce3" office:value-type="string" calcext:value-type="string" table:number-columns-spanned="3" table:number-rows-spanned="1">
            <text:p>Curitiba, 4 de dez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104"/>
          <table:covered-table-cell table:style-name="ce103"/>
          <table:table-cell table:style-name="ce25"/>
          <table:covered-table-cell table:number-columns-repeated="5" table:style-name="ce104"/>
          <table:covered-table-cell table:style-name="ce103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CENTRO</text:span></text:p>
          </table:table-cell>
          <table:covered-table-cell table:number-columns-repeated="4" table:style-name="ce18"/>
          <table:table-cell table:style-name="ce36"/>
          <table:table-cell table:style-name="ce75" office:value-type="string" calcext:value-type="string" table:number-columns-spanned="5" table:number-rows-spanned="1">
            <text:p>Pesquisador:<text:span text:style-name="T3"> Bárbara</text:span><text:span text:style-name="T4"> (Cicloiguaçu)</text:span>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/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number-columns-repeated="1020"/>
        </table:table-row>
        <table:table-row table:style-name="ro4">
          <table:table-cell table:style-name="ce98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IA CALMA</text:p>
          </table:table-cell>
          <table:table-cell table:style-name="ce20" table:number-columns-repeated="2"/>
          <table:table-cell table:style-name="ce32" office:value-type="string" calcext:value-type="string">
            <text:p>CONTRA-MÃO (VIA LENTA)</text:p>
          </table:table-cell>
          <table:table-cell table:style-name="ce20"/>
          <table:table-cell table:style-name="ce40"/>
          <table:table-cell table:style-name="ce20" office:value-type="string" calcext:value-type="string">
            <text:p>CANALETA</text:p>
          </table:table-cell>
          <table:table-cell table:style-name="ce20"/>
          <table:table-cell table:style-name="ce44"/>
          <table:table-cell table:style-name="ce7"/>
          <table:table-cell table:style-name="ce43" table:number-columns-repeated="2"/>
          <table:table-cell table:style-name="ce102" office:value-type="string" calcext:value-type="string">
            <text:p>ÔNIBUS</text:p>
          </table:table-cell>
          <table:table-cell table:style-name="ce101" office:value-type="string" calcext:value-type="string">
            <text:p>CAMINHÃO (2 EIXOS)</text:p>
          </table:table-cell>
          <table:table-cell table:style-name="ce100" office:value-type="string" calcext:value-type="string">
            <text:p>CAMINHÃO (+ 2 EIXOS)</text:p>
          </table:table-cell>
          <table:table-cell table:style-name="ce102" office:value-type="string" calcext:value-type="string">
            <text:p>OUTRO</text:p>
          </table:table-cell>
          <table:table-cell table:style-name="ce7"/>
          <table:table-cell table:number-columns-repeated="1006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style-name="ce79" office:value-type="string" calcext:value-type="string">
            <text:p>cm_masc</text:p>
          </table:table-cell>
          <table:table-cell table:style-name="ce25" office:value-type="string" calcext:value-type="string">
            <text:p>cm_fem</text:p>
          </table:table-cell>
          <table:table-cell table:style-name="ce80" office:value-type="string" calcext:value-type="string">
            <text:p>cm_nid</text:p>
          </table:table-cell>
          <table:table-cell table:style-name="ce96" office:value-type="string" calcext:value-type="string">
            <text:p>can_masc</text:p>
          </table:table-cell>
          <table:table-cell table:style-name="ce25" office:value-type="string" calcext:value-type="string">
            <text:p>can_fem</text:p>
          </table:table-cell>
          <table:table-cell table:style-name="ce25" office:value-type="string" calcext:value-type="string">
            <text:p>can_nid</text:p>
          </table:table-cell>
          <table:table-cell table:style-name="ce58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9:.J9])" office:value-type="float" office:value="13" calcext:value-type="float">
            <text:p>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45" table:formula="of:=SUM([.L9:.Q9])" office:value-type="float" office:value="30" calcext:value-type="float">
            <text:p>30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0:.J10])" office:value-type="float" office:value="9" calcext:value-type="float">
            <text:p>9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table:formula="of:=SUM([.L10:.Q10])" office:value-type="float" office:value="40" calcext:value-type="float">
            <text:p>40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1:.J11])" office:value-type="float" office:value="21" calcext:value-type="float">
            <text:p>21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5" table:formula="of:=SUM([.L11:.Q11])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B12:.J12])" office:value-type="float" office:value="18" calcext:value-type="float">
            <text:p>1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12:.Q12])" office:value-type="float" office:value="76" calcext:value-type="float">
            <text:p>7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3:.J13])" office:value-type="float" office:value="17" calcext:value-type="float">
            <text:p>17</text:p>
          </table:table-cell>
          <table:table-cell table:style-name="ce45" office:value-type="float" office:value="79" calcext:value-type="float">
            <text:p>79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5" table:formula="of:=SUM([.L13:.Q13])" office:value-type="float" office:value="88" calcext:value-type="float">
            <text:p>88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B14:.J14])" office:value-type="float" office:value="27" calcext:value-type="float">
            <text:p>27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14:.Q14])" office:value-type="float" office:value="85" calcext:value-type="float">
            <text:p>85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5:.J15])" office:value-type="float" office:value="24" calcext:value-type="float">
            <text:p>24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5" table:formula="of:=SUM([.L15:.Q15])" office:value-type="float" office:value="90" calcext:value-type="float">
            <text:p>90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6:.J16])" office:value-type="float" office:value="11" calcext:value-type="float">
            <text:p>1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table:formula="of:=SUM([.L16:.Q16])" office:value-type="float" office:value="84" calcext:value-type="float">
            <text:p>84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7:.J17])" office:value-type="float" office:value="10" calcext:value-type="float">
            <text:p>10</text:p>
          </table:table-cell>
          <table:table-cell table:style-name="ce45" office:value-type="float" office:value="89" calcext:value-type="float">
            <text:p>89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5" table:formula="of:=SUM([.L17:.Q17])" office:value-type="float" office:value="97" calcext:value-type="float">
            <text:p>9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18:.J18])" office:value-type="float" office:value="14" calcext:value-type="float">
            <text:p>14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table:formula="of:=SUM([.L18:.Q18])" office:value-type="float" office:value="88" calcext:value-type="float">
            <text:p>88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9:.J19])" office:value-type="float" office:value="10" calcext:value-type="float">
            <text:p>10</text:p>
          </table:table-cell>
          <table:table-cell table:style-name="ce45" office:value-type="float" office:value="112" calcext:value-type="float">
            <text:p>112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45" table:formula="of:=SUM([.L19:.Q19])" office:value-type="float" office:value="122" calcext:value-type="float">
            <text:p>122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SUM([.B20:.J20])" office:value-type="float" office:value="8" calcext:value-type="float">
            <text:p>8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6" table:formula="of:=SUM([.L20:.Q20])" office:value-type="float" office:value="97" calcext:value-type="float">
            <text:p>97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6:30–16:45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21:.J21])" office:value-type="float" office:value="12" calcext:value-type="float">
            <text:p>12</text:p>
          </table:table-cell>
          <table:table-cell table:style-name="ce45" office:value-type="float" office:value="75" calcext:value-type="float">
            <text:p>75</text:p>
          </table:table-cell>
          <table:table-cell table:style-name="ce69" office:value-type="float" office:value="13" calcext:value-type="float">
            <text:p>13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5" table:formula="of:=SUM([.L21:.Q21])" office:value-type="float" office:value="89" calcext:value-type="float">
            <text:p>8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22:.J22])" office:value-type="float" office:value="13" calcext:value-type="float">
            <text:p>13</text:p>
          </table:table-cell>
          <table:table-cell table:style-name="ce8" office:value-type="float" office:value="70" calcext:value-type="float">
            <text:p>70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8" table:formula="of:=SUM([.L22:.Q22])" office:value-type="float" office:value="74" calcext:value-type="float">
            <text:p>74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23:.J23])" office:value-type="float" office:value="10" calcext:value-type="float">
            <text:p>10</text:p>
          </table:table-cell>
          <table:table-cell table:style-name="ce45" office:value-type="float" office:value="76" calcext:value-type="float">
            <text:p>76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5" table:formula="of:=SUM([.L23:.Q23])" office:value-type="float" office:value="83" calcext:value-type="float">
            <text:p>83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24:.J24])" office:value-type="float" office:value="13" calcext:value-type="float">
            <text:p>13</text:p>
          </table:table-cell>
          <table:table-cell table:style-name="ce8" office:value-type="float" office:value="84" calcext:value-type="float">
            <text:p>84</text:p>
          </table:table-cell>
          <table:table-cell table:style-name="ce56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24:.Q24])" office:value-type="float" office:value="96" calcext:value-type="float">
            <text:p>96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25:.J25])" office:value-type="float" office:value="15" calcext:value-type="float">
            <text:p>15</text:p>
          </table:table-cell>
          <table:table-cell table:style-name="ce45" office:value-type="float" office:value="107" calcext:value-type="float">
            <text:p>107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45" table:formula="of:=SUM([.L25:.Q25])" office:value-type="float" office:value="117" calcext:value-type="float">
            <text:p>117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26:.J26])" office:value-type="float" office:value="22" calcext:value-type="float">
            <text:p>22</text:p>
          </table:table-cell>
          <table:table-cell table:style-name="ce8" office:value-type="float" office:value="80" calcext:value-type="float">
            <text:p>80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26:.Q26])" office:value-type="float" office:value="91" calcext:value-type="float">
            <text:p>91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27:.J27])" office:value-type="float" office:value="15" calcext:value-type="float">
            <text:p>15</text:p>
          </table:table-cell>
          <table:table-cell table:style-name="ce45" office:value-type="float" office:value="96" calcext:value-type="float">
            <text:p>96</text:p>
          </table:table-cell>
          <table:table-cell table:style-name="ce57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45" table:formula="of:=SUM([.L27:.Q27])" office:value-type="float" office:value="113" calcext:value-type="float">
            <text:p>113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28:.J28])" office:value-type="float" office:value="18" calcext:value-type="float">
            <text:p>18</text:p>
          </table:table-cell>
          <table:table-cell table:style-name="ce8" office:value-type="float" office:value="94" calcext:value-type="float">
            <text:p>94</text:p>
          </table:table-cell>
          <table:table-cell table:style-name="ce56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formula="of:=SUM([.L28:.Q28])" office:value-type="float" office:value="103" calcext:value-type="float">
            <text:p>103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29:.J29])" office:value-type="float" office:value="18" calcext:value-type="float">
            <text:p>18</text:p>
          </table:table-cell>
          <table:table-cell table:style-name="ce45" office:value-type="float" office:value="106" calcext:value-type="float">
            <text:p>106</text:p>
          </table:table-cell>
          <table:table-cell table:style-name="ce5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45" table:formula="of:=SUM([.L29:.Q29])" office:value-type="float" office:value="115" calcext:value-type="float">
            <text:p>115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30:.J30])" office:value-type="float" office:value="10" calcext:value-type="float">
            <text:p>10</text:p>
          </table:table-cell>
          <table:table-cell table:style-name="ce8" office:value-type="float" office:value="98" calcext:value-type="float">
            <text:p>98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30:.Q30])" office:value-type="float" office:value="106" calcext:value-type="float">
            <text:p>106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31:.J31])" office:value-type="float" office:value="12" calcext:value-type="float">
            <text:p>12</text:p>
          </table:table-cell>
          <table:table-cell table:style-name="ce45" office:value-type="float" office:value="101" calcext:value-type="float">
            <text:p>101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5" table:formula="of:=SUM([.L31:.Q31])" office:value-type="float" office:value="107" calcext:value-type="float">
            <text:p>107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SUM([.B32:.J32])" office:value-type="float" office:value="21" calcext:value-type="float">
            <text:p>21</text:p>
          </table:table-cell>
          <table:table-cell table:style-name="ce8" office:value-type="float" office:value="83" calcext:value-type="float">
            <text:p>83</text:p>
          </table:table-cell>
          <table:table-cell table:style-name="ce5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6" table:formula="of:=SUM([.L32:.Q32])" office:value-type="float" office:value="88" calcext:value-type="float">
            <text:p>88</text:p>
          </table:table-cell>
          <table:table-cell table:style-name="ce52"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2 set + ben (bairro)" table:style-name="ta14">
        <office:forms form:automatic-focus="false" form:apply-design-mode="false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number-columns-repeated="240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43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43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4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7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72"/>
          <table:covered-table-cell table:style-name="ce78"/>
          <table:table-cell table:style-name="ce78" table:number-columns-spanned="7" table:number-rows-spanned="1"/>
          <table:covered-table-cell table:number-columns-repeated="5" table:style-name="ce72"/>
          <table:covered-table-cell table:style-name="ce78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SETE DE SETEMBRO</text:span></text:p>
            <text:p><text:span text:style-name="T2">+ R. BENTO VIANA</text:span></text:p>
          </table:table-cell>
          <table:covered-table-cell table:number-columns-repeated="2" table:style-name="ce16"/>
          <table:table-cell table:style-name="ce21"/>
          <table:table-cell table:style-name="ce103" office:value-type="string" calcext:value-type="string" table:number-columns-spanned="7" table:number-rows-spanned="2">
            <text:p>Condições do clima e outras observações:                                                                                                                                               <text:span text:style-name="T5">Nublado - 14º, às 6h 30min - às 8h - começou uma chuva miúda. Às 8h 10min ela acabou. Às 8h 32min voltou a chuva miúda. Às 8h 36min a chuva engrossou. Às 8h 40min a chuva diminuiu (fraquinha). Às 9h a chuva voltou (média) . Às 9h 03min ela foi fraca. Às 9h 04min ela parou.</text:span></text:p>
          </table:table-cell>
          <table:covered-table-cell table:number-columns-repeated="5" table:style-name="ce105"/>
          <table:covered-table-cell table:style-name="ce106"/>
          <table:table-cell table:style-name="ce21"/>
          <table:table-cell table:style-name="ce103" table:number-columns-spanned="6" table:number-rows-spanned="2"/>
          <table:covered-table-cell table:number-columns-repeated="4" table:style-name="ce105"/>
          <table:covered-table-cell table:style-name="ce106"/>
          <table:table-cell table:number-columns-repeated="1006"/>
        </table:table-row>
        <table:table-row table:style-name="ro14">
          <table:table-cell table:style-name="ce3" office:value-type="string" calcext:value-type="string" table:number-columns-spanned="3" table:number-rows-spanned="1">
            <text:p>Curitiba, 4 de dez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104"/>
          <table:covered-table-cell table:style-name="ce103"/>
          <table:table-cell table:style-name="ce25"/>
          <table:covered-table-cell table:number-columns-repeated="5" table:style-name="ce104"/>
          <table:covered-table-cell table:style-name="ce103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BAIRRO</text:span></text:p>
          </table:table-cell>
          <table:covered-table-cell table:number-columns-repeated="4" table:style-name="ce18"/>
          <table:table-cell table:style-name="ce36"/>
          <table:table-cell table:style-name="ce75" office:value-type="string" calcext:value-type="string" table:number-columns-spanned="5" table:number-rows-spanned="1">
            <text:p>Pesquisador: <text:span text:style-name="T3">Tiago Barbosa</text:span><text:span text:style-name="T4"> (Cicloiguaçu)</text:span>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75" office:value-type="string" calcext:value-type="string" table:number-columns-spanned="5" table:number-rows-spanned="1">
            <text:p>Pesquisador: <text:span text:style-name="T3">Ivelize</text:span><text:span text:style-name="T4"> (IPPUC)</text:span>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/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VIA CALMA</text:p>
          </table:table-cell>
          <table:table-cell table:style-name="ce20" table:number-columns-repeated="2"/>
          <table:table-cell table:style-name="ce32" office:value-type="string" calcext:value-type="string">
            <text:p>CONTRA-MÃO (VIA LENTA)</text:p>
          </table:table-cell>
          <table:table-cell table:style-name="ce20"/>
          <table:table-cell table:style-name="ce40"/>
          <table:table-cell table:style-name="ce20" office:value-type="string" calcext:value-type="string">
            <text:p>CANALETA</text:p>
          </table:table-cell>
          <table:table-cell table:style-name="ce20"/>
          <table:table-cell table:style-name="ce44"/>
          <table:table-cell table:style-name="ce7"/>
          <table:table-cell table:style-name="ce44" table:number-columns-repeated="2"/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7"/>
          <table:table-cell table:number-columns-repeated="1006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style-name="ce79" office:value-type="string" calcext:value-type="string">
            <text:p>cm_masc</text:p>
          </table:table-cell>
          <table:table-cell table:style-name="ce25" office:value-type="string" calcext:value-type="string">
            <text:p>cm_fem</text:p>
          </table:table-cell>
          <table:table-cell table:style-name="ce80" office:value-type="string" calcext:value-type="string">
            <text:p>cm_nid</text:p>
          </table:table-cell>
          <table:table-cell table:style-name="ce96" office:value-type="string" calcext:value-type="string">
            <text:p>can_masc</text:p>
          </table:table-cell>
          <table:table-cell table:style-name="ce25" office:value-type="string" calcext:value-type="string">
            <text:p>can_fem</text:p>
          </table:table-cell>
          <table:table-cell table:style-name="ce25" office:value-type="string" calcext:value-type="string">
            <text:p>can_nid</text:p>
          </table:table-cell>
          <table:table-cell table:style-name="ce58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9:.J9])" office:value-type="float" office:value="14" calcext:value-type="float">
            <text:p>1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45" table:formula="of:=SUM([.L9:.Q9])" office:value-type="float" office:value="33" calcext:value-type="float">
            <text:p>33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0:.J10])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table:formula="of:=SUM([.L10:.Q10])" office:value-type="float" office:value="64" calcext:value-type="float">
            <text:p>64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1:.J11])" office:value-type="float" office:value="19" calcext:value-type="float">
            <text:p>19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5" table:formula="of:=SUM([.L11:.Q11])" office:value-type="float" office:value="57" calcext:value-type="float">
            <text:p>5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2:.J12])" office:value-type="float" office:value="11" calcext:value-type="float">
            <text:p>1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8" table:formula="of:=SUM([.L12:.Q12])" office:value-type="float" office:value="65" calcext:value-type="float">
            <text:p>65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3:.J13])" office:value-type="float" office:value="7" calcext:value-type="float">
            <text:p>7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3:.Q13])" office:value-type="float" office:value="70" calcext:value-type="float">
            <text:p>70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4:.J14])" office:value-type="float" office:value="17" calcext:value-type="float">
            <text:p>1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14:.Q14])" office:value-type="float" office:value="88" calcext:value-type="float">
            <text:p>88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5:.J15])" office:value-type="float" office:value="15" calcext:value-type="float">
            <text:p>15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5:.Q15])" office:value-type="float" office:value="97" calcext:value-type="float">
            <text:p>9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6:.J16])" office:value-type="float" office:value="10" calcext:value-type="float">
            <text:p>1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16:.Q16])" office:value-type="float" office:value="88" calcext:value-type="float">
            <text:p>88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7:.J17])" office:value-type="float" office:value="7" calcext:value-type="float">
            <text:p>7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45" table:formula="of:=SUM([.L17:.Q17])" office:value-type="float" office:value="95" calcext:value-type="float">
            <text:p>95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5" table:formula="of:=SUM([.B18:.J18])" office:value-type="float" office:value="3" calcext:value-type="float">
            <text:p>3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table:formula="of:=SUM([.L18:.Q18])" office:value-type="float" office:value="114" calcext:value-type="float">
            <text:p>114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19:.J19])" office:value-type="float" office:value="13" calcext:value-type="float">
            <text:p>13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19:.Q19])" office:value-type="float" office:value="87" calcext:value-type="float">
            <text:p>87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5" table:formula="of:=SUM([.B20:.J20])" office:value-type="float" office:value="5" calcext:value-type="float">
            <text:p>5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46" table:formula="of:=SUM([.L20:.Q20])" office:value-type="float" office:value="121" calcext:value-type="float">
            <text:p>121</text:p>
          </table:table-cell>
          <table:table-cell table:style-name="ce52" table:number-columns-repeated="1006"/>
        </table:table-row>
        <table:table-row table:style-name="ro3">
          <table:table-cell table:style-name="ce70" office:value-type="string" calcext:value-type="string">
            <text:p>16:30–16:4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21:.J21])" office:value-type="float" office:value="9" calcext:value-type="float">
            <text:p>9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5" table:formula="of:=SUM([.L21:.Q21])" office:value-type="float" office:value="138" calcext:value-type="float">
            <text:p>138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22:.J22])" office:value-type="float" office:value="20" calcext:value-type="float">
            <text:p>2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8" table:formula="of:=SUM([.L22:.Q22])" office:value-type="float" office:value="139" calcext:value-type="float">
            <text:p>139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23:.J23])" office:value-type="float" office:value="22" calcext:value-type="float">
            <text:p>22</text:p>
          </table:table-cell>
          <table:table-cell table:style-name="ce45" office:value-type="float" office:value="125" calcext:value-type="float">
            <text:p>125</text:p>
          </table:table-cell>
          <table:table-cell table:style-name="ce45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5" table:formula="of:=SUM([.L23:.Q23])" office:value-type="float" office:value="139" calcext:value-type="float">
            <text:p>13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24:.J24])" office:value-type="float" office:value="21" calcext:value-type="float">
            <text:p>21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24:.Q24])" office:value-type="float" office:value="131" calcext:value-type="float">
            <text:p>131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25:.J25])" office:value-type="float" office:value="21" calcext:value-type="float">
            <text:p>21</text:p>
          </table:table-cell>
          <table:table-cell table:style-name="ce45" office:value-type="float" office:value="134" calcext:value-type="float">
            <text:p>134</text:p>
          </table:table-cell>
          <table:table-cell table:style-name="ce45" office:value-type="float" office:value="20" calcext:value-type="float">
            <text:p>2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5" table:formula="of:=SUM([.L25:.Q25])" office:value-type="float" office:value="154" calcext:value-type="float">
            <text:p>154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26:.J26])" office:value-type="float" office:value="25" calcext:value-type="float">
            <text:p>25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26:.Q26])" office:value-type="float" office:value="138" calcext:value-type="float">
            <text:p>13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SUM([.B27:.J27])" office:value-type="float" office:value="26" calcext:value-type="float">
            <text:p>26</text:p>
          </table:table-cell>
          <table:table-cell table:style-name="ce45" office:value-type="float" office:value="122" calcext:value-type="float">
            <text:p>122</text:p>
          </table:table-cell>
          <table:table-cell table:style-name="ce45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5" table:formula="of:=SUM([.L27:.Q27])" office:value-type="float" office:value="135" calcext:value-type="float">
            <text:p>135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([.B28:.J28])" office:value-type="float" office:value="35" calcext:value-type="float">
            <text:p>35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8" table:formula="of:=SUM([.L28:.Q28])" office:value-type="float" office:value="131" calcext:value-type="float">
            <text:p>131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29:.J29])" office:value-type="float" office:value="28" calcext:value-type="float">
            <text:p>28</text:p>
          </table:table-cell>
          <table:table-cell table:style-name="ce45" office:value-type="float" office:value="112" calcext:value-type="float">
            <text:p>112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5" table:formula="of:=SUM([.L29:.Q29])" office:value-type="float" office:value="120" calcext:value-type="float">
            <text:p>120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([.B30:.J30])" office:value-type="float" office:value="10" calcext:value-type="float">
            <text:p>1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8" table:formula="of:=SUM([.L30:.Q30])" office:value-type="float" office:value="112" calcext:value-type="float">
            <text:p>112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table:formula="of:=SUM([.B31:.J31])" office:value-type="float" office:value="12" calcext:value-type="float">
            <text:p>12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45" table:formula="of:=SUM([.L31:.Q31])" office:value-type="float" office:value="118" calcext:value-type="float">
            <text:p>118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formula="of:=SUM([.B32:.J32])" office:value-type="float" office:value="20" calcext:value-type="float">
            <text:p>20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6" table:formula="of:=SUM([.L32:.Q32])" office:value-type="float" office:value="114" calcext:value-type="float">
            <text:p>114</text:p>
          </table:table-cell>
          <table:table-cell table:style-name="ce52"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2 arg + bet (centro)" table:style-name="ta15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7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72"/>
          <table:covered-table-cell table:style-name="ce78"/>
          <table:table-cell table:style-name="ce78" table:number-columns-spanned="7" table:number-rows-spanned="1"/>
          <table:covered-table-cell table:number-columns-repeated="5" table:style-name="ce72"/>
          <table:covered-table-cell table:style-name="ce78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REPÚBLICA ARGENTINA</text:span></text:p>
            <text:p><text:span text:style-name="T2">+ R. JOÃO BETTEGA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 <text:span text:style-name="T2">Sol, Nublado, Chuvisco</text:span></text:p>
          </table:table-cell>
          <table:covered-table-cell table:number-columns-repeated="5" table:style-name="ce35"/>
          <table:covered-table-cell table:style-name="ce48"/>
          <table:table-cell table:style-name="ce21"/>
          <table:table-cell table:style-name="ce29" table:number-columns-spanned="6" table:number-rows-spanned="2"/>
          <table:covered-table-cell table:number-columns-repeated="4" table:style-name="ce35"/>
          <table:covered-table-cell table:style-name="ce48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4 de dez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25"/>
          <table:covered-table-cell table:number-columns-repeated="5" table:style-name="ce30"/>
          <table:covered-table-cell table:style-name="ce29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CENTRO</text:span></text:p>
          </table:table-cell>
          <table:covered-table-cell table:number-columns-repeated="4"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Henrique Jakobi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a: Eliane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CANALETA</text:p>
          </table:table-cell>
          <table:table-cell table:style-name="ce20" table:number-columns-repeated="2"/>
          <table:table-cell table:style-name="ce32" office:value-type="string" calcext:value-type="string">
            <text:p>CONTRA-MÃO (VIA LENTA)</text:p>
          </table:table-cell>
          <table:table-cell table:style-name="ce20"/>
          <table:table-cell table:style-name="ce40"/>
          <table:table-cell table:style-name="ce20" office:value-type="string" calcext:value-type="string">
            <text:p>VIA LENTA</text:p>
          </table:table-cell>
          <table:table-cell table:style-name="ce20"/>
          <table:table-cell table:style-name="ce44"/>
          <table:table-cell table:style-name="ce7"/>
          <table:table-cell table:style-name="ce44" table:number-columns-repeated="2"/>
          <table:table-cell table:style-name="ce54" office:value-type="string" calcext:value-type="string">
            <text:p>ÔNIBUS</text:p>
          </table:table-cell>
          <table:table-cell table:style-name="ce55" office:value-type="string" calcext:value-type="string">
            <text:p>CAMINHÃO (2 EIXOS)</text:p>
          </table:table-cell>
          <table:table-cell table:style-name="ce6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7"/>
          <table:table-cell table:number-columns-repeated="1006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96" office:value-type="string" calcext:value-type="string">
            <text:p>can_masc</text:p>
          </table:table-cell>
          <table:table-cell table:style-name="ce25" office:value-type="string" calcext:value-type="string">
            <text:p>can_fem</text:p>
          </table:table-cell>
          <table:table-cell table:style-name="ce25" office:value-type="string" calcext:value-type="string">
            <text:p>can_nid</text:p>
          </table:table-cell>
          <table:table-cell table:style-name="ce79" office:value-type="string" calcext:value-type="string">
            <text:p>cm_masc</text:p>
          </table:table-cell>
          <table:table-cell table:style-name="ce25" office:value-type="string" calcext:value-type="string">
            <text:p>cm_fem</text:p>
          </table:table-cell>
          <table:table-cell table:style-name="ce80" office:value-type="string" calcext:value-type="string">
            <text:p>cm_nid</text:p>
          </table:table-cell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style-name="ce58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9:.J9])" office:value-type="float" office:value="15" calcext:value-type="float">
            <text:p>1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number-columns-repeated="4"/>
          <table:table-cell table:style-name="ce45" table:formula="of:=SUM([.L9:.Q9])" office:value-type="float" office:value="69" calcext:value-type="float">
            <text:p>69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10:.J10])" office:value-type="float" office:value="18" calcext:value-type="float">
            <text:p>18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L10:.Q10])" office:value-type="float" office:value="97" calcext:value-type="float">
            <text:p>97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11:.J11])" office:value-type="float" office:value="29" calcext:value-type="float">
            <text:p>29</text:p>
          </table:table-cell>
          <table:table-cell table:style-name="ce45" office:value-type="float" office:value="238" calcext:value-type="float">
            <text:p>238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1:.Q11])" office:value-type="float" office:value="247" calcext:value-type="float">
            <text:p>247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number-columns-repeated="2"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12:.J12])" office:value-type="float" office:value="31" calcext:value-type="float">
            <text:p>31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12:.Q12])" office:value-type="float" office:value="237" calcext:value-type="float">
            <text:p>237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33"/>
          <table:table-cell table:style-name="ce21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3:.J13])" office:value-type="float" office:value="28" calcext:value-type="float">
            <text:p>28</text:p>
          </table:table-cell>
          <table:table-cell table:style-name="ce45" office:value-type="float" office:value="225" calcext:value-type="float">
            <text:p>225</text:p>
          </table:table-cell>
          <table:table-cell table:style-name="ce45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13:.Q13])" office:value-type="float" office:value="241" calcext:value-type="float">
            <text:p>24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4:.J14])" office:value-type="float" office:value="41" calcext:value-type="float">
            <text:p>41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8" calcext:value-type="float">
            <text:p>8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8" table:formula="of:=SUM([.L14:.Q14])" office:value-type="float" office:value="223" calcext:value-type="float">
            <text:p>223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15:.J15])" office:value-type="float" office:value="23" calcext:value-type="float">
            <text:p>23</text:p>
          </table:table-cell>
          <table:table-cell table:style-name="ce45" office:value-type="float" office:value="324" calcext:value-type="float">
            <text:p>324</text:p>
          </table:table-cell>
          <table:table-cell table:style-name="ce45" office:value-type="float" office:value="16" calcext:value-type="float">
            <text:p>16</text:p>
          </table:table-cell>
          <table:table-cell table:style-name="ce11" table:number-columns-repeated="4"/>
          <table:table-cell table:style-name="ce45" table:formula="of:=SUM([.L15:.Q15])" office:value-type="float" office:value="340" calcext:value-type="float">
            <text:p>340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16:.J16])" office:value-type="float" office:value="19" calcext:value-type="float">
            <text:p>19</text:p>
          </table:table-cell>
          <table:table-cell table:style-name="ce8" office:value-type="float" office:value="246" calcext:value-type="float">
            <text:p>246</text:p>
          </table:table-cell>
          <table:table-cell table:style-name="ce8" office:value-type="float" office:value="11" calcext:value-type="float">
            <text:p>11</text:p>
          </table:table-cell>
          <table:table-cell table:style-name="ce10"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8" table:formula="of:=SUM([.L16:.Q16])" office:value-type="float" office:value="261" calcext:value-type="float">
            <text:p>261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17:.J17])" office:value-type="float" office:value="13" calcext:value-type="float">
            <text:p>13</text:p>
          </table:table-cell>
          <table:table-cell table:style-name="ce45" office:value-type="float" office:value="161" calcext:value-type="float">
            <text:p>161</text:p>
          </table:table-cell>
          <table:table-cell table:style-name="ce45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17:.Q17])" office:value-type="float" office:value="178" calcext:value-type="float">
            <text:p>178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8"/>
          <table:table-cell table:style-name="ce8" table:formula="of:=SUM([.B18:.J18])" office:value-type="float" office:value="13" calcext:value-type="float">
            <text:p>13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8" table:formula="of:=SUM([.L18:.Q18])" office:value-type="float" office:value="215" calcext:value-type="float">
            <text:p>215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19:.J19])" office:value-type="float" office:value="9" calcext:value-type="float">
            <text:p>9</text:p>
          </table:table-cell>
          <table:table-cell table:style-name="ce45" office:value-type="float" office:value="224" calcext:value-type="float">
            <text:p>224</text:p>
          </table:table-cell>
          <table:table-cell table:style-name="ce45" office:value-type="float" office:value="9" calcext:value-type="float">
            <text:p>9</text:p>
          </table:table-cell>
          <table:table-cell table:style-name="ce11" table:number-columns-repeated="4"/>
          <table:table-cell table:style-name="ce45" table:formula="of:=SUM([.L19:.Q19])" office:value-type="float" office:value="233" calcext:value-type="float">
            <text:p>233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table:number-columns-repeated="2"/>
          <table:table-cell table:style-name="ce46"/>
          <table:table-cell table:style-name="ce46" table:formula="of:=SUM([.B20:.J20])" office:value-type="float" office:value="16" calcext:value-type="float">
            <text:p>16</text:p>
          </table:table-cell>
          <table:table-cell table:style-name="ce46" office:value-type="float" office:value="185" calcext:value-type="float">
            <text:p>185</text:p>
          </table:table-cell>
          <table:table-cell table:style-name="ce46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table:number-columns-repeated="2"/>
          <table:table-cell table:style-name="ce46" table:formula="of:=SUM([.L20:.Q20])" office:value-type="float" office:value="194" calcext:value-type="float">
            <text:p>194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6:30–16:45</text:p>
          </table:table-cell>
          <table:table-cell table:style-name="ce21" office:value-type="float" office:value="14" calcext:value-type="float">
            <text:p>14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21:.J21])" office:value-type="float" office:value="14" calcext:value-type="float">
            <text:p>14</text:p>
          </table:table-cell>
          <table:table-cell table:style-name="ce7" office:value-type="float" office:value="117" calcext:value-type="float">
            <text:p>117</text:p>
          </table:table-cell>
          <table:table-cell table:style-name="ce69" office:value-type="float" office:value="13" calcext:value-type="float">
            <text:p>1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45" table:formula="of:=SUM([.L21:.Q21])" office:value-type="float" office:value="132" calcext:value-type="float">
            <text:p>132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22:.J22])" office:value-type="float" office:value="7" calcext:value-type="float">
            <text:p>7</text:p>
          </table:table-cell>
          <table:table-cell table:style-name="ce8" office:value-type="float" office:value="150" calcext:value-type="float">
            <text:p>150</text:p>
          </table:table-cell>
          <table:table-cell table:style-name="ce56" office:value-type="float" office:value="9" calcext:value-type="float">
            <text:p>9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22:.Q22])" office:value-type="float" office:value="160" calcext:value-type="float">
            <text:p>160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3:.J23])" office:value-type="float" office:value="13" calcext:value-type="float">
            <text:p>13</text:p>
          </table:table-cell>
          <table:table-cell table:style-name="ce45" office:value-type="float" office:value="134" calcext:value-type="float">
            <text:p>134</text:p>
          </table:table-cell>
          <table:table-cell table:style-name="ce5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23:.Q23])" office:value-type="float" office:value="146" calcext:value-type="float">
            <text:p>146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24:.J24])" office:value-type="float" office:value="15" calcext:value-type="float">
            <text:p>15</text:p>
          </table:table-cell>
          <table:table-cell table:style-name="ce8" office:value-type="float" office:value="164" calcext:value-type="float">
            <text:p>164</text:p>
          </table:table-cell>
          <table:table-cell table:style-name="ce56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8" table:formula="of:=SUM([.L24:.Q24])" office:value-type="float" office:value="178" calcext:value-type="float">
            <text:p>17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22" calcext:value-type="float">
            <text:p>22</text:p>
          </table:table-cell>
          <table:table-cell table:style-name="ce21" table:number-columns-repeated="2"/>
          <table:table-cell table:style-name="ce33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25:.J25])" office:value-type="float" office:value="26" calcext:value-type="float">
            <text:p>26</text:p>
          </table:table-cell>
          <table:table-cell table:style-name="ce45" office:value-type="float" office:value="156" calcext:value-type="float">
            <text:p>156</text:p>
          </table:table-cell>
          <table:table-cell table:style-name="ce57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45" table:formula="of:=SUM([.L25:.Q25])" office:value-type="float" office:value="173" calcext:value-type="float">
            <text:p>173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table:number-columns-repeated="2"/>
          <table:table-cell table:style-name="ce34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26:.J26])" office:value-type="float" office:value="19" calcext:value-type="float">
            <text:p>19</text:p>
          </table:table-cell>
          <table:table-cell table:style-name="ce8" office:value-type="float" office:value="173" calcext:value-type="float">
            <text:p>173</text:p>
          </table:table-cell>
          <table:table-cell table:style-name="ce56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L26:.Q26])" office:value-type="float" office:value="189" calcext:value-type="float">
            <text:p>189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3" office:value-type="float" office:value="17" calcext:value-type="float">
            <text:p>17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7:.J27])" office:value-type="float" office:value="19" calcext:value-type="float">
            <text:p>19</text:p>
          </table:table-cell>
          <table:table-cell table:style-name="ce45" office:value-type="float" office:value="188" calcext:value-type="float">
            <text:p>188</text:p>
          </table:table-cell>
          <table:table-cell table:style-name="ce57" office:value-type="float" office:value="17" calcext:value-type="float">
            <text:p>17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45" table:formula="of:=SUM([.L27:.Q27])" office:value-type="float" office:value="209" calcext:value-type="float">
            <text:p>20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28:.J28])" office:value-type="float" office:value="22" calcext:value-type="float">
            <text:p>22</text:p>
          </table:table-cell>
          <table:table-cell table:style-name="ce8" office:value-type="float" office:value="190" calcext:value-type="float">
            <text:p>190</text:p>
          </table:table-cell>
          <table:table-cell table:style-name="ce56" office:value-type="float" office:value="17" calcext:value-type="float">
            <text:p>17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L28:.Q28])" office:value-type="float" office:value="209" calcext:value-type="float">
            <text:p>209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29:.J29])" office:value-type="float" office:value="23" calcext:value-type="float">
            <text:p>23</text:p>
          </table:table-cell>
          <table:table-cell table:style-name="ce45" office:value-type="float" office:value="171" calcext:value-type="float">
            <text:p>171</text:p>
          </table:table-cell>
          <table:table-cell table:style-name="ce57" office:value-type="float" office:value="22" calcext:value-type="float">
            <text:p>2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29:.Q29])" office:value-type="float" office:value="194" calcext:value-type="float">
            <text:p>194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30:.J30])" office:value-type="float" office:value="13" calcext:value-type="float">
            <text:p>13</text:p>
          </table:table-cell>
          <table:table-cell table:style-name="ce8" office:value-type="float" office:value="167" calcext:value-type="float">
            <text:p>167</text:p>
          </table:table-cell>
          <table:table-cell table:style-name="ce56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L30:.Q30])" office:value-type="float" office:value="188" calcext:value-type="float">
            <text:p>18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31:.J31])" office:value-type="float" office:value="11" calcext:value-type="float">
            <text:p>11</text:p>
          </table:table-cell>
          <table:table-cell table:style-name="ce45" office:value-type="float" office:value="115" calcext:value-type="float">
            <text:p>115</text:p>
          </table:table-cell>
          <table:table-cell table:style-name="ce57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31:.Q31])" office:value-type="float" office:value="127" calcext:value-type="float">
            <text:p>127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6"/>
          <table:table-cell table:style-name="ce46" table:formula="of:=SUM([.B32:.J32])" office:value-type="float" office:value="17" calcext:value-type="float">
            <text:p>17</text:p>
          </table:table-cell>
          <table:table-cell table:style-name="ce46" office:value-type="float" office:value="126" calcext:value-type="float">
            <text:p>126</text:p>
          </table:table-cell>
          <table:table-cell table:style-name="ce53" office:value-type="float" office:value="9" calcext:value-type="float">
            <text:p>9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46" table:formula="of:=SUM([.L32:.Q32])" office:value-type="float" office:value="136" calcext:value-type="float">
            <text:p>136</text:p>
          </table:table-cell>
          <table:table-cell table:style-name="ce52"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2 arg + bet (bairro)" table:style-name="ta16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71" office:value-type="string" calcext:value-type="string" table:number-columns-spanned="11" table:number-rows-spanned="1">
            <text:p>CONTAGEM VOLUMÉTRICA CLASSIFICADA — BICICLETA</text:p>
          </table:table-cell>
          <table:covered-table-cell table:number-columns-repeated="9" table:style-name="ce72"/>
          <table:covered-table-cell table:style-name="ce78"/>
          <table:table-cell table:style-name="ce78" table:number-columns-spanned="7" table:number-rows-spanned="1"/>
          <table:covered-table-cell table:number-columns-repeated="5" table:style-name="ce72"/>
          <table:covered-table-cell table:style-name="ce78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<text:span text:style-name="T1">AV. REPÚBLICA ARGENTINA</text:span></text:p>
            <text:p><text:span text:style-name="T2">+ R. JOÃO BETTEGA</text:span></text:p>
          </table:table-cell>
          <table:covered-table-cell table:number-columns-repeated="2" table:style-name="ce16"/>
          <table:table-cell table:style-name="ce21"/>
          <table:table-cell table:style-name="ce29" office:value-type="string" calcext:value-type="string" table:number-columns-spanned="7" table:number-rows-spanned="2">
            <text:p>Condições do clima e outras observações:</text:p>
          </table:table-cell>
          <table:covered-table-cell table:number-columns-repeated="5" table:style-name="ce35"/>
          <table:covered-table-cell table:style-name="ce48"/>
          <table:table-cell table:style-name="ce21"/>
          <table:table-cell table:style-name="ce29" table:number-columns-spanned="6" table:number-rows-spanned="2"/>
          <table:covered-table-cell table:number-columns-repeated="4" table:style-name="ce35"/>
          <table:covered-table-cell table:style-name="ce48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3" table:number-rows-spanned="1">
            <text:p>Curitiba, 4 de dezembro de 2019</text:p>
          </table:table-cell>
          <table:covered-table-cell table:number-columns-repeated="2" table:style-name="ce17"/>
          <table:table-cell table:style-name="ce25"/>
          <table:covered-table-cell table:number-columns-repeated="6" table:style-name="ce30"/>
          <table:covered-table-cell table:style-name="ce29"/>
          <table:table-cell table:style-name="ce25"/>
          <table:covered-table-cell table:number-columns-repeated="5" table:style-name="ce30"/>
          <table:covered-table-cell table:style-name="ce29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37" table:number-columns-repeated="5"/>
          <table:table-cell table:style-name="ce4" table:number-columns-repeated="2"/>
          <table:table-cell table:style-name="ce37" table:number-columns-repeated="5"/>
          <table:table-cell table:number-columns-repeated="1006"/>
        </table:table-row>
        <table:table-row table:style-name="ro3">
          <table:table-cell table:style-name="ce5" office:value-type="string" calcext:value-type="string" table:number-columns-spanned="5" table:number-rows-spanned="1">
            <text:p>Sentido: <text:span text:style-name="T1">BAIRRO</text:span></text:p>
          </table:table-cell>
          <table:covered-table-cell table:number-columns-repeated="4"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: Bruno Machado</text:p>
          </table:table-cell>
          <table:covered-table-cell table:number-columns-repeated="3" table:style-name="ce42"/>
          <table:covered-table-cell table:style-name="ce49"/>
          <table:table-cell table:style-name="ce18"/>
          <table:table-cell table:style-name="ce36"/>
          <table:table-cell table:style-name="ce38" office:value-type="string" calcext:value-type="string" table:number-columns-spanned="5" table:number-rows-spanned="1">
            <text:p>Pesquisadora: Isabela Cabreira</text:p>
          </table:table-cell>
          <table:covered-table-cell table:number-columns-repeated="3" table:style-name="ce42"/>
          <table:covered-table-cell table:style-name="ce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Período: <text:span text:style-name="T1">manhã</text:span></text:p>
          </table:table-cell>
          <table:table-cell table:style-name="ce20" office:value-type="string" calcext:value-type="string">
            <text:p>CANALETA</text:p>
          </table:table-cell>
          <table:table-cell table:style-name="ce20" table:number-columns-repeated="2"/>
          <table:table-cell table:style-name="ce32" office:value-type="string" calcext:value-type="string">
            <text:p>CONTRA-MÃO (VIA LENTA)</text:p>
          </table:table-cell>
          <table:table-cell table:style-name="ce20"/>
          <table:table-cell table:style-name="ce40"/>
          <table:table-cell table:style-name="ce20" office:value-type="string" calcext:value-type="string">
            <text:p>VIA LENTA</text:p>
          </table:table-cell>
          <table:table-cell table:style-name="ce20"/>
          <table:table-cell table:style-name="ce44"/>
          <table:table-cell table:style-name="ce7"/>
          <table:table-cell table:style-name="ce44" table:number-columns-repeated="2"/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7"/>
          <table:table-cell table:number-columns-repeated="1006"/>
        </table:table-row>
        <table:table-row table:style-name="ro5">
          <table:table-cell table:style-name="ce6" office:value-type="string" calcext:value-type="string">
            <text:p>Período: <text:span text:style-name="T1">manhã</text:span></text:p>
          </table:table-cell>
          <table:table-cell table:style-name="ce96" office:value-type="string" calcext:value-type="string">
            <text:p>can_masc</text:p>
          </table:table-cell>
          <table:table-cell table:style-name="ce25" office:value-type="string" calcext:value-type="string">
            <text:p>can_fem</text:p>
          </table:table-cell>
          <table:table-cell table:style-name="ce25" office:value-type="string" calcext:value-type="string">
            <text:p>can_nid</text:p>
          </table:table-cell>
          <table:table-cell table:style-name="ce79" office:value-type="string" calcext:value-type="string">
            <text:p>cm_masc</text:p>
          </table:table-cell>
          <table:table-cell table:style-name="ce25" office:value-type="string" calcext:value-type="string">
            <text:p>cm_fem</text:p>
          </table:table-cell>
          <table:table-cell table:style-name="ce80" office:value-type="string" calcext:value-type="string">
            <text:p>cm_nid</text:p>
          </table:table-cell>
          <table:table-cell table:style-name="ce25" office:value-type="string" calcext:value-type="string">
            <text:p>vc_masc</text:p>
          </table:table-cell>
          <table:table-cell table:style-name="ce25" office:value-type="string" calcext:value-type="string">
            <text:p>vc_fem</text:p>
          </table:table-cell>
          <table:table-cell table:style-name="ce58" office:value-type="string" calcext:value-type="string">
            <text:p>vc_nid</text:p>
          </table:table-cell>
          <table:table-cell table:style-name="ce58" office:value-type="string" calcext:value-type="string">
            <text:p>BICI</text:p>
          </table:table-cell>
          <table:table-cell table:style-name="ce44" office:value-type="string" calcext:value-type="string">
            <text:p>AUTO</text:p>
          </table:table-cell>
          <table:table-cell table:style-name="ce51" office:value-type="string" calcext:value-type="string">
            <text:p>MOTO</text:p>
          </table:table-cell>
          <table:table-cell table:style-name="ce20" office:value-type="string" calcext:value-type="string">
            <text:p>ÔNIBUS</text:p>
          </table:table-cell>
          <table:table-cell table:style-name="ce6" office:value-type="string" calcext:value-type="string">
            <text:p>CAMINHÃO (2 EIXOS)</text:p>
          </table:table-cell>
          <table:table-cell table:style-name="ce55" office:value-type="string" calcext:value-type="string">
            <text:p>CAMINHÃO (+ 2 EIXOS)</text:p>
          </table:table-cell>
          <table:table-cell table:style-name="ce54" office:value-type="string" calcext:value-type="string">
            <text:p>OUTRO</text:p>
          </table:table-cell>
          <table:table-cell table:style-name="ce58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6:30–6:45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33"/>
          <table:table-cell table:style-name="ce21"/>
          <table:table-cell table:style-name="ce26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9:.J9])" office:value-type="float" office:value="7" calcext:value-type="float">
            <text:p>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45" table:formula="of:=SUM([.L9:.Q9])" office:value-type="float" office:value="38" calcext:value-type="float">
            <text:p>38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6:45–7:0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table:number-columns-repeated="2"/>
          <table:table-cell table:style-name="ce8"/>
          <table:table-cell table:style-name="ce8" table:formula="of:=SUM([.B10:.J10])" office:value-type="float" office:value="6" calcext:value-type="float">
            <text:p>6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L10:.Q10])" office:value-type="float" office:value="43" calcext:value-type="float">
            <text:p>43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00–7:1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11:.J11])" office:value-type="float" office:value="16" calcext:value-type="float">
            <text:p>16</text:p>
          </table:table-cell>
          <table:table-cell table:style-name="ce45" office:value-type="float" office:value="93" calcext:value-type="float">
            <text:p>93</text:p>
          </table:table-cell>
          <table:table-cell table:style-name="ce45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45" table:formula="of:=SUM([.L11:.Q11])" office:value-type="float" office:value="101" calcext:value-type="float">
            <text:p>101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15–7:3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12:.J12])" office:value-type="float" office:value="9" calcext:value-type="float">
            <text:p>9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8" table:formula="of:=SUM([.L12:.Q12])" office:value-type="float" office:value="86" calcext:value-type="float">
            <text:p>86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7:30–7:45</text:p>
          </table:table-cell>
          <table:table-cell table:style-name="ce23" office:value-type="float" office:value="9" calcext:value-type="float">
            <text:p>9</text:p>
          </table:table-cell>
          <table:table-cell table:style-name="ce21" table:number-columns-repeated="2"/>
          <table:table-cell table:style-name="ce33" office:value-type="float" office:value="2" calcext:value-type="float">
            <text:p>2</text:p>
          </table:table-cell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13:.J13])" office:value-type="float" office:value="13" calcext:value-type="float">
            <text:p>13</text:p>
          </table:table-cell>
          <table:table-cell table:style-name="ce45" office:value-type="float" office:value="89" calcext:value-type="float">
            <text:p>89</text:p>
          </table:table-cell>
          <table:table-cell table:style-name="ce45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45" table:formula="of:=SUM([.L13:.Q13])" office:value-type="float" office:value="98" calcext:value-type="float">
            <text:p>98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7:45–8:0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34"/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8"/>
          <table:table-cell table:style-name="ce8" table:formula="of:=SUM([.B14:.J14])" office:value-type="float" office:value="3" calcext:value-type="float">
            <text:p>3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14:.Q14])" office:value-type="float" office:value="89" calcext:value-type="float">
            <text:p>89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00–8:15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45"/>
          <table:table-cell table:style-name="ce45" table:formula="of:=SUM([.B15:.J15])" office:value-type="float" office:value="7" calcext:value-type="float">
            <text:p>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45" table:formula="of:=SUM([.L15:.Q15])" office:value-type="float" office:value="78" calcext:value-type="float">
            <text:p>78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15–8:3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number-columns-repeated="2"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2"/>
          <table:table-cell table:style-name="ce8"/>
          <table:table-cell table:style-name="ce8" table:formula="of:=SUM([.B16:.J16])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16:.Q16])" office:value-type="float" office:value="69" calcext:value-type="float">
            <text:p>69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8:30–8:45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45"/>
          <table:table-cell table:style-name="ce45" table:formula="of:=SUM([.B17:.J17])" office:value-type="float" office:value="7" calcext:value-type="float">
            <text:p>7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17:.Q17])" office:value-type="float" office:value="80" calcext:value-type="float">
            <text:p>80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8:45–9:00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8"/>
          <table:table-cell table:style-name="ce8" table:formula="of:=SUM([.B18:.J18])" office:value-type="float" office:value="5" calcext:value-type="float">
            <text:p>5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8" table:formula="of:=SUM([.L18:.Q18])" office:value-type="float" office:value="80" calcext:value-type="float">
            <text:p>80</text:p>
          </table:table-cell>
          <table:table-cell table:style-name="ce52" table:number-columns-repeated="1006"/>
        </table:table-row>
        <table:table-row table:style-name="ro3">
          <table:table-cell table:style-name="ce11" office:value-type="string" calcext:value-type="string">
            <text:p>9:00–9:15</text:p>
          </table:table-cell>
          <table:table-cell table:style-name="ce23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45"/>
          <table:table-cell table:style-name="ce45" table:formula="of:=SUM([.B19:.J19])" office:value-type="float" office:value="4" calcext:value-type="float">
            <text:p>4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19:.Q19])" office:value-type="float" office:value="89" calcext:value-type="float">
            <text:p>89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9:15–9: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table:number-columns-repeated="2"/>
          <table:table-cell table:style-name="ce46"/>
          <table:table-cell table:style-name="ce46" table:formula="of:=SUM([.B20:.J20])" office:value-type="float" office:value="3" calcext:value-type="float">
            <text:p>3</text:p>
          </table:table-cell>
          <table:table-cell table:style-name="ce46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46" table:formula="of:=SUM([.L20:.Q20])" office:value-type="float" office:value="104" calcext:value-type="float">
            <text:p>104</text:p>
          </table:table-cell>
          <table:table-cell table:style-name="ce52" table:number-columns-repeated="1006"/>
        </table:table-row>
        <table:table-row table:style-name="ro3">
          <table:table-cell table:style-name="ce70" office:value-type="string" calcext:value-type="string">
            <text:p>16:30–16:45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5"/>
          <table:table-cell table:style-name="ce45" table:formula="of:=SUM([.B21:.J21])" office:value-type="float" office:value="11" calcext:value-type="float">
            <text:p>1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5" table:formula="of:=SUM([.L21:.Q21])" office:value-type="float" office:value="110" calcext:value-type="float">
            <text:p>110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6:45–17: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number-columns-repeated="2"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22:.J22])" office:value-type="float" office:value="14" calcext:value-type="float">
            <text:p>14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3" calcext:value-type="float">
            <text:p>13</text:p>
          </table:table-cell>
          <table:table-cell table:style-name="ce10" table:number-columns-repeated="4"/>
          <table:table-cell table:style-name="ce8" table:formula="of:=SUM([.L22:.Q22])" office:value-type="float" office:value="140" calcext:value-type="float">
            <text:p>140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00–17: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45"/>
          <table:table-cell table:style-name="ce45" table:formula="of:=SUM([.B23:.J23])" office:value-type="float" office:value="26" calcext:value-type="float">
            <text:p>26</text:p>
          </table:table-cell>
          <table:table-cell table:style-name="ce45" office:value-type="float" office:value="97" calcext:value-type="float">
            <text:p>97</text:p>
          </table:table-cell>
          <table:table-cell table:style-name="ce45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45" table:formula="of:=SUM([.L23:.Q23])" office:value-type="float" office:value="119" calcext:value-type="float">
            <text:p>119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15–17:30</text:p>
          </table:table-cell>
          <table:table-cell table:style-name="ce22" office:value-type="float" office:value="19" calcext:value-type="float">
            <text:p>19</text:p>
          </table:table-cell>
          <table:table-cell table:style-name="ce22" table:number-columns-repeated="2"/>
          <table:table-cell table:style-name="ce34"/>
          <table:table-cell table:style-name="ce22"/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8"/>
          <table:table-cell table:style-name="ce8" table:formula="of:=SUM([.B24:.J24])" office:value-type="float" office:value="21" calcext:value-type="float">
            <text:p>2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24:.Q24])" office:value-type="float" office:value="128" calcext:value-type="float">
            <text:p>128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7:30–17:45</text:p>
          </table:table-cell>
          <table:table-cell table:style-name="ce2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33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/>
          <table:table-cell table:style-name="ce45"/>
          <table:table-cell table:style-name="ce45" table:formula="of:=SUM([.B25:.J25])" office:value-type="float" office:value="35" calcext:value-type="float">
            <text:p>35</text:p>
          </table:table-cell>
          <table:table-cell table:style-name="ce45" office:value-type="float" office:value="117" calcext:value-type="float">
            <text:p>117</text:p>
          </table:table-cell>
          <table:table-cell table:style-name="ce45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25:.Q25])" office:value-type="float" office:value="133" calcext:value-type="float">
            <text:p>133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7:45–18:0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34"/>
          <table:table-cell table:style-name="ce22"/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26:.J26])" office:value-type="float" office:value="38" calcext:value-type="float">
            <text:p>38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8" table:formula="of:=SUM([.L26:.Q26])" office:value-type="float" office:value="117" calcext:value-type="float">
            <text:p>117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00–18:15</text:p>
          </table:table-cell>
          <table:table-cell table:style-name="ce21"/>
          <table:table-cell table:style-name="ce23" office:value-type="float" office:value="4" calcext:value-type="float">
            <text:p>4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3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45"/>
          <table:table-cell table:style-name="ce45" table:formula="of:=SUM([.B27:.J27])" office:value-type="float" office:value="10" calcext:value-type="float">
            <text:p>10</text:p>
          </table:table-cell>
          <table:table-cell table:style-name="ce45" office:value-type="float" office:value="96" calcext:value-type="float">
            <text:p>96</text:p>
          </table:table-cell>
          <table:table-cell table:style-name="ce45" office:value-type="float" office:value="11" calcext:value-type="float">
            <text:p>11</text:p>
          </table:table-cell>
          <table:table-cell table:style-name="ce11" table:number-columns-repeated="4"/>
          <table:table-cell table:style-name="ce45" table:formula="of:=SUM([.L27:.Q27])" office:value-type="float" office:value="107" calcext:value-type="float">
            <text:p>107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15–18:3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8"/>
          <table:table-cell table:style-name="ce8" table:formula="of:=SUM([.B28:.J28])" office:value-type="float" office:value="31" calcext:value-type="float">
            <text:p>31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8" table:formula="of:=SUM([.L28:.Q28])" office:value-type="float" office:value="130" calcext:value-type="float">
            <text:p>130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8:30–18:4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5" calcext:value-type="float">
            <text:p>5</text:p>
          </table:table-cell>
          <table:table-cell table:style-name="ce2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 office:value-type="float" office:value="2" calcext:value-type="float">
            <text:p>2</text:p>
          </table:table-cell>
          <table:table-cell table:style-name="ce21"/>
          <table:table-cell table:style-name="ce45"/>
          <table:table-cell table:style-name="ce45" table:formula="of:=SUM([.B29:.J29])" office:value-type="float" office:value="31" calcext:value-type="float">
            <text:p>31</text:p>
          </table:table-cell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45" table:formula="of:=SUM([.L29:.Q29])" office:value-type="float" office:value="128" calcext:value-type="float">
            <text:p>128</text:p>
          </table:table-cell>
          <table:table-cell table:number-columns-repeated="1006"/>
        </table:table-row>
        <table:table-row table:style-name="ro3">
          <table:table-cell table:style-name="ce67" office:value-type="string" calcext:value-type="string">
            <text:p>18:45–19:0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4" calcext:value-type="float">
            <text:p>4</text:p>
          </table:table-cell>
          <table:table-cell table:style-name="ce27"/>
          <table:table-cell table:style-name="ce22" table:number-columns-repeated="2"/>
          <table:table-cell table:style-name="ce27"/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8"/>
          <table:table-cell table:style-name="ce8" table:formula="of:=SUM([.B30:.J30])" office:value-type="float" office:value="29" calcext:value-type="float">
            <text:p>29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8" table:formula="of:=SUM([.L30:.Q30])" office:value-type="float" office:value="92" calcext:value-type="float">
            <text:p>92</text:p>
          </table:table-cell>
          <table:table-cell table:style-name="ce52" table:number-columns-repeated="1006"/>
        </table:table-row>
        <table:table-row table:style-name="ro3">
          <table:table-cell table:style-name="ce66" office:value-type="string" calcext:value-type="string">
            <text:p>19:00–19: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21" table:number-columns-repeated="2"/>
          <table:table-cell table:style-name="ce26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45"/>
          <table:table-cell table:style-name="ce45" table:formula="of:=SUM([.B31:.J31])" office:value-type="float" office:value="21" calcext:value-type="float">
            <text:p>21</text:p>
          </table:table-cell>
          <table:table-cell table:style-name="ce45" office:value-type="float" office:value="93" calcext:value-type="float">
            <text:p>93</text:p>
          </table:table-cell>
          <table:table-cell table:style-name="ce45" office:value-type="float" office:value="12" calcext:value-type="float">
            <text:p>12</text:p>
          </table:table-cell>
          <table:table-cell table:style-name="ce11" table:number-columns-repeated="4"/>
          <table:table-cell table:style-name="ce45" table:formula="of:=SUM([.L31:.Q31])" office:value-type="float" office:value="105" calcext:value-type="float">
            <text:p>105</text:p>
          </table:table-cell>
          <table:table-cell table:number-columns-repeated="1006"/>
        </table:table-row>
        <table:table-row table:style-name="ro3">
          <table:table-cell table:style-name="ce68" office:value-type="string" calcext:value-type="string">
            <text:p>19:15–19: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8"/>
          <table:table-cell table:style-name="ce24" table:number-columns-repeated="2"/>
          <table:table-cell table:style-name="ce41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6"/>
          <table:table-cell table:style-name="ce46" table:formula="of:=SUM([.B32:.J32])" office:value-type="float" office:value="14" calcext:value-type="float">
            <text:p>14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46" table:formula="of:=SUM([.L32:.Q32])" office:value-type="float" office:value="107" calcext:value-type="float">
            <text:p>107</text:p>
          </table:table-cell>
          <table:table-cell table:style-name="ce52"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6.11_20_set_20__2b__20_lam_20__28_bairro_29_" style:display-name="PageStyle_26.11 set + lam (bair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.11_20_set_20__2b__20_lam_20__28_centro_29_" style:display-name="PageStyle_25.11 set + lam (cent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11_20_set_20__2b__20_lam_20__28_centro_29_" style:display-name="PageStyle_26.11 set + lam (cent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.11_20_set_20__2b__20_lam_20__28_bairro_29_" style:display-name="PageStyle_25.11 set + lam (bair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8.11_20_mal_20__2b__20_sil_20__28_centro_29_" style:display-name="PageStyle_28.11 mal + sil (cent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7.11_20_set_20__2b__20_ben_20__28_bairro_29_" style:display-name="PageStyle_27.11 set + ben (bair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7.11_20_set_20__2b__20_ben_20__28_centro_29_" style:display-name="PageStyle_27.11 set + ben (cent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8.11_20_mal_20__2b__20_sil_20__28_bairro_29_" style:display-name="PageStyle_28.11 mal + sil (bair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2_20_arg_20__2b__20_get_20__28_centro_29_" style:display-name="PageStyle_3.12 arg + get (cent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2_20_aff_20__2b__20_sch_20__28_centro_29_" style:display-name="PageStyle_2.12 aff + sch (cent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2_20_aff_20__2b__20_sch_20__28_bairro_29_" style:display-name="PageStyle_2.12 aff + sch (bair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2_20_arg_20__2b__20_get_20__28_bairro_29_" style:display-name="PageStyle_3.12 arg + get (bair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2_20_arg_20__2b__20_bet_20__28_centro_29_" style:display-name="PageStyle_4.12 arg + bet (cent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2_20_set_20__2b__20_ben_20__28_bairro_29_" style:display-name="PageStyle_4.12 set + ben (bair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2_20_arg_20__2b__20_bet_20__28_bairro_29_" style:display-name="PageStyle_4.12 arg + bet (bairr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2_20_set_20__2b__20_ben_20__28_centro_29_" style:display-name="PageStyle_4.12 set + ben (centro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 do Microsoft Office</meta:initial-creator>
    <meta:creation-date>2019-12-06T13:31:50</meta:creation-date>
    <dc:date>2020-01-27T21:22:27.973296946</dc:date>
    <meta:generator>LibreOffice/6.0.7.3$Linux_X86_64 LibreOffice_project/00m0$Build-3</meta:generator>
    <meta:editing-duration>PT57S</meta:editing-duration>
    <meta:editing-cycles>1</meta:editing-cycles>
    <meta:document-statistic meta:table-count="16" meta:cell-count="541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